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Ｐ明朝" svg:font-family="ＭＳ Ｐ明朝" style:font-family-generic="roman" style:font-pitch="variable" svg:panose-1="2 2 6 0 4 2 5 8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Mangal" svg:font-family="Mangal" style:font-family-generic="roman" style:font-pitch="variable" svg:panose-1="2 4 5 3 5 2 3 3 2 2"/>
    <style:font-face style:name="ＭＳ 明朝" svg:font-family="ＭＳ 明朝" style:font-family-generic="roman" style:font-pitch="fixed" svg:panose-1="2 2 6 9 4 2 5 8 3 4"/>
    <style:font-face style:name="OpenSymbol" svg:font-family="OpenSymbol" style:font-family-generic="system"/>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Meiryo UI" svg:font-family="Meiryo UI" style:font-family-generic="modern" style:font-pitch="variable" svg:panose-1="2 11 6 4 3 5 4 4 2 4"/>
    <style:font-face style:name="Yu Gothic UI" svg:font-family="Yu Gothic UI" style:font-family-generic="swiss"/>
    <style:font-face style:name="ＭＳ ゴシック" svg:font-family="ＭＳ ゴシック" style:font-family-generic="modern" style:font-pitch="fixed" svg:panose-1="2 11 6 9 7 2 5 8 2 4"/>
  </office:font-face-decls>
  <office:automatic-styles>
    <text:list-style style:name="LFO9">
      <text:list-level-style-bullet text:level="1" text:style-name="WW_CharLFO9LVL1" text:bullet-char="">
        <style:list-level-properties/>
        <style:text-properties style:font-name="StarSymbol"/>
      </text:list-level-style-bullet>
      <text:list-level-style-bullet text:level="2" text:style-name="WW_CharLFO9LVL2" text:bullet-char="">
        <style:list-level-properties/>
        <style:text-properties style:font-name="StarSymbol"/>
      </text:list-level-style-bullet>
      <text:list-level-style-bullet text:level="3" text:style-name="WW_CharLFO9LVL3" text:bullet-char="">
        <style:list-level-properties/>
        <style:text-properties style:font-name="StarSymbol"/>
      </text:list-level-style-bullet>
      <text:list-level-style-bullet text:level="4" text:style-name="WW_CharLFO9LVL4" text:bullet-char="">
        <style:list-level-properties/>
        <style:text-properties style:font-name="StarSymbol"/>
      </text:list-level-style-bullet>
      <text:list-level-style-bullet text:level="5" text:style-name="WW_CharLFO9LVL5" text:bullet-char="">
        <style:list-level-properties/>
        <style:text-properties style:font-name="StarSymbol"/>
      </text:list-level-style-bullet>
      <text:list-level-style-bullet text:level="6" text:style-name="WW_CharLFO9LVL6" text:bullet-char="">
        <style:list-level-properties/>
        <style:text-properties style:font-name="StarSymbol"/>
      </text:list-level-style-bullet>
      <text:list-level-style-bullet text:level="7" text:style-name="WW_CharLFO9LVL7" text:bullet-char="">
        <style:list-level-properties/>
        <style:text-properties style:font-name="StarSymbol"/>
      </text:list-level-style-bullet>
      <text:list-level-style-bullet text:level="8" text:style-name="WW_CharLFO9LVL8" text:bullet-char="">
        <style:list-level-properties/>
        <style:text-properties style:font-name="StarSymbol"/>
      </text:list-level-style-bullet>
      <text:list-level-style-bullet text:level="9" text:style-name="WW_CharLFO9LVL9" text:bullet-char="">
        <style:list-level-properties/>
        <style:text-properties style:font-name="StarSymbol"/>
      </text:list-level-style-bullet>
    </text:list-style>
    <style:style style:name="P1" style:parent-style-name="Standard" style:master-page-name="MP0" style:family="paragraph">
      <style:paragraph-properties fo:widows="2" fo:orphans="2" fo:break-before="page" fo:text-align="end" fo:margin-top="0.5in"/>
    </style:style>
    <style:style style:name="T5" style:parent-style-name="段落フォント" style:family="text">
      <style:text-properties style:font-name="Arial" style:font-name-complex="Arial" fo:font-weight="bold" style:font-weight-asian="bold" fo:font-size="18pt" style:font-size-asian="18pt"/>
    </style:style>
    <style:style style:name="T6" style:parent-style-name="段落フォント" style:family="text">
      <style:text-properties style:font-name="Arial" style:font-name-complex="Arial" fo:font-weight="bold" style:font-weight-asian="bold" fo:font-size="18pt" style:font-size-asian="18pt"/>
    </style:style>
    <style:style style:name="T7" style:parent-style-name="段落フォント" style:family="text">
      <style:text-properties style:font-name="Arial" style:font-name-complex="Arial" fo:font-size="18pt" style:font-size-asian="18pt"/>
    </style:style>
    <style:style style:name="T8" style:parent-style-name="段落フォント" style:family="text">
      <style:text-properties style:font-name="Arial" style:font-name-complex="Arial" fo:font-size="18pt" style:font-size-asian="18pt"/>
    </style:style>
    <style:style style:name="T9" style:parent-style-name="段落フォント" style:family="text">
      <style:text-properties style:font-name="Arial" style:font-name-complex="Arial" fo:font-size="18pt" style:font-size-asian="18pt"/>
    </style:style>
    <style:style style:name="T10" style:parent-style-name="段落フォント" style:family="text">
      <style:text-properties style:font-name="Arial" style:font-name-complex="Arial" fo:font-size="18pt" style:font-size-asian="18pt"/>
    </style:style>
    <style:style style:name="P11" style:parent-style-name="Standard" style:family="paragraph">
      <style:paragraph-properties fo:widows="2" fo:orphans="2" fo:text-align="start"/>
      <style:text-properties style:font-name="Arial" style:font-name-complex="Arial" fo:font-size="9pt" style:font-size-asian="9pt"/>
    </style:style>
    <style:style style:name="P12" style:parent-style-name="Standard" style:family="paragraph">
      <style:paragraph-properties fo:widows="2" fo:orphans="2" fo:break-before="page" fo:text-align="center" fo:margin-bottom="0.125in"/>
    </style:style>
    <style:style style:name="T13" style:parent-style-name="段落フォント" style:family="text">
      <style:text-properties style:font-name="Arial" style:font-name-complex="Arial" fo:font-weight="bold" style:font-weight-asian="bold" fo:color="#1F4E79" fo:font-size="11pt" style:font-size-asian="11pt"/>
    </style:style>
    <style:style style:name="T14" style:parent-style-name="段落フォント" style:family="text">
      <style:text-properties style:font-name="Arial" style:font-name-complex="Arial" fo:font-weight="bold" style:font-weight-asian="bold" fo:color="#1F4E79" fo:font-size="11pt" style:font-size-asian="11pt"/>
    </style:style>
    <style:style style:name="P15" style:parent-style-name="標準" style:family="paragraph">
      <style:paragraph-properties fo:text-align="start"/>
    </style:style>
    <style:style style:name="T16" style:parent-style-name="段落フォント" style:family="text">
      <style:text-properties style:font-name="Meiryo UI"/>
    </style:style>
    <style:style style:name="T17" style:parent-style-name="段落フォント" style:family="text">
      <style:text-properties style:font-name="Arial" style:font-name-complex="Arial" fo:font-weight="bold" style:font-weight-asian="bold" fo:color="#1F4E79" fo:font-size="11pt" style:font-size-asian="11pt"/>
    </style:style>
    <style:style style:name="P18" style:parent-style-name="標準" style:family="paragraph">
      <style:paragraph-properties fo:text-align="start"/>
    </style:style>
    <style:style style:name="T19" style:parent-style-name="段落フォント" style:family="text">
      <style:text-properties style:font-name="Yu Gothic UI" fo:font-style="italic" style:font-style-asian="italic"/>
    </style:style>
    <style:style style:name="T20" style:parent-style-name="段落フォント" style:family="text">
      <style:text-properties style:font-name="Yu Gothic UI" fo:font-style="italic" style:font-style-asian="italic"/>
    </style:style>
    <style:style style:name="T21" style:parent-style-name="段落フォント" style:family="text">
      <style:text-properties style:font-name="Yu Gothic UI" fo:font-style="italic" style:font-style-asian="italic"/>
    </style:style>
    <style:style style:name="T22" style:parent-style-name="段落フォント" style:family="text">
      <style:text-properties style:font-name="Yu Gothic UI" fo:font-size="10pt" style:font-size-asian="10pt"/>
    </style:style>
    <style:style style:name="P23" style:parent-style-name="Contents1" style:family="paragraph">
      <style:paragraph-properties>
        <style:tab-stops>
          <style:tab-stop style:type="right" style:leader-style="dotted" style:leader-text="." style:position="5.9055in"/>
        </style:tab-stops>
      </style:paragraph-properties>
    </style:style>
    <style:style style:name="P24" style:parent-style-name="Contents1" style:family="paragraph">
      <style:paragraph-properties>
        <style:tab-stops>
          <style:tab-stop style:type="right" style:leader-style="dotted" style:leader-text="." style:position="5.9055in"/>
        </style:tab-stops>
      </style:paragraph-properties>
    </style:style>
    <style:style style:name="P25" style:parent-style-name="Contents1" style:family="paragraph">
      <style:paragraph-properties>
        <style:tab-stops>
          <style:tab-stop style:type="right" style:leader-style="dotted" style:leader-text="." style:position="5.9055in"/>
        </style:tab-stops>
      </style:paragraph-properties>
    </style:style>
    <style:style style:name="P26" style:parent-style-name="Contents2" style:family="paragraph">
      <style:paragraph-properties>
        <style:tab-stops>
          <style:tab-stop style:type="right" style:leader-style="dotted" style:leader-text="." style:position="5.9055in"/>
        </style:tab-stops>
      </style:paragraph-properties>
    </style:style>
    <style:style style:name="P27" style:parent-style-name="Contents2" style:family="paragraph">
      <style:paragraph-properties>
        <style:tab-stops>
          <style:tab-stop style:type="right" style:leader-style="dotted" style:leader-text="." style:position="5.9055in"/>
        </style:tab-stops>
      </style:paragraph-properties>
    </style:style>
    <style:style style:name="P28" style:parent-style-name="Contents2" style:family="paragraph">
      <style:paragraph-properties>
        <style:tab-stops>
          <style:tab-stop style:type="right" style:leader-style="dotted" style:leader-text="." style:position="5.9055in"/>
        </style:tab-stops>
      </style:paragraph-properties>
    </style:style>
    <style:style style:name="P29" style:parent-style-name="Contents2" style:family="paragraph">
      <style:paragraph-properties>
        <style:tab-stops>
          <style:tab-stop style:type="right" style:leader-style="dotted" style:leader-text="." style:position="5.9055in"/>
        </style:tab-stops>
      </style:paragraph-properties>
    </style:style>
    <style:style style:name="P30" style:parent-style-name="Contents2" style:family="paragraph">
      <style:paragraph-properties>
        <style:tab-stops>
          <style:tab-stop style:type="right" style:leader-style="dotted" style:leader-text="." style:position="5.9055in"/>
        </style:tab-stops>
      </style:paragraph-properties>
    </style:style>
    <style:style style:name="P31" style:parent-style-name="Contents2" style:family="paragraph">
      <style:paragraph-properties>
        <style:tab-stops>
          <style:tab-stop style:type="right" style:leader-style="dotted" style:leader-text="." style:position="5.9055in"/>
        </style:tab-stops>
      </style:paragraph-properties>
    </style:style>
    <style:style style:name="P32" style:parent-style-name="Standard" style:family="paragraph">
      <style:paragraph-properties fo:widows="2" fo:orphans="2" fo:text-align="start"/>
    </style:style>
    <style:style style:name="P33" style:parent-style-name="見出し1" style:family="paragraph">
      <style:paragraph-properties fo:break-before="page"/>
    </style:style>
    <style:style style:name="P34" style:parent-style-name="Standard" style:family="paragraph">
      <style:paragraph-properties fo:margin-top="0.125in"/>
    </style:style>
    <style:style style:name="T35" style:parent-style-name="段落フォント" style:family="text">
      <style:text-properties style:font-name="Arial" style:font-name-complex="Arial" fo:font-size="9pt" style:font-size-asian="9pt"/>
    </style:style>
    <style:style style:name="T36" style:parent-style-name="段落フォント" style:family="text">
      <style:text-properties style:font-name="Arial" style:font-name-complex="Arial" fo:font-size="9pt" style:font-size-asian="9pt"/>
    </style:style>
    <style:style style:name="T37" style:parent-style-name="段落フォント" style:family="text">
      <style:text-properties style:font-name="Arial" style:font-name-complex="Arial" fo:font-size="9pt" style:font-size-asian="9pt"/>
    </style:style>
    <style:style style:name="T38" style:parent-style-name="段落フォント" style:family="text">
      <style:text-properties style:font-name="Arial" style:font-name-complex="Arial" fo:font-size="9pt" style:font-size-asian="9pt"/>
    </style:style>
    <style:style style:name="T39" style:parent-style-name="段落フォント" style:family="text">
      <style:text-properties style:font-name="Arial" style:font-name-complex="Arial" fo:font-size="9pt" style:font-size-asian="9pt"/>
    </style:style>
    <style:style style:name="T40" style:parent-style-name="段落フォント" style:family="text">
      <style:text-properties style:font-name="Arial" style:font-name-complex="Arial" fo:font-size="9pt" style:font-size-asian="9pt"/>
    </style:style>
    <style:style style:name="T41" style:parent-style-name="段落フォント" style:family="text">
      <style:text-properties style:font-name="Arial" style:font-name-complex="Arial" fo:font-size="9pt" style:font-size-asian="9pt"/>
    </style:style>
    <style:style style:name="T42" style:parent-style-name="段落フォント" style:family="text">
      <style:text-properties style:font-name="Arial" style:font-name-complex="Arial" fo:font-size="9pt" style:font-size-asian="9pt"/>
    </style:style>
    <style:style style:name="T43" style:parent-style-name="段落フォント" style:family="text">
      <style:text-properties style:font-name="Arial" style:font-name-complex="Arial" fo:font-size="9pt" style:font-size-asian="9pt"/>
    </style:style>
    <style:style style:name="T44" style:parent-style-name="段落フォント" style:family="text">
      <style:text-properties style:font-name="Arial" style:font-name-complex="Arial" fo:font-size="9pt" style:font-size-asian="9pt"/>
    </style:style>
    <style:style style:name="T45" style:parent-style-name="段落フォント" style:family="text">
      <style:text-properties style:font-name="Arial" style:font-name-complex="Arial" fo:font-size="9pt" style:font-size-asian="9pt"/>
    </style:style>
    <style:style style:name="T46" style:parent-style-name="段落フォント" style:family="text">
      <style:text-properties style:font-name="Arial" style:font-name-complex="Arial" fo:font-size="9pt" style:font-size-asian="9pt"/>
    </style:style>
    <style:style style:name="T47" style:parent-style-name="段落フォント" style:family="text">
      <style:text-properties style:font-name="Arial" style:font-name-complex="Arial" fo:font-size="9pt" style:font-size-asian="9pt"/>
    </style:style>
    <style:style style:name="T48" style:parent-style-name="段落フォント" style:family="text">
      <style:text-properties style:font-name="Arial" style:font-name-complex="Arial" fo:font-size="9pt" style:font-size-asian="9pt"/>
    </style:style>
    <style:style style:name="T49" style:parent-style-name="段落フォント" style:family="text">
      <style:text-properties style:font-name="Arial" style:font-name-complex="Arial" fo:font-size="9pt" style:font-size-asian="9pt"/>
    </style:style>
    <style:style style:name="T50" style:parent-style-name="段落フォント" style:family="text">
      <style:text-properties style:font-name="Arial" style:font-name-complex="Arial" fo:font-size="9pt" style:font-size-asian="9pt"/>
    </style:style>
    <style:style style:name="T51" style:parent-style-name="段落フォント" style:family="text">
      <style:text-properties style:font-name="Arial" style:font-name-complex="Arial" fo:font-size="9pt" style:font-size-asian="9pt"/>
    </style:style>
    <style:style style:name="T52" style:parent-style-name="段落フォント" style:family="text">
      <style:text-properties style:font-name="Arial" style:font-name-complex="Arial" fo:font-size="9pt" style:font-size-asian="9pt"/>
    </style:style>
    <style:style style:name="T53" style:parent-style-name="段落フォント" style:family="text">
      <style:text-properties style:font-name="Arial" style:font-name-complex="Arial" fo:font-size="9pt" style:font-size-asian="9pt"/>
    </style:style>
    <style:style style:name="T54" style:parent-style-name="段落フォント" style:family="text">
      <style:text-properties style:font-name="Arial" style:font-name-complex="Arial" fo:font-size="9pt" style:font-size-asian="9pt"/>
    </style:style>
    <style:style style:name="T55" style:parent-style-name="段落フォント" style:family="text">
      <style:text-properties style:font-name="Arial" style:font-name-complex="Arial" fo:font-size="9pt" style:font-size-asian="9pt"/>
    </style:style>
    <style:style style:name="T56" style:parent-style-name="段落フォント" style:family="text">
      <style:text-properties style:font-name="Arial" style:font-name-complex="Arial" fo:font-size="9pt" style:font-size-asian="9pt"/>
    </style:style>
    <style:style style:name="T57" style:parent-style-name="段落フォント" style:family="text">
      <style:text-properties style:font-name="Arial" style:font-name-complex="Arial" fo:font-size="9pt" style:font-size-asian="9pt"/>
    </style:style>
    <style:style style:name="T58" style:parent-style-name="段落フォント" style:family="text">
      <style:text-properties style:font-name="Arial" style:font-name-complex="Arial" fo:font-size="9pt" style:font-size-asian="9pt"/>
    </style:style>
    <style:style style:name="T59" style:parent-style-name="段落フォント" style:family="text">
      <style:text-properties style:font-name="Arial" style:font-name-complex="Arial" fo:font-size="9pt" style:font-size-asian="9pt"/>
    </style:style>
    <style:style style:name="T60" style:parent-style-name="段落フォント" style:family="text">
      <style:text-properties style:font-name="Arial" style:font-name-complex="Arial" fo:font-size="9pt" style:font-size-asian="9pt"/>
    </style:style>
    <style:style style:name="T61" style:parent-style-name="段落フォント" style:family="text">
      <style:text-properties style:font-name="Arial" style:font-name-complex="Arial" fo:font-size="9pt" style:font-size-asian="9pt"/>
    </style:style>
    <style:style style:name="T62" style:parent-style-name="段落フォント" style:family="text">
      <style:text-properties style:font-name="Arial" style:font-name-complex="Arial" fo:font-size="9pt" style:font-size-asian="9pt"/>
    </style:style>
    <style:style style:name="T63" style:parent-style-name="段落フォント" style:family="text">
      <style:text-properties style:font-name="Arial" style:font-name-complex="Arial" fo:font-size="9pt" style:font-size-asian="9pt"/>
    </style:style>
    <style:style style:name="T64" style:parent-style-name="段落フォント" style:family="text">
      <style:text-properties style:font-name="Arial" style:font-name-complex="Arial" fo:font-size="9pt" style:font-size-asian="9pt"/>
    </style:style>
    <style:style style:name="T65" style:parent-style-name="段落フォント" style:family="text">
      <style:text-properties style:font-name="Arial" style:font-name-complex="Arial" fo:font-size="9pt" style:font-size-asian="9pt"/>
    </style:style>
    <style:style style:name="T66" style:parent-style-name="段落フォント" style:family="text">
      <style:text-properties style:font-name="Arial" style:font-name-complex="Arial" fo:font-size="9pt" style:font-size-asian="9pt"/>
    </style:style>
    <style:style style:name="T67" style:parent-style-name="段落フォント" style:family="text">
      <style:text-properties style:font-name="Arial" style:font-name-complex="Arial" fo:font-size="9pt" style:font-size-asian="9pt"/>
    </style:style>
    <style:style style:name="T68" style:parent-style-name="段落フォント" style:family="text">
      <style:text-properties style:font-name="Arial" style:font-name-complex="Arial" fo:font-size="9pt" style:font-size-asian="9pt"/>
    </style:style>
    <style:style style:name="T69" style:parent-style-name="段落フォント" style:family="text">
      <style:text-properties style:font-name="Arial" style:font-name-complex="Arial" fo:font-size="9pt" style:font-size-asian="9pt"/>
    </style:style>
    <style:style style:name="T70" style:parent-style-name="段落フォント" style:family="text">
      <style:text-properties style:font-name="Arial" style:font-name-complex="Arial" fo:font-size="9pt" style:font-size-asian="9pt"/>
    </style:style>
    <style:style style:name="T71" style:parent-style-name="段落フォント" style:family="text">
      <style:text-properties style:font-name="Arial" style:font-name-complex="Arial" fo:font-size="9pt" style:font-size-asian="9pt"/>
    </style:style>
    <style:style style:name="T72" style:parent-style-name="段落フォント" style:family="text">
      <style:text-properties style:font-name="Arial" style:font-name-complex="Arial" fo:font-size="9pt" style:font-size-asian="9pt"/>
    </style:style>
    <style:style style:name="T73" style:parent-style-name="段落フォント" style:family="text">
      <style:text-properties style:font-name="Arial" style:font-name-complex="Arial" fo:font-size="9pt" style:font-size-asian="9pt"/>
    </style:style>
    <style:style style:name="T74" style:parent-style-name="段落フォント" style:family="text">
      <style:text-properties style:font-name="Arial" style:font-name-complex="Arial" fo:font-size="9pt" style:font-size-asian="9pt"/>
    </style:style>
    <style:style style:name="T75" style:parent-style-name="段落フォント" style:family="text">
      <style:text-properties style:font-name="Arial" style:font-name-complex="Arial" fo:font-size="9pt" style:font-size-asian="9pt"/>
    </style:style>
    <style:style style:name="T76" style:parent-style-name="段落フォント" style:family="text">
      <style:text-properties style:font-name="Arial" style:font-name-complex="Arial" fo:font-size="9pt" style:font-size-asian="9pt"/>
    </style:style>
    <style:style style:name="T77" style:parent-style-name="段落フォント" style:family="text">
      <style:text-properties style:font-name="Arial" style:font-name-complex="Arial" fo:font-size="9pt" style:font-size-asian="9pt"/>
    </style:style>
    <style:style style:name="T78" style:parent-style-name="段落フォント" style:family="text">
      <style:text-properties style:font-name="Arial" style:font-name-complex="Arial" fo:font-size="9pt" style:font-size-asian="9pt"/>
    </style:style>
    <style:style style:name="T79" style:parent-style-name="段落フォント" style:family="text">
      <style:text-properties style:font-name="Arial" style:font-name-complex="Arial" fo:font-size="9pt" style:font-size-asian="9pt"/>
    </style:style>
    <style:style style:name="T80" style:parent-style-name="段落フォント" style:family="text">
      <style:text-properties style:font-name="Arial" style:font-name-complex="Arial" fo:font-size="9pt" style:font-size-asian="9pt"/>
    </style:style>
    <style:style style:name="T81" style:parent-style-name="段落フォント" style:family="text">
      <style:text-properties style:font-name="Arial" style:font-name-complex="Arial" fo:font-size="9pt" style:font-size-asian="9pt"/>
    </style:style>
    <style:style style:name="T82" style:parent-style-name="段落フォント" style:family="text">
      <style:text-properties style:font-name="Arial" style:font-name-complex="Arial" fo:font-size="9pt" style:font-size-asian="9pt"/>
    </style:style>
    <style:style style:name="T83" style:parent-style-name="段落フォント" style:family="text">
      <style:text-properties style:font-name="Arial" style:font-name-complex="Arial" fo:font-size="9pt" style:font-size-asian="9pt"/>
    </style:style>
    <style:style style:name="T84" style:parent-style-name="段落フォント" style:family="text">
      <style:text-properties style:font-name="Arial" style:font-name-complex="Arial" fo:font-size="9pt" style:font-size-asian="9pt"/>
    </style:style>
    <style:style style:name="T85" style:parent-style-name="段落フォント" style:family="text">
      <style:text-properties style:font-name="Arial" style:font-name-complex="Arial" fo:font-size="9pt" style:font-size-asian="9pt"/>
    </style:style>
    <style:style style:name="T86" style:parent-style-name="段落フォント" style:family="text">
      <style:text-properties style:font-name="Arial" style:font-name-complex="Arial" fo:font-size="9pt" style:font-size-asian="9pt"/>
    </style:style>
    <style:style style:name="T87" style:parent-style-name="段落フォント" style:family="text">
      <style:text-properties style:font-name="Arial" style:font-name-complex="Arial" fo:font-size="9pt" style:font-size-asian="9pt"/>
    </style:style>
    <style:style style:name="T88" style:parent-style-name="段落フォント" style:family="text">
      <style:text-properties style:font-name="Arial" style:font-name-complex="Arial" fo:font-size="9pt" style:font-size-asian="9pt"/>
    </style:style>
    <style:style style:name="T89" style:parent-style-name="段落フォント" style:family="text">
      <style:text-properties style:font-name="Arial" style:font-name-complex="Arial" fo:font-size="9pt" style:font-size-asian="9pt"/>
    </style:style>
    <style:style style:name="T90" style:parent-style-name="段落フォント" style:family="text">
      <style:text-properties style:font-name="Arial" style:font-name-complex="Arial" fo:font-size="9pt" style:font-size-asian="9pt"/>
    </style:style>
    <style:style style:name="T91" style:parent-style-name="段落フォント" style:family="text">
      <style:text-properties style:font-name="Arial" style:font-name-complex="Arial" fo:font-size="9pt" style:font-size-asian="9pt"/>
    </style:style>
    <style:style style:name="T92" style:parent-style-name="段落フォント" style:family="text">
      <style:text-properties style:font-name="Arial" style:font-name-complex="Arial" fo:font-size="9pt" style:font-size-asian="9pt"/>
    </style:style>
    <style:style style:name="T93" style:parent-style-name="段落フォント" style:family="text">
      <style:text-properties style:font-name="Arial" style:font-name-complex="Arial" fo:font-size="9pt" style:font-size-asian="9pt"/>
    </style:style>
    <style:style style:name="T94" style:parent-style-name="段落フォント" style:family="text">
      <style:text-properties style:font-name="Arial" style:font-name-complex="Arial" fo:font-size="9pt" style:font-size-asian="9pt"/>
    </style:style>
    <style:style style:name="T95" style:parent-style-name="段落フォント" style:family="text">
      <style:text-properties style:font-name="Arial" style:font-name-complex="Arial" fo:font-size="9pt" style:font-size-asian="9pt"/>
    </style:style>
    <style:style style:name="T96" style:parent-style-name="段落フォント" style:family="text">
      <style:text-properties style:font-name="Arial" style:font-name-complex="Arial" fo:font-size="9pt" style:font-size-asian="9pt"/>
    </style:style>
    <style:style style:name="T97" style:parent-style-name="段落フォント" style:family="text">
      <style:text-properties style:font-name="Arial" style:font-name-complex="Arial" fo:font-size="9pt" style:font-size-asian="9pt"/>
    </style:style>
    <style:style style:name="T98" style:parent-style-name="段落フォント" style:family="text">
      <style:text-properties style:font-name="Arial" style:font-name-complex="Arial" fo:font-size="9pt" style:font-size-asian="9pt"/>
    </style:style>
    <style:style style:name="T99" style:parent-style-name="段落フォント" style:family="text">
      <style:text-properties style:font-name="Arial" style:font-name-complex="Arial" fo:font-size="9pt" style:font-size-asian="9pt"/>
    </style:style>
    <style:style style:name="T100" style:parent-style-name="段落フォント" style:family="text">
      <style:text-properties style:font-name="Arial" style:font-name-complex="Arial" fo:font-size="9pt" style:font-size-asian="9pt"/>
    </style:style>
    <style:style style:name="T101" style:parent-style-name="段落フォント" style:family="text">
      <style:text-properties style:font-name="Arial" style:font-name-complex="Arial" fo:font-size="9pt" style:font-size-asian="9pt"/>
    </style:style>
    <style:style style:name="T102" style:parent-style-name="段落フォント" style:family="text">
      <style:text-properties style:font-name="Arial" style:font-name-complex="Arial" fo:font-size="9pt" style:font-size-asian="9pt"/>
    </style:style>
    <style:style style:name="T103" style:parent-style-name="段落フォント" style:family="text">
      <style:text-properties style:font-name="Arial" style:font-name-complex="Arial" fo:font-size="9pt" style:font-size-asian="9pt"/>
    </style:style>
    <style:style style:name="P104" style:parent-style-name="Standard" style:family="paragraph">
      <style:paragraph-properties fo:margin-top="0.125in"/>
    </style:style>
    <style:style style:name="T105" style:parent-style-name="段落フォント" style:family="text">
      <style:text-properties style:font-name="Arial" style:font-name-complex="Arial" fo:font-size="9pt" style:font-size-asian="9pt" style:font-size-complex="9pt"/>
    </style:style>
    <style:style style:name="T106" style:parent-style-name="段落フォント" style:family="text">
      <style:text-properties style:font-name="Arial" style:font-name-complex="Arial" fo:font-size="9pt" style:font-size-asian="9pt" style:font-size-complex="9pt"/>
    </style:style>
    <style:style style:name="T107" style:parent-style-name="段落フォント" style:family="text">
      <style:text-properties style:font-name="Arial" style:font-name-complex="Arial" fo:font-size="9pt" style:font-size-asian="9pt" style:font-size-complex="9pt"/>
    </style:style>
    <style:style style:name="T108" style:parent-style-name="段落フォント" style:family="text">
      <style:text-properties style:font-name="Arial" style:font-name-complex="Arial" fo:font-size="9pt" style:font-size-asian="9pt" style:font-size-complex="9pt"/>
    </style:style>
    <style:style style:name="T109" style:parent-style-name="段落フォント" style:family="text">
      <style:text-properties style:font-name="Arial" style:font-name-complex="Arial" fo:font-size="9pt" style:font-size-asian="9pt" style:font-size-complex="9pt"/>
    </style:style>
    <style:style style:name="T110" style:parent-style-name="段落フォント" style:family="text">
      <style:text-properties style:font-name="Arial" style:font-name-complex="Arial" fo:font-size="9pt" style:font-size-asian="9pt" style:font-size-complex="9pt"/>
    </style:style>
    <style:style style:name="T111" style:parent-style-name="段落フォント" style:family="text">
      <style:text-properties style:font-name="Arial" style:font-name-complex="Arial" fo:font-size="9pt" style:font-size-asian="9pt" style:font-size-complex="9pt"/>
    </style:style>
    <style:style style:name="T112" style:parent-style-name="段落フォント" style:family="text">
      <style:text-properties style:font-name="Arial" style:font-name-complex="Arial" fo:font-size="9pt" style:font-size-asian="9pt" style:font-size-complex="9pt"/>
    </style:style>
    <style:style style:name="T113" style:parent-style-name="段落フォント" style:family="text">
      <style:text-properties style:font-name="Arial" style:font-name-complex="Arial" fo:font-size="9pt" style:font-size-asian="9pt" style:font-size-complex="9pt" fo:background-color="#FFFF00"/>
    </style:style>
    <style:style style:name="T114" style:parent-style-name="段落フォント" style:family="text">
      <style:text-properties style:font-name="Arial" style:font-name-complex="Arial" fo:font-size="9pt" style:font-size-asian="9pt" style:font-size-complex="9pt"/>
    </style:style>
    <style:style style:name="T115" style:parent-style-name="段落フォント" style:family="text">
      <style:text-properties style:font-name="Arial" style:font-name-complex="Arial" fo:font-size="9pt" style:font-size-asian="9pt" style:font-size-complex="9pt"/>
    </style:style>
    <style:style style:name="T116" style:parent-style-name="段落フォント" style:family="text">
      <style:text-properties style:font-name="Arial" style:font-name-complex="Arial" fo:font-size="9pt" style:font-size-asian="9pt" style:font-size-complex="9pt"/>
    </style:style>
    <style:style style:name="T117" style:parent-style-name="段落フォント" style:family="text">
      <style:text-properties style:font-name="Arial" style:font-name-complex="Arial" fo:font-size="9pt" style:font-size-asian="9pt" style:font-size-complex="9pt"/>
    </style:style>
    <style:style style:name="T118" style:parent-style-name="段落フォント" style:family="text">
      <style:text-properties style:font-name="Arial" style:font-name-complex="Arial" fo:font-size="9pt" style:font-size-asian="9pt" style:font-size-complex="9pt"/>
    </style:style>
    <style:style style:name="T119" style:parent-style-name="段落フォント" style:family="text">
      <style:text-properties style:font-name="Arial" style:font-name-complex="Arial" fo:font-size="9pt" style:font-size-asian="9pt" style:font-size-complex="9pt"/>
    </style:style>
    <style:style style:name="T120" style:parent-style-name="段落フォント" style:family="text">
      <style:text-properties style:font-name="Arial" style:font-name-complex="Arial" fo:font-size="9pt" style:font-size-asian="9pt" style:font-size-complex="9pt"/>
    </style:style>
    <style:style style:name="T121" style:parent-style-name="段落フォント" style:family="text">
      <style:text-properties style:font-name="Arial" style:font-name-complex="Arial" fo:font-size="9pt" style:font-size-asian="9pt" style:font-size-complex="9pt"/>
    </style:style>
    <style:style style:name="T122" style:parent-style-name="段落フォント" style:family="text">
      <style:text-properties style:font-name="Arial" style:font-name-complex="Arial" fo:font-size="9pt" style:font-size-asian="9pt" style:font-size-complex="9pt"/>
    </style:style>
    <style:style style:name="T123" style:parent-style-name="段落フォント" style:family="text">
      <style:text-properties style:font-name="Arial" style:font-name-complex="Arial" fo:font-size="9pt" style:font-size-asian="9pt" style:font-size-complex="9pt"/>
    </style:style>
    <style:style style:name="T124" style:parent-style-name="段落フォント" style:family="text">
      <style:text-properties style:font-name="Arial" style:font-name-complex="Arial" fo:font-size="9pt" style:font-size-asian="9pt" style:font-size-complex="9pt"/>
    </style:style>
    <style:style style:name="T125" style:parent-style-name="段落フォント" style:family="text">
      <style:text-properties style:font-name="Arial" style:font-name-complex="Arial" fo:font-size="9pt" style:font-size-asian="9pt" style:font-size-complex="9pt"/>
    </style:style>
    <style:style style:name="T126" style:parent-style-name="段落フォント" style:family="text">
      <style:text-properties style:font-name="Arial" style:font-name-complex="Arial" fo:font-size="9pt" style:font-size-asian="9pt" style:font-size-complex="9pt"/>
    </style:style>
    <style:style style:name="T127" style:parent-style-name="段落フォント" style:family="text">
      <style:text-properties style:font-name="Arial" style:font-name-complex="Arial" fo:font-size="9pt" style:font-size-asian="9pt" style:font-size-complex="9pt"/>
    </style:style>
    <style:style style:name="T128" style:parent-style-name="段落フォント" style:family="text">
      <style:text-properties style:font-name="Arial" style:font-name-complex="Arial" fo:font-size="9pt" style:font-size-asian="9pt" style:font-size-complex="9pt"/>
    </style:style>
    <style:style style:name="T129" style:parent-style-name="段落フォント" style:family="text">
      <style:text-properties style:font-name="Arial" style:font-name-complex="Arial" fo:font-size="9pt" style:font-size-asian="9pt" style:font-size-complex="9pt"/>
    </style:style>
    <style:style style:name="T130" style:parent-style-name="段落フォント" style:family="text">
      <style:text-properties style:font-name="Arial" style:font-name-complex="Arial" fo:font-size="9pt" style:font-size-asian="9pt" style:font-size-complex="9pt"/>
    </style:style>
    <style:style style:name="T131" style:parent-style-name="段落フォント" style:family="text">
      <style:text-properties style:font-name="Arial" style:font-name-complex="Arial" fo:font-size="9pt" style:font-size-asian="9pt" style:font-size-complex="9pt"/>
    </style:style>
    <style:style style:name="T132" style:parent-style-name="段落フォント" style:family="text">
      <style:text-properties style:font-name="Arial" style:font-name-complex="Arial" fo:font-size="9pt" style:font-size-asian="9pt" style:font-size-complex="9pt"/>
    </style:style>
    <style:style style:name="T133" style:parent-style-name="段落フォント" style:family="text">
      <style:text-properties style:font-name="Arial" style:font-name-complex="Arial" fo:font-size="9pt" style:font-size-asian="9pt" style:font-size-complex="9pt"/>
    </style:style>
    <style:style style:name="T134" style:parent-style-name="段落フォント" style:family="text">
      <style:text-properties style:font-name="Arial" style:font-name-complex="Arial" fo:font-size="9pt" style:font-size-asian="9pt" style:font-size-complex="9pt"/>
    </style:style>
    <style:style style:name="T135" style:parent-style-name="段落フォント" style:family="text">
      <style:text-properties style:font-name="Arial" style:font-name-complex="Arial" fo:font-size="9pt" style:font-size-asian="9pt" style:font-size-complex="9pt"/>
    </style:style>
    <style:style style:name="T136" style:parent-style-name="段落フォント" style:family="text">
      <style:text-properties style:font-name="Arial" style:font-name-complex="Arial" fo:font-size="9pt" style:font-size-asian="9pt" style:font-size-complex="9pt"/>
    </style:style>
    <style:style style:name="T137" style:parent-style-name="段落フォント" style:family="text">
      <style:text-properties style:font-name="Arial" style:font-name-complex="Arial" fo:font-size="9pt" style:font-size-asian="9pt" style:font-size-complex="9pt"/>
    </style:style>
    <style:style style:name="T138" style:parent-style-name="段落フォント" style:family="text">
      <style:text-properties style:font-name="Arial" style:font-name-complex="Arial" fo:font-size="9pt" style:font-size-asian="9pt" style:font-size-complex="9pt"/>
    </style:style>
    <style:style style:name="T139" style:parent-style-name="段落フォント" style:family="text">
      <style:text-properties style:font-name="Arial" style:font-name-complex="Arial" fo:font-size="9pt" style:font-size-asian="9pt" style:font-size-complex="9pt"/>
    </style:style>
    <style:style style:name="T140" style:parent-style-name="段落フォント" style:family="text">
      <style:text-properties style:font-name="Arial" style:font-name-complex="Arial" fo:font-size="9pt" style:font-size-asian="9pt" style:font-size-complex="9pt"/>
    </style:style>
    <style:style style:name="T141" style:parent-style-name="段落フォント" style:family="text">
      <style:text-properties style:font-name="Arial" style:font-name-complex="Arial" fo:font-size="9pt" style:font-size-asian="9pt" style:font-size-complex="9pt"/>
    </style:style>
    <style:style style:name="T142" style:parent-style-name="段落フォント" style:family="text">
      <style:text-properties style:font-name="Arial" style:font-name-complex="Arial" fo:font-size="9pt" style:font-size-asian="9pt" style:font-size-complex="9pt"/>
    </style:style>
    <style:style style:name="T143" style:parent-style-name="段落フォント" style:family="text">
      <style:text-properties style:font-name="Arial" style:font-name-complex="Arial" fo:font-size="9pt" style:font-size-asian="9pt" style:font-size-complex="9pt"/>
    </style:style>
    <style:style style:name="T144" style:parent-style-name="段落フォント" style:family="text">
      <style:text-properties style:font-name="Arial" style:font-name-complex="Arial" fo:font-size="9pt" style:font-size-asian="9pt" style:font-size-complex="9pt"/>
    </style:style>
    <style:style style:name="T145" style:parent-style-name="段落フォント" style:family="text">
      <style:text-properties style:font-name="Arial" style:font-name-complex="Arial" fo:font-size="9pt" style:font-size-asian="9pt" style:font-size-complex="9pt"/>
    </style:style>
    <style:style style:name="T146" style:parent-style-name="段落フォント" style:family="text">
      <style:text-properties style:font-name="Arial" style:font-name-complex="Arial" fo:font-size="9pt" style:font-size-asian="9pt" style:font-size-complex="9pt"/>
    </style:style>
    <style:style style:name="T147" style:parent-style-name="段落フォント" style:family="text">
      <style:text-properties style:font-name="Arial" style:font-name-complex="Arial" fo:font-size="9pt" style:font-size-asian="9pt" style:font-size-complex="9pt"/>
    </style:style>
    <style:style style:name="T148" style:parent-style-name="段落フォント" style:family="text">
      <style:text-properties style:font-name="Arial" style:font-name-complex="Arial" fo:font-size="9pt" style:font-size-asian="9pt" style:font-size-complex="9pt"/>
    </style:style>
    <style:style style:name="T149" style:parent-style-name="段落フォント" style:family="text">
      <style:text-properties style:font-name="Arial" style:font-name-complex="Arial" fo:font-size="9pt" style:font-size-asian="9pt" style:font-size-complex="9pt"/>
    </style:style>
    <style:style style:name="T150" style:parent-style-name="段落フォント" style:family="text">
      <style:text-properties style:font-name="Arial" style:font-name-complex="Arial" fo:font-size="9pt" style:font-size-asian="9pt" style:font-size-complex="9pt"/>
    </style:style>
    <style:style style:name="P151" style:parent-style-name="Standard" style:family="paragraph">
      <style:paragraph-properties fo:margin-top="0.125in"/>
      <style:text-properties style:font-name="Arial" style:font-name-complex="Arial" fo:font-size="9pt" style:font-size-asian="9pt"/>
    </style:style>
    <style:style style:name="P152" style:parent-style-name="リスト段落" style:family="paragraph">
      <style:paragraph-properties fo:margin-left="0.4923in">
        <style:tab-stops/>
      </style:paragraph-properties>
    </style:style>
    <style:style style:name="T153" style:parent-style-name="段落フォント" style:family="text">
      <style:text-properties style:font-name="Arial" style:font-name-complex="Arial" fo:font-weight="bold" style:font-weight-asian="bold" fo:font-size="9pt" style:font-size-asian="9pt"/>
    </style:style>
    <style:style style:name="T154" style:parent-style-name="段落フォント" style:family="text">
      <style:text-properties style:font-name="Arial" style:font-name-complex="Arial" fo:font-size="9pt" style:font-size-asian="9pt"/>
    </style:style>
    <style:style style:name="T155" style:parent-style-name="段落フォント" style:family="text">
      <style:text-properties style:font-name="Arial" style:font-name-complex="Arial" fo:font-size="9pt" style:font-size-asian="9pt"/>
    </style:style>
    <style:style style:name="T156" style:parent-style-name="段落フォント" style:family="text">
      <style:text-properties style:font-name="Arial" style:font-name-complex="Arial" fo:font-size="9pt" style:font-size-asian="9pt"/>
    </style:style>
    <style:style style:name="T157" style:parent-style-name="段落フォント" style:family="text">
      <style:text-properties style:font-name="Arial" style:font-name-complex="Arial" fo:font-size="9pt" style:font-size-asian="9pt"/>
    </style:style>
    <style:style style:name="T158" style:parent-style-name="段落フォント" style:family="text">
      <style:text-properties style:font-name="Arial" style:font-name-complex="Arial" fo:font-size="9pt" style:font-size-asian="9pt"/>
    </style:style>
    <style:style style:name="T159" style:parent-style-name="段落フォント" style:family="text">
      <style:text-properties style:font-name="Arial" style:font-name-complex="Arial" fo:font-size="9pt" style:font-size-asian="9pt"/>
    </style:style>
    <style:style style:name="T160" style:parent-style-name="段落フォント" style:family="text">
      <style:text-properties style:font-name="Arial" style:font-name-complex="Arial" fo:font-size="9pt" style:font-size-asian="9pt"/>
    </style:style>
    <style:style style:name="T161" style:parent-style-name="段落フォント" style:family="text">
      <style:text-properties style:font-name="Arial" style:font-name-complex="Arial" fo:font-size="9pt" style:font-size-asian="9pt"/>
    </style:style>
    <style:style style:name="T162" style:parent-style-name="段落フォント" style:family="text">
      <style:text-properties style:font-name="Arial" style:font-name-complex="Arial" fo:font-size="9pt" style:font-size-asian="9pt"/>
    </style:style>
    <style:style style:name="T163" style:parent-style-name="段落フォント" style:family="text">
      <style:text-properties style:font-name="Arial" style:font-name-complex="Arial" fo:font-size="9pt" style:font-size-asian="9pt"/>
    </style:style>
    <style:style style:name="T164" style:parent-style-name="段落フォント" style:family="text">
      <style:text-properties style:font-name="Arial" style:font-name-complex="Arial" fo:font-size="9pt" style:font-size-asian="9pt"/>
    </style:style>
    <style:style style:name="T165" style:parent-style-name="段落フォント" style:family="text">
      <style:text-properties style:font-name="Arial" style:font-name-complex="Arial" fo:font-size="9pt" style:font-size-asian="9pt"/>
    </style:style>
    <style:style style:name="T166" style:parent-style-name="段落フォント" style:family="text">
      <style:text-properties style:font-name="Arial" style:font-name-complex="Arial" fo:font-size="9pt" style:font-size-asian="9pt"/>
    </style:style>
    <style:style style:name="T167" style:parent-style-name="段落フォント" style:family="text">
      <style:text-properties style:font-name="Arial" style:font-name-complex="Arial" fo:font-size="9pt" style:font-size-asian="9pt"/>
    </style:style>
    <style:style style:name="P168" style:parent-style-name="標準" style:family="paragraph">
      <style:paragraph-properties fo:text-align="start"/>
    </style:style>
    <style:style style:name="T169" style:parent-style-name="段落フォント" style:family="text">
      <style:text-properties style:font-name="Yu Gothic UI"/>
    </style:style>
    <style:style style:name="P170" style:parent-style-name="標準" style:family="paragraph">
      <style:paragraph-properties fo:text-align="start"/>
    </style:style>
    <style:style style:name="T171" style:parent-style-name="段落フォント" style:family="text">
      <style:text-properties style:font-name="Yu Gothic UI"/>
    </style:style>
    <style:style style:name="T172" style:parent-style-name="段落フォント" style:family="text">
      <style:text-properties style:font-name="Arial" style:font-name-complex="Arial" fo:font-size="9pt" style:font-size-asian="9pt"/>
    </style:style>
    <style:style style:name="P173" style:parent-style-name="リスト段落" style:family="paragraph">
      <style:paragraph-properties fo:margin-left="0.4923in">
        <style:tab-stops/>
      </style:paragraph-properties>
    </style:style>
    <style:style style:name="T174" style:parent-style-name="段落フォント" style:family="text">
      <style:text-properties style:font-name="Arial" style:font-name-complex="Arial" fo:font-weight="bold" style:font-weight-asian="bold" fo:font-size="9pt" style:font-size-asian="9pt"/>
    </style:style>
    <style:style style:name="T175" style:parent-style-name="段落フォント" style:family="text">
      <style:text-properties style:font-name="Arial" style:font-name-complex="Arial" fo:font-weight="bold" style:font-weight-asian="bold" fo:font-size="9pt" style:font-size-asian="9pt"/>
    </style:style>
    <style:style style:name="T176" style:parent-style-name="段落フォント" style:family="text">
      <style:text-properties style:font-name="Arial" style:font-name-complex="Arial" fo:font-size="9pt" style:font-size-asian="9pt"/>
    </style:style>
    <style:style style:name="T177" style:parent-style-name="段落フォント" style:family="text">
      <style:text-properties style:font-name="Arial" style:font-name-complex="Arial" fo:font-size="9pt" style:font-size-asian="9pt"/>
    </style:style>
    <style:style style:name="T178" style:parent-style-name="段落フォント" style:family="text">
      <style:text-properties style:font-name="Arial" style:font-name-complex="Arial" fo:font-size="9pt" style:font-size-asian="9pt"/>
    </style:style>
    <style:style style:name="T179" style:parent-style-name="段落フォント" style:family="text">
      <style:text-properties style:font-name="Arial" style:font-name-complex="Arial" fo:font-size="9pt" style:font-size-asian="9pt"/>
    </style:style>
    <style:style style:name="T180" style:parent-style-name="段落フォント" style:family="text">
      <style:text-properties style:font-name="Arial" style:font-name-complex="Arial" fo:font-size="9pt" style:font-size-asian="9pt"/>
    </style:style>
    <style:style style:name="T181" style:parent-style-name="段落フォント" style:family="text">
      <style:text-properties style:font-name="Arial" style:font-name-complex="Arial" fo:font-size="9pt" style:font-size-asian="9pt"/>
    </style:style>
    <style:style style:name="T182" style:parent-style-name="段落フォント" style:family="text">
      <style:text-properties style:font-name="Arial" style:font-name-complex="Arial" fo:font-size="9pt" style:font-size-asian="9pt"/>
    </style:style>
    <style:style style:name="T183" style:parent-style-name="段落フォント" style:family="text">
      <style:text-properties style:font-name="Arial" style:font-name-complex="Arial" fo:font-size="9pt" style:font-size-asian="9pt"/>
    </style:style>
    <style:style style:name="T184" style:parent-style-name="段落フォント" style:family="text">
      <style:text-properties style:font-name="Arial" style:font-name-complex="Arial" fo:font-size="9pt" style:font-size-asian="9pt"/>
    </style:style>
    <style:style style:name="T185" style:parent-style-name="段落フォント" style:family="text">
      <style:text-properties style:font-name="Arial" style:font-name-complex="Arial" fo:font-size="9pt" style:font-size-asian="9pt"/>
    </style:style>
    <style:style style:name="T186" style:parent-style-name="段落フォント" style:family="text">
      <style:text-properties style:font-name="Arial" style:font-name-complex="Arial" fo:font-size="9pt" style:font-size-asian="9pt"/>
    </style:style>
    <style:style style:name="T187" style:parent-style-name="段落フォント" style:family="text">
      <style:text-properties style:font-name="Arial" style:font-name-complex="Arial" fo:font-size="9pt" style:font-size-asian="9pt"/>
    </style:style>
    <style:style style:name="T188" style:parent-style-name="段落フォント" style:family="text">
      <style:text-properties style:font-name="Arial" style:font-name-complex="Arial" fo:font-size="9pt" style:font-size-asian="9pt"/>
    </style:style>
    <style:style style:name="T189" style:parent-style-name="段落フォント" style:family="text">
      <style:text-properties style:font-name="Arial" style:font-name-complex="Arial" fo:font-size="9pt" style:font-size-asian="9pt"/>
    </style:style>
    <style:style style:name="T190" style:parent-style-name="段落フォント" style:family="text">
      <style:text-properties style:font-name="Arial" style:font-name-complex="Arial" fo:font-size="9pt" style:font-size-asian="9pt"/>
    </style:style>
    <style:style style:name="T191" style:parent-style-name="段落フォント" style:family="text">
      <style:text-properties style:font-name="Arial" style:font-name-complex="Arial" fo:font-size="9pt" style:font-size-asian="9pt"/>
    </style:style>
    <style:style style:name="T192" style:parent-style-name="段落フォント" style:family="text">
      <style:text-properties style:font-name="Arial" style:font-name-complex="Arial" fo:font-size="9pt" style:font-size-asian="9pt"/>
    </style:style>
    <style:style style:name="T193" style:parent-style-name="段落フォント" style:family="text">
      <style:text-properties style:font-name="Arial" style:font-name-complex="Arial" fo:font-size="9pt" style:font-size-asian="9pt"/>
    </style:style>
    <style:style style:name="T194" style:parent-style-name="段落フォント" style:family="text">
      <style:text-properties style:font-name="Arial" style:font-name-complex="Arial" fo:font-size="9pt" style:font-size-asian="9pt"/>
    </style:style>
    <style:style style:name="T195" style:parent-style-name="段落フォント" style:family="text">
      <style:text-properties style:font-name="Arial" style:font-name-complex="Arial" fo:font-size="9pt" style:font-size-asian="9pt"/>
    </style:style>
    <style:style style:name="T196" style:parent-style-name="段落フォント" style:family="text">
      <style:text-properties style:font-name="Arial" style:font-name-complex="Arial" fo:font-size="9pt" style:font-size-asian="9pt"/>
    </style:style>
    <style:style style:name="T197" style:parent-style-name="段落フォント" style:family="text">
      <style:text-properties style:font-name="Arial" style:font-name-complex="Arial" fo:font-size="9pt" style:font-size-asian="9pt"/>
    </style:style>
    <style:style style:name="T198" style:parent-style-name="段落フォント" style:family="text">
      <style:text-properties style:font-name="Arial" style:font-name-complex="Arial" fo:font-size="9pt" style:font-size-asian="9pt"/>
    </style:style>
    <style:style style:name="T199" style:parent-style-name="段落フォント" style:family="text">
      <style:text-properties style:font-name="Arial" style:font-name-complex="Arial" fo:font-size="9pt" style:font-size-asian="9pt"/>
    </style:style>
    <style:style style:name="T200" style:parent-style-name="段落フォント" style:family="text">
      <style:text-properties style:font-name="Arial" style:font-name-complex="Arial" fo:font-size="9pt" style:font-size-asian="9pt"/>
    </style:style>
    <style:style style:name="P201" style:parent-style-name="Standard" style:family="paragraph">
      <style:paragraph-properties fo:margin-top="0.125in"/>
    </style:style>
    <style:style style:name="T202" style:parent-style-name="段落フォント" style:family="text">
      <style:text-properties style:font-name="Arial" style:font-name-complex="Arial" fo:font-size="9pt" style:font-size-asian="9pt"/>
    </style:style>
    <style:style style:name="T203" style:parent-style-name="段落フォント" style:family="text">
      <style:text-properties style:font-name="Arial" style:font-name-complex="Arial" fo:font-size="9pt" style:font-size-asian="9pt"/>
    </style:style>
    <style:style style:name="T204" style:parent-style-name="段落フォント" style:family="text">
      <style:text-properties style:font-name="Arial" style:font-name-complex="Arial" fo:font-size="9pt" style:font-size-asian="9pt"/>
    </style:style>
    <style:style style:name="T205" style:parent-style-name="段落フォント" style:family="text">
      <style:text-properties style:font-name="Arial" style:font-name-complex="Arial" fo:font-size="9pt" style:font-size-asian="9pt"/>
    </style:style>
    <style:style style:name="T206" style:parent-style-name="段落フォント" style:family="text">
      <style:text-properties style:font-name="Arial" style:font-name-complex="Arial" fo:font-size="9pt" style:font-size-asian="9pt"/>
    </style:style>
    <style:style style:name="T207" style:parent-style-name="段落フォント" style:family="text">
      <style:text-properties style:font-name="Arial" style:font-name-complex="Arial" fo:font-size="9pt" style:font-size-asian="9pt"/>
    </style:style>
    <style:style style:name="T208" style:parent-style-name="段落フォント" style:family="text">
      <style:text-properties style:font-name="Arial" style:font-name-complex="Arial" fo:font-size="9pt" style:font-size-asian="9pt"/>
    </style:style>
    <style:style style:name="T209" style:parent-style-name="段落フォント" style:family="text">
      <style:text-properties style:font-name="Arial" style:font-name-complex="Arial" fo:font-size="9pt" style:font-size-asian="9pt"/>
    </style:style>
    <style:style style:name="T210" style:parent-style-name="段落フォント" style:family="text">
      <style:text-properties style:font-name="Arial" style:font-name-complex="Arial" fo:font-size="9pt" style:font-size-asian="9pt"/>
    </style:style>
    <style:style style:name="T211" style:parent-style-name="段落フォント" style:family="text">
      <style:text-properties style:font-name="Arial" style:font-name-complex="Arial" fo:font-size="9pt" style:font-size-asian="9pt"/>
    </style:style>
    <style:style style:name="T212" style:parent-style-name="段落フォント" style:family="text">
      <style:text-properties style:font-name="Arial" style:font-name-complex="Arial" fo:font-size="9pt" style:font-size-asian="9pt"/>
    </style:style>
    <style:style style:name="T213" style:parent-style-name="段落フォント" style:family="text">
      <style:text-properties style:font-name="Arial" style:font-name-complex="Arial" fo:font-size="9pt" style:font-size-asian="9pt"/>
    </style:style>
    <style:style style:name="T214" style:parent-style-name="段落フォント" style:family="text">
      <style:text-properties style:font-name="Arial" style:font-name-complex="Arial" fo:font-size="9pt" style:font-size-asian="9pt"/>
    </style:style>
    <style:style style:name="T215" style:parent-style-name="段落フォント" style:family="text">
      <style:text-properties style:font-name="Arial" style:font-name-complex="Arial" fo:font-size="9pt" style:font-size-asian="9pt"/>
    </style:style>
    <style:style style:name="T216" style:parent-style-name="段落フォント" style:family="text">
      <style:text-properties style:font-name="Arial" style:font-name-complex="Arial" fo:font-size="9pt" style:font-size-asian="9pt"/>
    </style:style>
    <style:style style:name="T217" style:parent-style-name="段落フォント" style:family="text">
      <style:text-properties style:font-name="Arial" style:font-name-complex="Arial" fo:font-size="9pt" style:font-size-asian="9pt"/>
    </style:style>
    <style:style style:name="T218" style:parent-style-name="段落フォント" style:family="text">
      <style:text-properties style:font-name="Arial" style:font-name-complex="Arial" fo:font-size="9pt" style:font-size-asian="9pt"/>
    </style:style>
    <style:style style:name="T219" style:parent-style-name="段落フォント" style:family="text">
      <style:text-properties style:font-name="Arial" style:font-name-complex="Arial" fo:font-size="9pt" style:font-size-asian="9pt"/>
    </style:style>
    <style:style style:name="T220" style:parent-style-name="段落フォント" style:family="text">
      <style:text-properties style:font-name="Arial" style:font-name-complex="Arial" fo:font-size="9pt" style:font-size-asian="9pt"/>
    </style:style>
    <style:style style:name="T221" style:parent-style-name="段落フォント" style:family="text">
      <style:text-properties style:font-name="Arial" style:font-name-complex="Arial" fo:font-size="9pt" style:font-size-asian="9pt"/>
    </style:style>
    <style:style style:name="T222" style:parent-style-name="段落フォント" style:family="text">
      <style:text-properties style:font-name="Arial" style:font-name-complex="Arial" fo:font-size="9pt" style:font-size-asian="9pt"/>
    </style:style>
    <style:style style:name="T223" style:parent-style-name="段落フォント" style:family="text">
      <style:text-properties style:font-name="Arial" style:font-name-complex="Arial" fo:font-size="9pt" style:font-size-asian="9pt"/>
    </style:style>
    <style:style style:name="T224" style:parent-style-name="段落フォント" style:family="text">
      <style:text-properties style:font-name="Arial" style:font-name-complex="Arial" fo:font-size="9pt" style:font-size-asian="9pt"/>
    </style:style>
    <style:style style:name="T225" style:parent-style-name="段落フォント" style:family="text">
      <style:text-properties style:font-name="Arial" style:font-name-complex="Arial" fo:font-size="9pt" style:font-size-asian="9pt"/>
    </style:style>
    <style:style style:name="T226" style:parent-style-name="段落フォント" style:family="text">
      <style:text-properties style:font-name="Arial" style:font-name-complex="Arial" fo:font-size="9pt" style:font-size-asian="9pt"/>
    </style:style>
    <style:style style:name="T227" style:parent-style-name="段落フォント" style:family="text">
      <style:text-properties style:font-name="Arial" style:font-name-complex="Arial" fo:font-size="9pt" style:font-size-asian="9pt"/>
    </style:style>
    <style:style style:name="T228" style:parent-style-name="段落フォント" style:family="text">
      <style:text-properties style:font-name="Arial" style:font-name-complex="Arial" fo:font-size="9pt" style:font-size-asian="9pt"/>
    </style:style>
    <style:style style:name="T229" style:parent-style-name="段落フォント" style:family="text">
      <style:text-properties style:font-name="Arial" style:font-name-complex="Arial" fo:font-size="9pt" style:font-size-asian="9pt"/>
    </style:style>
    <style:style style:name="T230" style:parent-style-name="段落フォント" style:family="text">
      <style:text-properties style:font-name="Arial" style:font-name-complex="Arial" fo:font-size="9pt" style:font-size-asian="9pt"/>
    </style:style>
    <style:style style:name="T231" style:parent-style-name="段落フォント" style:family="text">
      <style:text-properties style:font-name="Arial" style:font-name-complex="Arial" fo:font-size="9pt" style:font-size-asian="9pt"/>
    </style:style>
    <style:style style:name="T232" style:parent-style-name="段落フォント" style:family="text">
      <style:text-properties style:font-name="Arial" style:font-name-complex="Arial" fo:font-size="9pt" style:font-size-asian="9pt"/>
    </style:style>
    <style:style style:name="T233" style:parent-style-name="段落フォント" style:family="text">
      <style:text-properties style:font-name="Arial" style:font-name-complex="Arial" fo:font-size="9pt" style:font-size-asian="9pt"/>
    </style:style>
    <style:style style:name="T234" style:parent-style-name="段落フォント" style:family="text">
      <style:text-properties style:font-name="Arial" style:font-name-complex="Arial" fo:font-size="9pt" style:font-size-asian="9pt"/>
    </style:style>
    <style:style style:name="T235" style:parent-style-name="段落フォント" style:family="text">
      <style:text-properties style:font-name="Arial" style:font-name-complex="Arial" fo:font-size="9pt" style:font-size-asian="9pt"/>
    </style:style>
    <style:style style:name="T236" style:parent-style-name="段落フォント" style:family="text">
      <style:text-properties style:font-name="Arial" style:font-name-complex="Arial" fo:font-size="9pt" style:font-size-asian="9pt"/>
    </style:style>
    <style:style style:name="T237" style:parent-style-name="段落フォント" style:family="text">
      <style:text-properties style:font-name="Arial" style:font-name-complex="Arial" fo:font-size="9pt" style:font-size-asian="9pt"/>
    </style:style>
    <style:style style:name="T238" style:parent-style-name="段落フォント" style:family="text">
      <style:text-properties style:font-name="Arial" style:font-name-complex="Arial" fo:font-size="9pt" style:font-size-asian="9pt"/>
    </style:style>
    <style:style style:name="T239" style:parent-style-name="段落フォント" style:family="text">
      <style:text-properties style:font-name="Arial" style:font-name-complex="Arial" fo:font-size="9pt" style:font-size-asian="9pt"/>
    </style:style>
    <style:style style:name="T240" style:parent-style-name="段落フォント" style:family="text">
      <style:text-properties style:font-name="Arial" style:font-name-complex="Arial" fo:font-size="9pt" style:font-size-asian="9pt"/>
    </style:style>
    <style:style style:name="T241" style:parent-style-name="段落フォント" style:family="text">
      <style:text-properties style:font-name="Arial" style:font-name-complex="Arial" fo:font-size="9pt" style:font-size-asian="9pt"/>
    </style:style>
    <style:style style:name="T242" style:parent-style-name="段落フォント" style:family="text">
      <style:text-properties style:font-name="Arial" style:font-name-complex="Arial" fo:font-size="9pt" style:font-size-asian="9pt"/>
    </style:style>
    <style:style style:name="T243" style:parent-style-name="段落フォント" style:family="text">
      <style:text-properties style:font-name="Arial" style:font-name-complex="Arial" fo:font-size="9pt" style:font-size-asian="9pt"/>
    </style:style>
    <style:style style:name="T244" style:parent-style-name="段落フォント" style:family="text">
      <style:text-properties style:font-name="Arial" style:font-name-complex="Arial" fo:font-size="9pt" style:font-size-asian="9pt"/>
    </style:style>
    <style:style style:name="T245" style:parent-style-name="段落フォント" style:family="text">
      <style:text-properties style:font-name="Arial" style:font-name-complex="Arial" fo:font-size="9pt" style:font-size-asian="9pt"/>
    </style:style>
    <style:style style:name="T246" style:parent-style-name="段落フォント" style:family="text">
      <style:text-properties style:font-name="Arial" style:font-name-complex="Arial" fo:font-size="9pt" style:font-size-asian="9pt"/>
    </style:style>
    <style:style style:name="T247" style:parent-style-name="段落フォント" style:family="text">
      <style:text-properties style:font-name="Arial" style:font-name-complex="Arial" fo:font-size="9pt" style:font-size-asian="9pt"/>
    </style:style>
    <style:style style:name="T248" style:parent-style-name="段落フォント" style:family="text">
      <style:text-properties style:font-name="Arial" style:font-name-complex="Arial" fo:font-size="9pt" style:font-size-asian="9pt"/>
    </style:style>
    <style:style style:name="T249" style:parent-style-name="段落フォント" style:family="text">
      <style:text-properties style:font-name="Arial" style:font-name-complex="Arial" fo:font-size="9pt" style:font-size-asian="9pt"/>
    </style:style>
    <style:style style:name="T250" style:parent-style-name="段落フォント" style:family="text">
      <style:text-properties style:font-name="Arial" style:font-name-complex="Arial" fo:font-size="9pt" style:font-size-asian="9pt"/>
    </style:style>
    <style:style style:name="T251" style:parent-style-name="段落フォント" style:family="text">
      <style:text-properties style:font-name="Arial" style:font-name-complex="Arial" fo:font-size="9pt" style:font-size-asian="9pt"/>
    </style:style>
    <style:style style:name="T252" style:parent-style-name="段落フォント" style:family="text">
      <style:text-properties style:font-name="Arial" style:font-name-complex="Arial" fo:font-size="9pt" style:font-size-asian="9pt"/>
    </style:style>
    <style:style style:name="T253" style:parent-style-name="段落フォント" style:family="text">
      <style:text-properties style:font-name="Arial" style:font-name-complex="Arial" fo:font-size="9pt" style:font-size-asian="9pt"/>
    </style:style>
    <style:style style:name="T254" style:parent-style-name="段落フォント" style:family="text">
      <style:text-properties style:font-name="Arial" style:font-name-complex="Arial" fo:font-size="9pt" style:font-size-asian="9pt"/>
    </style:style>
    <style:style style:name="T255" style:parent-style-name="段落フォント" style:family="text">
      <style:text-properties style:font-name="Arial" style:font-name-complex="Arial" fo:font-size="9pt" style:font-size-asian="9pt"/>
    </style:style>
    <style:style style:name="T256" style:parent-style-name="段落フォント" style:family="text">
      <style:text-properties style:font-name="Arial" style:font-name-complex="Arial" fo:font-size="9pt" style:font-size-asian="9pt"/>
    </style:style>
    <style:style style:name="T257" style:parent-style-name="段落フォント" style:family="text">
      <style:text-properties style:font-name="Arial" style:font-name-complex="Arial" fo:font-size="9pt" style:font-size-asian="9pt"/>
    </style:style>
    <style:style style:name="T258" style:parent-style-name="段落フォント" style:family="text">
      <style:text-properties style:font-name="Arial" style:font-name-complex="Arial" fo:font-size="9pt" style:font-size-asian="9pt"/>
    </style:style>
    <style:style style:name="T259" style:parent-style-name="段落フォント" style:family="text">
      <style:text-properties style:font-name="Arial" style:font-name-complex="Arial" fo:font-size="9pt" style:font-size-asian="9pt"/>
    </style:style>
    <style:style style:name="T260" style:parent-style-name="段落フォント" style:family="text">
      <style:text-properties style:font-name="Arial" style:font-name-complex="Arial" fo:font-size="9pt" style:font-size-asian="9pt"/>
    </style:style>
    <style:style style:name="T261" style:parent-style-name="段落フォント" style:family="text">
      <style:text-properties style:font-name="Arial" style:font-name-complex="Arial" fo:font-size="9pt" style:font-size-asian="9pt"/>
    </style:style>
    <style:style style:name="T262" style:parent-style-name="段落フォント" style:family="text">
      <style:text-properties style:font-name="Arial" style:font-name-complex="Arial" fo:font-size="9pt" style:font-size-asian="9pt"/>
    </style:style>
    <style:style style:name="T263" style:parent-style-name="段落フォント" style:family="text">
      <style:text-properties style:font-name="Arial" style:font-name-complex="Arial" fo:font-size="9pt" style:font-size-asian="9pt"/>
    </style:style>
    <style:style style:name="P264" style:parent-style-name="Standard" style:family="paragraph">
      <style:paragraph-properties fo:margin-top="0.125in"/>
    </style:style>
    <style:style style:name="T265" style:parent-style-name="段落フォント" style:family="text">
      <style:text-properties style:font-name="Arial" style:font-name-complex="Arial" fo:font-size="9pt" style:font-size-asian="9pt"/>
    </style:style>
    <style:style style:name="T266" style:parent-style-name="段落フォント" style:family="text">
      <style:text-properties style:font-name="Arial" style:font-name-complex="Arial" fo:font-size="9pt" style:font-size-asian="9pt"/>
    </style:style>
    <style:style style:name="T267" style:parent-style-name="段落フォント" style:family="text">
      <style:text-properties style:font-name="Arial" style:font-name-complex="Arial" fo:font-size="9pt" style:font-size-asian="9pt"/>
    </style:style>
    <style:style style:name="T268" style:parent-style-name="段落フォント" style:family="text">
      <style:text-properties style:font-name="Arial" style:font-name-complex="Arial" fo:font-size="9pt" style:font-size-asian="9pt"/>
    </style:style>
    <style:style style:name="T269" style:parent-style-name="段落フォント" style:family="text">
      <style:text-properties style:font-name="Arial" style:font-name-complex="Arial" fo:font-size="9pt" style:font-size-asian="9pt"/>
    </style:style>
    <style:style style:name="T270" style:parent-style-name="段落フォント" style:family="text">
      <style:text-properties style:font-name="Arial" style:font-name-complex="Arial" fo:font-size="9pt" style:font-size-asian="9pt"/>
    </style:style>
    <style:style style:name="T271" style:parent-style-name="段落フォント" style:family="text">
      <style:text-properties style:font-name="Arial" style:font-name-complex="Arial" fo:font-size="9pt" style:font-size-asian="9pt"/>
    </style:style>
    <style:style style:name="T272" style:parent-style-name="段落フォント" style:family="text">
      <style:text-properties style:font-name="Arial" style:font-name-complex="Arial" fo:font-size="9pt" style:font-size-asian="9pt"/>
    </style:style>
    <style:style style:name="T273" style:parent-style-name="段落フォント" style:family="text">
      <style:text-properties style:font-name="Arial" style:font-name-complex="Arial" fo:font-size="9pt" style:font-size-asian="9pt"/>
    </style:style>
    <style:style style:name="T274" style:parent-style-name="段落フォント" style:family="text">
      <style:text-properties style:font-name="Arial" style:font-name-complex="Arial" fo:font-size="9pt" style:font-size-asian="9pt"/>
    </style:style>
    <style:style style:name="T275" style:parent-style-name="段落フォント" style:family="text">
      <style:text-properties style:font-name="Arial" style:font-name-complex="Arial" fo:font-size="9pt" style:font-size-asian="9pt"/>
    </style:style>
    <style:style style:name="P276" style:parent-style-name="標準" style:family="paragraph">
      <style:paragraph-properties fo:text-align="start"/>
    </style:style>
    <style:style style:name="T277" style:parent-style-name="段落フォント" style:family="text">
      <style:text-properties style:font-name="Yu Gothic UI"/>
    </style:style>
    <style:style style:name="T278" style:parent-style-name="段落フォント" style:family="text">
      <style:text-properties style:font-name="Yu Gothic UI"/>
    </style:style>
    <style:style style:name="T279" style:parent-style-name="段落フォント" style:family="text">
      <style:text-properties style:font-name="Yu Gothic UI"/>
    </style:style>
    <style:style style:name="P280" style:parent-style-name="標準" style:family="paragraph">
      <style:paragraph-properties fo:text-align="start"/>
    </style:style>
    <style:style style:name="T281" style:parent-style-name="段落フォント" style:family="text">
      <style:text-properties style:font-name="Yu Gothic UI"/>
    </style:style>
    <style:style style:name="T282" style:parent-style-name="段落フォント" style:family="text">
      <style:text-properties style:font-name="Yu Gothic UI"/>
    </style:style>
    <style:style style:name="T283" style:parent-style-name="段落フォント" style:family="text">
      <style:text-properties style:font-name="Yu Gothic UI"/>
    </style:style>
    <style:style style:name="T284" style:parent-style-name="段落フォント" style:family="text">
      <style:text-properties style:font-name="Arial" style:font-name-complex="Arial" fo:font-size="9pt" style:font-size-asian="9pt" fo:background-color="#FFFF00"/>
    </style:style>
    <style:style style:name="T285" style:parent-style-name="段落フォント" style:family="text">
      <style:text-properties style:font-name="Arial" style:font-name-complex="Arial" fo:font-size="9pt" style:font-size-asian="9pt" fo:background-color="#FFFF00"/>
    </style:style>
    <style:style style:name="T286" style:parent-style-name="段落フォント" style:family="text">
      <style:text-properties style:font-name="Arial" style:font-name-complex="Arial" fo:font-size="9pt" style:font-size-asian="9pt"/>
    </style:style>
    <style:style style:name="T287" style:parent-style-name="段落フォント" style:family="text">
      <style:text-properties style:font-name="Arial" style:font-name-complex="Arial" fo:font-size="9pt" style:font-size-asian="9pt"/>
    </style:style>
    <style:style style:name="T288" style:parent-style-name="段落フォント" style:family="text">
      <style:text-properties style:font-name="Arial" style:font-name-complex="Arial" fo:font-size="9pt" style:font-size-asian="9pt"/>
    </style:style>
    <style:style style:name="T289" style:parent-style-name="段落フォント" style:family="text">
      <style:text-properties style:font-name="Arial" style:font-name-complex="Arial" fo:font-size="9pt" style:font-size-asian="9pt"/>
    </style:style>
    <style:style style:name="T290" style:parent-style-name="段落フォント" style:family="text">
      <style:text-properties style:font-name="Arial" style:font-name-complex="Arial" fo:font-size="9pt" style:font-size-asian="9pt"/>
    </style:style>
    <style:style style:name="T291" style:parent-style-name="段落フォント" style:family="text">
      <style:text-properties style:font-name="Arial" style:font-name-complex="Arial" fo:font-size="9pt" style:font-size-asian="9pt"/>
    </style:style>
    <style:style style:name="T292" style:parent-style-name="段落フォント" style:family="text">
      <style:text-properties style:font-name="Arial" style:font-name-complex="Arial" fo:font-size="9pt" style:font-size-asian="9pt"/>
    </style:style>
    <style:style style:name="T293" style:parent-style-name="段落フォント" style:family="text">
      <style:text-properties style:font-name="Arial" style:font-name-complex="Arial" fo:font-size="9pt" style:font-size-asian="9pt"/>
    </style:style>
    <style:style style:name="T294" style:parent-style-name="段落フォント" style:family="text">
      <style:text-properties style:font-name="Arial" style:font-name-complex="Arial" fo:font-size="9pt" style:font-size-asian="9pt"/>
    </style:style>
    <style:style style:name="T295" style:parent-style-name="段落フォント" style:family="text">
      <style:text-properties style:font-name="Arial" style:font-name-complex="Arial" fo:font-size="9pt" style:font-size-asian="9pt"/>
    </style:style>
    <style:style style:name="T296" style:parent-style-name="段落フォント" style:family="text">
      <style:text-properties style:font-name="Arial" style:font-name-complex="Arial" fo:font-size="9pt" style:font-size-asian="9pt"/>
    </style:style>
    <style:style style:name="T297" style:parent-style-name="段落フォント" style:family="text">
      <style:text-properties style:font-name="Arial" style:font-name-complex="Arial" fo:font-size="9pt" style:font-size-asian="9pt"/>
    </style:style>
    <style:style style:name="T298" style:parent-style-name="段落フォント" style:family="text">
      <style:text-properties style:font-name="Arial" style:font-name-complex="Arial" fo:font-size="9pt" style:font-size-asian="9pt"/>
    </style:style>
    <style:style style:name="T299" style:parent-style-name="段落フォント" style:family="text">
      <style:text-properties style:font-name="Arial" style:font-name-complex="Arial" fo:font-size="9pt" style:font-size-asian="9pt"/>
    </style:style>
    <style:style style:name="T300" style:parent-style-name="段落フォント" style:family="text">
      <style:text-properties style:font-name="Arial" style:font-name-complex="Arial" fo:font-size="9pt" style:font-size-asian="9pt"/>
    </style:style>
    <style:style style:name="T301" style:parent-style-name="段落フォント" style:family="text">
      <style:text-properties style:font-name="Arial" style:font-name-complex="Arial" fo:font-size="9pt" style:font-size-asian="9pt"/>
    </style:style>
    <style:style style:name="T302" style:parent-style-name="段落フォント" style:family="text">
      <style:text-properties style:font-name="Arial" style:font-name-complex="Arial" fo:font-size="9pt" style:font-size-asian="9pt"/>
    </style:style>
    <style:style style:name="P303" style:parent-style-name="Standard" style:family="paragraph">
      <style:paragraph-properties fo:widows="2" fo:orphans="2" fo:text-align="start"/>
      <style:text-properties style:font-name="Arial" style:font-name-complex="Arial" fo:font-size="9pt" style:font-size-asian="9pt"/>
    </style:style>
    <style:style style:name="P304" style:parent-style-name="見出し1" style:family="paragraph">
      <style:paragraph-properties fo:break-before="page"/>
    </style:style>
    <style:style style:name="T305" style:parent-style-name="段落フォント" style:family="text">
      <style:text-properties style:font-name="Arial" style:font-name-complex="Arial" fo:font-weight="bold" style:font-weight-asian="bold" fo:font-size="9pt" style:font-size-asian="9pt" fo:background-color="#FFFF00"/>
    </style:style>
    <style:style style:name="P306" style:parent-style-name="標準" style:family="paragraph">
      <style:paragraph-properties fo:text-align="start"/>
    </style:style>
    <style:style style:name="T307" style:parent-style-name="段落フォント" style:family="text">
      <style:text-properties style:font-name="Yu Gothic UI"/>
    </style:style>
    <style:style style:name="T308" style:parent-style-name="段落フォント" style:family="text">
      <style:text-properties style:font-name="Yu Gothic UI"/>
    </style:style>
    <style:style style:name="T309" style:parent-style-name="段落フォント" style:family="text">
      <style:text-properties style:font-name="Yu Gothic UI"/>
    </style:style>
    <style:style style:name="T310" style:parent-style-name="段落フォント" style:family="text">
      <style:text-properties style:font-name="Arial" style:font-name-complex="Arial" fo:font-weight="bold" style:font-weight-asian="bold" fo:font-size="9pt" style:font-size-asian="9pt" fo:background-color="#FFFF00"/>
    </style:style>
    <style:style style:name="T311" style:parent-style-name="段落フォント" style:family="text">
      <style:text-properties style:font-name="Arial" style:font-name-complex="Arial" fo:font-weight="bold" style:font-weight-asian="bold" fo:font-size="9pt" style:font-size-asian="9pt"/>
    </style:style>
    <style:style style:name="T312" style:parent-style-name="段落フォント" style:family="text">
      <style:text-properties style:font-name="Arial" style:font-name-complex="Arial" fo:font-weight="bold" style:font-weight-asian="bold" fo:font-size="9pt" style:font-size-asian="9pt"/>
    </style:style>
    <style:style style:name="T313" style:parent-style-name="段落フォント" style:family="text">
      <style:text-properties style:font-name="Arial" style:font-name-complex="Arial" fo:font-weight="bold" style:font-weight-asian="bold" fo:font-size="9pt" style:font-size-asian="9pt"/>
    </style:style>
    <style:style style:name="T314" style:parent-style-name="段落フォント" style:family="text">
      <style:text-properties style:font-name="Arial" style:font-name-complex="Arial" fo:font-size="9pt" style:font-size-asian="9pt"/>
    </style:style>
    <style:style style:name="T315" style:parent-style-name="段落フォント" style:family="text">
      <style:text-properties style:font-name="Arial" style:font-name-complex="Arial" fo:font-size="9pt" style:font-size-asian="9pt"/>
    </style:style>
    <style:style style:name="T316" style:parent-style-name="段落フォント" style:family="text">
      <style:text-properties style:font-name="Arial" style:font-name-complex="Arial" fo:font-size="9pt" style:font-size-asian="9pt"/>
    </style:style>
    <style:style style:name="T317" style:parent-style-name="段落フォント" style:family="text">
      <style:text-properties style:font-name="Arial" style:font-name-complex="Arial" fo:font-size="9pt" style:font-size-asian="9pt"/>
    </style:style>
    <style:style style:name="T318" style:parent-style-name="段落フォント" style:family="text">
      <style:text-properties style:font-name="Arial" style:font-name-complex="Arial" fo:font-size="9pt" style:font-size-asian="9pt"/>
    </style:style>
    <style:style style:name="T319" style:parent-style-name="段落フォント" style:family="text">
      <style:text-properties style:font-name="Arial" style:font-name-complex="Arial" fo:font-size="9pt" style:font-size-asian="9pt"/>
    </style:style>
    <style:style style:name="T320" style:parent-style-name="段落フォント" style:family="text">
      <style:text-properties style:font-name="Arial" style:font-name-complex="Arial" fo:font-size="9pt" style:font-size-asian="9pt" fo:background-color="#FFFF00"/>
    </style:style>
    <style:style style:name="T321" style:parent-style-name="段落フォント" style:family="text">
      <style:text-properties style:font-name="Arial" style:font-name-complex="Arial" fo:font-size="9pt" style:font-size-asian="9pt" fo:background-color="#FFFF00"/>
    </style:style>
    <style:style style:name="T322" style:parent-style-name="段落フォント" style:family="text">
      <style:text-properties style:font-name="Arial" style:font-name-complex="Arial" fo:font-size="9pt" style:font-size-asian="9pt"/>
    </style:style>
    <style:style style:name="T323" style:parent-style-name="段落フォント" style:family="text">
      <style:text-properties style:font-name="Arial" style:font-name-complex="Arial" fo:font-size="9pt" style:font-size-asian="9pt"/>
    </style:style>
    <style:style style:name="T324" style:parent-style-name="段落フォント" style:family="text">
      <style:text-properties style:font-name="Arial" style:font-name-complex="Arial" fo:font-size="9pt" style:font-size-asian="9pt"/>
    </style:style>
    <style:style style:name="T325" style:parent-style-name="段落フォント" style:family="text">
      <style:text-properties style:font-name="Arial" style:font-name-complex="Arial" fo:font-size="9pt" style:font-size-asian="9pt"/>
    </style:style>
    <style:style style:name="T326" style:parent-style-name="段落フォント" style:family="text">
      <style:text-properties style:font-name="Arial" style:font-name-complex="Arial" fo:font-size="9pt" style:font-size-asian="9pt"/>
    </style:style>
    <style:style style:name="T327" style:parent-style-name="段落フォント" style:family="text">
      <style:text-properties style:font-name="Arial" style:font-name-complex="Arial" fo:font-size="9pt" style:font-size-asian="9pt"/>
    </style:style>
    <style:style style:name="T328" style:parent-style-name="段落フォント" style:family="text">
      <style:text-properties style:font-name="Arial" style:font-name-complex="Arial" fo:font-size="9pt" style:font-size-asian="9pt"/>
    </style:style>
    <style:style style:name="T329" style:parent-style-name="段落フォント" style:family="text">
      <style:text-properties style:font-name="Arial" style:font-name-complex="Arial" fo:font-size="9pt" style:font-size-asian="9pt"/>
    </style:style>
    <style:style style:name="T330" style:parent-style-name="段落フォント" style:family="text">
      <style:text-properties style:font-name="Arial" style:font-name-complex="Arial" fo:font-size="9pt" style:font-size-asian="9pt"/>
    </style:style>
    <style:style style:name="T331" style:parent-style-name="段落フォント" style:family="text">
      <style:text-properties style:font-name="Arial" style:font-name-complex="Arial" fo:font-size="9pt" style:font-size-asian="9pt"/>
    </style:style>
    <style:style style:name="T332" style:parent-style-name="段落フォント" style:family="text">
      <style:text-properties style:font-name="Arial" style:font-name-complex="Arial" fo:font-size="9pt" style:font-size-asian="9pt"/>
    </style:style>
    <style:style style:name="T333" style:parent-style-name="段落フォント" style:family="text">
      <style:text-properties style:font-name="Arial" style:font-name-complex="Arial" fo:font-size="9pt" style:font-size-asian="9pt"/>
    </style:style>
    <style:style style:name="T334" style:parent-style-name="段落フォント" style:family="text">
      <style:text-properties style:font-name="Arial" style:font-name-complex="Arial" fo:font-size="9pt" style:font-size-asian="9pt"/>
    </style:style>
    <style:style style:name="T335" style:parent-style-name="段落フォント" style:family="text">
      <style:text-properties style:font-name="Arial" style:font-name-complex="Arial" fo:font-size="9pt" style:font-size-asian="9pt"/>
    </style:style>
    <style:style style:name="P336" style:parent-style-name="Standard" style:family="paragraph">
      <style:paragraph-properties fo:margin-top="0.125in"/>
    </style:style>
    <style:style style:name="T337" style:parent-style-name="段落フォント" style:family="text">
      <style:text-properties style:font-name="Arial" style:font-name-complex="Arial" fo:font-weight="bold" style:font-weight-asian="bold" fo:font-size="9pt" style:font-size-asian="9pt"/>
    </style:style>
    <style:style style:name="T338" style:parent-style-name="段落フォント" style:family="text">
      <style:text-properties style:font-name="Arial" style:font-name-complex="Arial" fo:font-weight="bold" style:font-weight-asian="bold" fo:font-size="9pt" style:font-size-asian="9pt"/>
    </style:style>
    <style:style style:name="T339" style:parent-style-name="段落フォント" style:family="text">
      <style:text-properties style:font-name="Arial" style:font-name-complex="Arial" fo:font-weight="bold" style:font-weight-asian="bold" fo:font-size="9pt" style:font-size-asian="9pt"/>
    </style:style>
    <style:style style:name="T340" style:parent-style-name="段落フォント" style:family="text">
      <style:text-properties style:font-name="Arial" style:font-name-complex="Arial" fo:font-weight="bold" style:font-weight-asian="bold" fo:font-size="9pt" style:font-size-asian="9pt"/>
    </style:style>
    <style:style style:name="T341" style:parent-style-name="段落フォント" style:family="text">
      <style:text-properties style:font-name="Arial" style:font-name-complex="Arial" fo:font-weight="bold" style:font-weight-asian="bold" fo:font-size="9pt" style:font-size-asian="9pt"/>
    </style:style>
    <style:style style:name="T342" style:parent-style-name="段落フォント" style:family="text">
      <style:text-properties style:font-name="Arial" style:font-name-complex="Arial" fo:font-weight="bold" style:font-weight-asian="bold" fo:font-size="9pt" style:font-size-asian="9pt"/>
    </style:style>
    <style:style style:name="T343" style:parent-style-name="段落フォント" style:family="text">
      <style:text-properties style:font-name="Arial" style:font-name-complex="Arial" fo:font-weight="bold" style:font-weight-asian="bold" fo:font-size="9pt" style:font-size-asian="9pt"/>
    </style:style>
    <style:style style:name="T344" style:parent-style-name="段落フォント" style:family="text">
      <style:text-properties style:font-name="Arial" style:font-name-complex="Arial" fo:font-weight="bold" style:font-weight-asian="bold" fo:font-size="9pt" style:font-size-asian="9pt"/>
    </style:style>
    <style:style style:name="T345" style:parent-style-name="段落フォント" style:family="text">
      <style:text-properties style:font-name="Arial" style:font-name-complex="Arial" fo:font-size="9pt" style:font-size-asian="9pt"/>
    </style:style>
    <style:style style:name="T346" style:parent-style-name="段落フォント" style:family="text">
      <style:text-properties style:font-name="Arial" style:font-name-complex="Arial" fo:font-size="9pt" style:font-size-asian="9pt"/>
    </style:style>
    <style:style style:name="T347" style:parent-style-name="段落フォント" style:family="text">
      <style:text-properties style:font-name="Arial" style:font-name-complex="Arial" fo:font-size="9pt" style:font-size-asian="9pt"/>
    </style:style>
    <style:style style:name="T348" style:parent-style-name="段落フォント" style:family="text">
      <style:text-properties style:font-name="Arial" style:font-name-complex="Arial" fo:font-size="9pt" style:font-size-asian="9pt"/>
    </style:style>
    <style:style style:name="T349" style:parent-style-name="段落フォント" style:family="text">
      <style:text-properties style:font-name="Arial" style:font-name-complex="Arial" fo:font-size="9pt" style:font-size-asian="9pt"/>
    </style:style>
    <style:style style:name="T350" style:parent-style-name="段落フォント" style:family="text">
      <style:text-properties style:font-name="Arial" style:font-name-complex="Arial" fo:font-size="9pt" style:font-size-asian="9pt"/>
    </style:style>
    <style:style style:name="T351" style:parent-style-name="段落フォント" style:family="text">
      <style:text-properties style:font-name="Arial" style:font-name-complex="Arial" fo:font-size="9pt" style:font-size-asian="9pt"/>
    </style:style>
    <style:style style:name="T352" style:parent-style-name="段落フォント" style:family="text">
      <style:text-properties style:font-name="Arial" style:font-name-complex="Arial" fo:font-size="9pt" style:font-size-asian="9pt"/>
    </style:style>
    <style:style style:name="T353" style:parent-style-name="段落フォント" style:family="text">
      <style:text-properties style:font-name="Arial" style:font-name-complex="Arial" fo:font-size="9pt" style:font-size-asian="9pt"/>
    </style:style>
    <style:style style:name="T354" style:parent-style-name="段落フォント" style:family="text">
      <style:text-properties style:font-name="Arial" style:font-name-complex="Arial" fo:font-size="9pt" style:font-size-asian="9pt" fo:background-color="#FFFF00"/>
    </style:style>
    <style:style style:name="T355" style:parent-style-name="段落フォント" style:family="text">
      <style:text-properties style:font-name="Arial" style:font-name-complex="Arial" fo:font-size="9pt" style:font-size-asian="9pt" fo:background-color="#FFFF00"/>
    </style:style>
    <style:style style:name="T356" style:parent-style-name="段落フォント" style:family="text">
      <style:text-properties style:font-name="Arial" style:font-name-complex="Arial" fo:font-size="9pt" style:font-size-asian="9pt" fo:background-color="#FFFF00"/>
    </style:style>
    <style:style style:name="T357" style:parent-style-name="段落フォント" style:family="text">
      <style:text-properties style:font-name="Arial" style:font-name-complex="Arial" fo:font-size="9pt" style:font-size-asian="9pt" fo:background-color="#FFFF00"/>
    </style:style>
    <style:style style:name="T358" style:parent-style-name="段落フォント" style:family="text">
      <style:text-properties style:font-name="Arial" style:font-name-complex="Arial" fo:font-size="9pt" style:font-size-asian="9pt" fo:background-color="#FFFF00"/>
    </style:style>
    <style:style style:name="T359" style:parent-style-name="段落フォント" style:family="text">
      <style:text-properties style:font-name="Arial" style:font-name-complex="Arial" fo:font-size="9pt" style:font-size-asian="9pt" fo:background-color="#FFFF00"/>
    </style:style>
    <style:style style:name="T360" style:parent-style-name="段落フォント" style:family="text">
      <style:text-properties style:font-name="Arial" style:font-name-complex="Arial" fo:font-size="9pt" style:font-size-asian="9pt"/>
    </style:style>
    <style:style style:name="T361" style:parent-style-name="段落フォント" style:family="text">
      <style:text-properties style:font-name="Arial" style:font-name-complex="Arial" fo:font-size="9pt" style:font-size-asian="9pt"/>
    </style:style>
    <style:style style:name="T362" style:parent-style-name="段落フォント" style:family="text">
      <style:text-properties style:font-name="Arial" style:font-name-complex="Arial" fo:font-size="9pt" style:font-size-asian="9pt"/>
    </style:style>
    <style:style style:name="T363" style:parent-style-name="段落フォント" style:family="text">
      <style:text-properties style:font-name="Arial" style:font-name-complex="Arial" fo:font-size="9pt" style:font-size-asian="9pt"/>
    </style:style>
    <style:style style:name="T364" style:parent-style-name="段落フォント" style:family="text">
      <style:text-properties style:font-name="Arial" style:font-name-complex="Arial" fo:font-size="9pt" style:font-size-asian="9pt"/>
    </style:style>
    <style:style style:name="T365" style:parent-style-name="段落フォント" style:family="text">
      <style:text-properties style:font-name="Arial" style:font-name-complex="Arial" fo:font-size="9pt" style:font-size-asian="9pt"/>
    </style:style>
    <style:style style:name="T366" style:parent-style-name="段落フォント" style:family="text">
      <style:text-properties style:font-name="Arial" style:font-name-complex="Arial" fo:font-size="9pt" style:font-size-asian="9pt"/>
    </style:style>
    <style:style style:name="T367" style:parent-style-name="段落フォント" style:family="text">
      <style:text-properties style:font-name="Arial" style:font-name-complex="Arial" fo:font-size="9pt" style:font-size-asian="9pt"/>
    </style:style>
    <style:style style:name="T368" style:parent-style-name="段落フォント" style:family="text">
      <style:text-properties style:font-name="Arial" style:font-name-complex="Arial" fo:font-size="9pt" style:font-size-asian="9pt"/>
    </style:style>
    <style:style style:name="T369" style:parent-style-name="段落フォント" style:family="text">
      <style:text-properties style:font-name="Arial" style:font-name-complex="Arial" fo:font-size="9pt" style:font-size-asian="9pt"/>
    </style:style>
    <style:style style:name="P370" style:parent-style-name="Standard" style:family="paragraph">
      <style:paragraph-properties fo:margin-top="0.125in"/>
    </style:style>
    <style:style style:name="T371" style:parent-style-name="段落フォント" style:family="text">
      <style:text-properties style:font-name="Arial" style:font-name-complex="Arial" fo:font-weight="bold" style:font-weight-asian="bold" fo:font-size="9pt" style:font-size-asian="9pt"/>
    </style:style>
    <style:style style:name="T372" style:parent-style-name="段落フォント" style:family="text">
      <style:text-properties style:font-name="Arial" style:font-name-complex="Arial" fo:font-weight="bold" style:font-weight-asian="bold" fo:font-size="9pt" style:font-size-asian="9pt"/>
    </style:style>
    <style:style style:name="T373" style:parent-style-name="段落フォント" style:family="text">
      <style:text-properties style:font-name="Arial" style:font-name-complex="Arial" fo:font-size="9pt" style:font-size-asian="9pt"/>
    </style:style>
    <style:style style:name="T374" style:parent-style-name="段落フォント" style:family="text">
      <style:text-properties style:font-name="Arial" style:font-name-complex="Arial" fo:font-size="9pt" style:font-size-asian="9pt"/>
    </style:style>
    <style:style style:name="T375" style:parent-style-name="段落フォント" style:family="text">
      <style:text-properties style:font-name="Arial" style:font-name-complex="Arial" fo:font-size="9pt" style:font-size-asian="9pt"/>
    </style:style>
    <style:style style:name="T376" style:parent-style-name="段落フォント" style:family="text">
      <style:text-properties style:font-name="Arial" style:font-name-complex="Arial" fo:font-size="9pt" style:font-size-asian="9pt"/>
    </style:style>
    <style:style style:name="T377" style:parent-style-name="段落フォント" style:family="text">
      <style:text-properties style:font-name="Arial" style:font-name-complex="Arial" fo:font-size="9pt" style:font-size-asian="9pt"/>
    </style:style>
    <style:style style:name="T378" style:parent-style-name="段落フォント" style:family="text">
      <style:text-properties style:font-name="Arial" style:font-name-complex="Arial" fo:font-size="9pt" style:font-size-asian="9pt"/>
    </style:style>
    <style:style style:name="T379" style:parent-style-name="段落フォント" style:family="text">
      <style:text-properties style:font-name="Arial" style:font-name-complex="Arial" fo:font-size="9pt" style:font-size-asian="9pt"/>
    </style:style>
    <style:style style:name="T380" style:parent-style-name="段落フォント" style:family="text">
      <style:text-properties style:font-name="Arial" style:font-name-complex="Arial" fo:font-size="9pt" style:font-size-asian="9pt"/>
    </style:style>
    <style:style style:name="T381" style:parent-style-name="段落フォント" style:family="text">
      <style:text-properties style:font-name="Arial" style:font-name-complex="Arial" fo:font-size="9pt" style:font-size-asian="9pt"/>
    </style:style>
    <style:style style:name="T382" style:parent-style-name="段落フォント" style:family="text">
      <style:text-properties style:font-name="Arial" style:font-name-complex="Arial" fo:font-size="9pt" style:font-size-asian="9pt"/>
    </style:style>
    <style:style style:name="T383" style:parent-style-name="段落フォント" style:family="text">
      <style:text-properties style:font-name="Arial" style:font-name-complex="Arial" fo:font-size="9pt" style:font-size-asian="9pt"/>
    </style:style>
    <style:style style:name="T384" style:parent-style-name="段落フォント" style:family="text">
      <style:text-properties style:font-name="Arial" style:font-name-complex="Arial" fo:font-size="9pt" style:font-size-asian="9pt"/>
    </style:style>
    <style:style style:name="T385" style:parent-style-name="段落フォント" style:family="text">
      <style:text-properties style:font-name="Arial" style:font-name-complex="Arial" fo:font-size="9pt" style:font-size-asian="9pt"/>
    </style:style>
    <style:style style:name="T386" style:parent-style-name="段落フォント" style:family="text">
      <style:text-properties style:font-name="Arial" style:font-name-complex="Arial" fo:font-size="9pt" style:font-size-asian="9pt"/>
    </style:style>
    <style:style style:name="T387" style:parent-style-name="段落フォント" style:family="text">
      <style:text-properties style:font-name="Arial" style:font-name-complex="Arial" fo:font-size="9pt" style:font-size-asian="9pt"/>
    </style:style>
    <style:style style:name="T388" style:parent-style-name="段落フォント" style:family="text">
      <style:text-properties style:font-name="Arial" style:font-name-complex="Arial" fo:font-size="9pt" style:font-size-asian="9pt"/>
    </style:style>
    <style:style style:name="T389" style:parent-style-name="段落フォント" style:family="text">
      <style:text-properties style:font-name="Arial" style:font-name-complex="Arial" fo:font-size="9pt" style:font-size-asian="9pt"/>
    </style:style>
    <style:style style:name="P390" style:parent-style-name="Standard" style:family="paragraph">
      <style:paragraph-properties fo:margin-top="0.125in"/>
    </style:style>
    <style:style style:name="T391" style:parent-style-name="段落フォント" style:family="text">
      <style:text-properties style:font-name="Arial" style:font-name-complex="Arial" fo:font-weight="bold" style:font-weight-asian="bold" style:font-weight-complex="bold" fo:font-size="9pt" style:font-size-asian="9pt"/>
    </style:style>
    <style:style style:name="T392" style:parent-style-name="段落フォント" style:family="text">
      <style:text-properties style:font-name="Arial" style:font-name-complex="Arial" fo:font-size="9pt" style:font-size-asian="9pt"/>
    </style:style>
    <style:style style:name="T393" style:parent-style-name="段落フォント" style:family="text">
      <style:text-properties style:font-name="Arial" style:font-name-complex="Arial" fo:font-size="9pt" style:font-size-asian="9pt" fo:background-color="#FFFF00"/>
    </style:style>
    <style:style style:name="T394" style:parent-style-name="段落フォント" style:family="text">
      <style:text-properties style:font-name="Arial" style:font-name-complex="Arial" fo:font-size="9pt" style:font-size-asian="9pt"/>
    </style:style>
    <style:style style:name="T395" style:parent-style-name="段落フォント" style:family="text">
      <style:text-properties style:font-name="Arial" style:font-name-complex="Arial" fo:font-size="9pt" style:font-size-asian="9pt"/>
    </style:style>
    <style:style style:name="T396" style:parent-style-name="段落フォント" style:family="text">
      <style:text-properties style:font-name="Arial" style:font-name-complex="Arial" fo:font-size="9pt" style:font-size-asian="9pt"/>
    </style:style>
    <style:style style:name="T397" style:parent-style-name="段落フォント" style:family="text">
      <style:text-properties style:font-name="Arial" style:font-name-complex="Arial" fo:font-size="9pt" style:font-size-asian="9pt"/>
    </style:style>
    <style:style style:name="T398" style:parent-style-name="段落フォント" style:family="text">
      <style:text-properties style:font-name="Arial" style:font-name-complex="Arial" fo:font-size="9pt" style:font-size-asian="9pt"/>
    </style:style>
    <style:style style:name="T399" style:parent-style-name="段落フォント" style:family="text">
      <style:text-properties style:font-name="Arial" style:font-name-complex="Arial" fo:font-size="9pt" style:font-size-asian="9pt"/>
    </style:style>
    <style:style style:name="P400" style:parent-style-name="Standard" style:family="paragraph">
      <style:paragraph-properties fo:margin-top="0.125in"/>
    </style:style>
    <style:style style:name="T401" style:parent-style-name="段落フォント" style:family="text">
      <style:text-properties style:font-name="Arial" style:font-name-complex="Arial" fo:font-weight="bold" style:font-weight-asian="bold" fo:font-size="9pt" style:font-size-asian="9pt"/>
    </style:style>
    <style:style style:name="T402" style:parent-style-name="段落フォント" style:family="text">
      <style:text-properties style:font-name="Arial" style:font-name-complex="Arial" fo:font-weight="bold" style:font-weight-asian="bold" fo:font-size="9pt" style:font-size-asian="9pt"/>
    </style:style>
    <style:style style:name="T403" style:parent-style-name="段落フォント" style:family="text">
      <style:text-properties style:font-name="Arial" style:font-name-complex="Arial" fo:font-size="9pt" style:font-size-asian="9pt"/>
    </style:style>
    <style:style style:name="T404" style:parent-style-name="段落フォント" style:family="text">
      <style:text-properties style:font-name="Arial" style:font-name-complex="Arial" fo:font-size="9pt" style:font-size-asian="9pt"/>
    </style:style>
    <style:style style:name="T405" style:parent-style-name="段落フォント" style:family="text">
      <style:text-properties style:font-name="Arial" style:font-name-complex="Arial" fo:font-size="9pt" style:font-size-asian="9pt"/>
    </style:style>
    <style:style style:name="T406" style:parent-style-name="段落フォント" style:family="text">
      <style:text-properties style:font-name="Arial" style:font-name-complex="Arial" fo:font-size="9pt" style:font-size-asian="9pt"/>
    </style:style>
    <style:style style:name="T407" style:parent-style-name="段落フォント" style:family="text">
      <style:text-properties style:font-name="Arial" style:font-name-complex="Arial" fo:font-size="9pt" style:font-size-asian="9pt"/>
    </style:style>
    <style:style style:name="P408" style:parent-style-name="Standard" style:family="paragraph">
      <style:paragraph-properties fo:margin-top="0.125in"/>
    </style:style>
    <style:style style:name="T409" style:parent-style-name="段落フォント" style:family="text">
      <style:text-properties style:font-name="Arial" style:font-name-complex="Arial" fo:font-weight="bold" style:font-weight-asian="bold" fo:font-size="9pt" style:font-size-asian="9pt"/>
    </style:style>
    <style:style style:name="T410" style:parent-style-name="段落フォント" style:family="text">
      <style:text-properties style:font-name="Arial" style:font-name-complex="Arial" fo:font-weight="bold" style:font-weight-asian="bold" fo:font-size="9pt" style:font-size-asian="9pt"/>
    </style:style>
    <style:style style:name="T411" style:parent-style-name="段落フォント" style:family="text">
      <style:text-properties style:font-name="Arial" style:font-name-complex="Arial" fo:font-weight="bold" style:font-weight-asian="bold" fo:font-size="9pt" style:font-size-asian="9pt"/>
    </style:style>
    <style:style style:name="T412" style:parent-style-name="段落フォント" style:family="text">
      <style:text-properties style:font-name="Arial" style:font-name-complex="Arial" fo:font-size="9pt" style:font-size-asian="9pt"/>
    </style:style>
    <style:style style:name="T413" style:parent-style-name="段落フォント" style:family="text">
      <style:text-properties style:font-name="Arial" style:font-name-complex="Arial" fo:font-size="9pt" style:font-size-asian="9pt"/>
    </style:style>
    <style:style style:name="T414" style:parent-style-name="段落フォント" style:family="text">
      <style:text-properties style:font-name="Arial" style:font-name-complex="Arial" fo:font-size="9pt" style:font-size-asian="9pt"/>
    </style:style>
    <style:style style:name="T415" style:parent-style-name="段落フォント" style:family="text">
      <style:text-properties style:font-name="Arial" style:font-name-complex="Arial" fo:font-size="9pt" style:font-size-asian="9pt"/>
    </style:style>
    <style:style style:name="T416" style:parent-style-name="段落フォント" style:family="text">
      <style:text-properties style:font-name="Arial" style:font-name-complex="Arial" fo:font-size="9pt" style:font-size-asian="9pt" fo:background-color="#FFFF00"/>
    </style:style>
    <style:style style:name="T417" style:parent-style-name="段落フォント" style:family="text">
      <style:text-properties style:font-name="Arial" style:font-name-complex="Arial" fo:font-size="9pt" style:font-size-asian="9pt" fo:background-color="#FFFF00"/>
    </style:style>
    <style:style style:name="T418" style:parent-style-name="段落フォント" style:family="text">
      <style:text-properties style:font-name="Arial" style:font-name-complex="Arial" fo:font-size="9pt" style:font-size-asian="9pt" fo:background-color="#FFFF00"/>
    </style:style>
    <style:style style:name="T419" style:parent-style-name="段落フォント" style:family="text">
      <style:text-properties style:font-name="Arial" style:font-name-complex="Arial" fo:font-size="9pt" style:font-size-asian="9pt" fo:background-color="#FFFF00"/>
    </style:style>
    <style:style style:name="T420" style:parent-style-name="段落フォント" style:family="text">
      <style:text-properties style:font-name="Arial" style:font-name-complex="Arial" fo:font-size="9pt" style:font-size-asian="9pt" fo:background-color="#FFFF00"/>
    </style:style>
    <style:style style:name="T421" style:parent-style-name="段落フォント" style:family="text">
      <style:text-properties style:font-name="Arial" style:font-name-complex="Arial" fo:font-size="9pt" style:font-size-asian="9pt" fo:background-color="#FFFF00"/>
    </style:style>
    <style:style style:name="T422" style:parent-style-name="段落フォント" style:family="text">
      <style:text-properties style:font-name="Arial" style:font-name-complex="Arial" fo:font-size="9pt" style:font-size-asian="9pt" fo:background-color="#FFFF00"/>
    </style:style>
    <style:style style:name="T423" style:parent-style-name="段落フォント" style:family="text">
      <style:text-properties style:font-name="Arial" style:font-name-complex="Arial" fo:font-size="9pt" style:font-size-asian="9pt" fo:background-color="#FFFF00"/>
    </style:style>
    <style:style style:name="T424" style:parent-style-name="段落フォント" style:family="text">
      <style:text-properties style:font-name="Arial" style:font-name-complex="Arial" fo:font-size="9pt" style:font-size-asian="9pt"/>
    </style:style>
    <style:style style:name="T425" style:parent-style-name="段落フォント" style:family="text">
      <style:text-properties style:font-name="Arial" style:font-name-complex="Arial" fo:font-size="9pt" style:font-size-asian="9pt"/>
    </style:style>
    <style:style style:name="T426" style:parent-style-name="段落フォント" style:family="text">
      <style:text-properties style:font-name="Arial" style:font-name-complex="Arial" fo:font-size="9pt" style:font-size-asian="9pt"/>
    </style:style>
    <style:style style:name="T427" style:parent-style-name="段落フォント" style:family="text">
      <style:text-properties style:font-name="Arial" style:font-name-complex="Arial" fo:font-size="9pt" style:font-size-asian="9pt"/>
    </style:style>
    <style:style style:name="T428" style:parent-style-name="段落フォント" style:family="text">
      <style:text-properties style:font-name="Arial" style:font-name-complex="Arial" fo:font-size="9pt" style:font-size-asian="9pt"/>
    </style:style>
    <style:style style:name="T429" style:parent-style-name="段落フォント" style:family="text">
      <style:text-properties style:font-name="Arial" style:font-name-complex="Arial" fo:font-size="9pt" style:font-size-asian="9pt"/>
    </style:style>
    <style:style style:name="T430" style:parent-style-name="段落フォント" style:family="text">
      <style:text-properties style:font-name="Arial" style:font-name-complex="Arial" fo:font-size="9pt" style:font-size-asian="9pt"/>
    </style:style>
    <style:style style:name="T431" style:parent-style-name="段落フォント" style:family="text">
      <style:text-properties style:font-name="Arial" style:font-name-complex="Arial" fo:font-size="9pt" style:font-size-asian="9pt"/>
    </style:style>
    <style:style style:name="T432" style:parent-style-name="段落フォント" style:family="text">
      <style:text-properties style:font-name="Arial" style:font-name-complex="Arial" fo:font-size="9pt" style:font-size-asian="9pt"/>
    </style:style>
    <style:style style:name="T433" style:parent-style-name="段落フォント" style:family="text">
      <style:text-properties style:font-name="Arial" style:font-name-complex="Arial" fo:font-size="9pt" style:font-size-asian="9pt"/>
    </style:style>
    <style:style style:name="T434" style:parent-style-name="段落フォント" style:family="text">
      <style:text-properties style:font-name="Arial" style:font-name-complex="Arial" fo:font-size="9pt" style:font-size-asian="9pt"/>
    </style:style>
    <style:style style:name="T435" style:parent-style-name="段落フォント" style:family="text">
      <style:text-properties style:font-name="Arial" style:font-name-complex="Arial" fo:font-size="9pt" style:font-size-asian="9pt"/>
    </style:style>
    <style:style style:name="T436" style:parent-style-name="段落フォント" style:family="text">
      <style:text-properties style:font-name="Arial" style:font-name-complex="Arial" fo:font-size="9pt" style:font-size-asian="9pt"/>
    </style:style>
    <style:style style:name="T437" style:parent-style-name="段落フォント" style:family="text">
      <style:text-properties style:font-name="Arial" style:font-name-complex="Arial" fo:font-size="9pt" style:font-size-asian="9pt"/>
    </style:style>
    <style:style style:name="P438" style:parent-style-name="Standard" style:family="paragraph">
      <style:paragraph-properties fo:margin-top="0.125in"/>
    </style:style>
    <style:style style:name="T439" style:parent-style-name="段落フォント" style:family="text">
      <style:text-properties style:font-name="Arial" style:font-name-complex="Arial" fo:font-weight="bold" style:font-weight-asian="bold" fo:font-size="9pt" style:font-size-asian="9pt"/>
    </style:style>
    <style:style style:name="T440" style:parent-style-name="段落フォント" style:family="text">
      <style:text-properties style:font-name="Arial" style:font-name-complex="Arial" fo:font-weight="bold" style:font-weight-asian="bold" fo:font-size="9pt" style:font-size-asian="9pt"/>
    </style:style>
    <style:style style:name="T441" style:parent-style-name="段落フォント" style:family="text">
      <style:text-properties style:font-name="Arial" style:font-name-complex="Arial" fo:font-weight="bold" style:font-weight-asian="bold" fo:font-size="9pt" style:font-size-asian="9pt"/>
    </style:style>
    <style:style style:name="T442" style:parent-style-name="段落フォント" style:family="text">
      <style:text-properties style:font-name="Arial" style:font-name-complex="Arial" fo:font-weight="bold" style:font-weight-asian="bold" fo:font-size="9pt" style:font-size-asian="9pt"/>
    </style:style>
    <style:style style:name="T443" style:parent-style-name="段落フォント" style:family="text">
      <style:text-properties style:font-name="Arial" style:font-name-complex="Arial" fo:font-weight="bold" style:font-weight-asian="bold" fo:font-size="9pt" style:font-size-asian="9pt"/>
    </style:style>
    <style:style style:name="T444" style:parent-style-name="段落フォント" style:family="text">
      <style:text-properties style:font-name="Arial" style:font-name-complex="Arial" fo:font-size="9pt" style:font-size-asian="9pt"/>
    </style:style>
    <style:style style:name="T445" style:parent-style-name="段落フォント" style:family="text">
      <style:text-properties style:font-name="Arial" style:font-name-complex="Arial" fo:font-size="9pt" style:font-size-asian="9pt"/>
    </style:style>
    <style:style style:name="T446" style:parent-style-name="段落フォント" style:family="text">
      <style:text-properties style:font-name="Arial" style:font-name-complex="Arial" fo:font-size="9pt" style:font-size-asian="9pt"/>
    </style:style>
    <style:style style:name="T447" style:parent-style-name="段落フォント" style:family="text">
      <style:text-properties style:font-name="Arial" style:font-name-complex="Arial" fo:font-size="9pt" style:font-size-asian="9pt"/>
    </style:style>
    <style:style style:name="T448" style:parent-style-name="段落フォント" style:family="text">
      <style:text-properties style:font-name="Arial" style:font-name-complex="Arial" fo:font-size="9pt" style:font-size-asian="9pt"/>
    </style:style>
    <style:style style:name="T449" style:parent-style-name="段落フォント" style:family="text">
      <style:text-properties style:font-name="Arial" style:font-name-complex="Arial" fo:font-size="9pt" style:font-size-asian="9pt"/>
    </style:style>
    <style:style style:name="T450" style:parent-style-name="段落フォント" style:family="text">
      <style:text-properties style:font-name="Arial" style:font-name-complex="Arial" fo:font-size="9pt" style:font-size-asian="9pt"/>
    </style:style>
    <style:style style:name="T451" style:parent-style-name="段落フォント" style:family="text">
      <style:text-properties style:font-name="Arial" style:font-name-complex="Arial" fo:font-size="9pt" style:font-size-asian="9pt"/>
    </style:style>
    <style:style style:name="T452" style:parent-style-name="段落フォント" style:family="text">
      <style:text-properties style:font-name="Arial" style:font-name-complex="Arial" fo:font-size="9pt" style:font-size-asian="9pt"/>
    </style:style>
    <style:style style:name="T453" style:parent-style-name="段落フォント" style:family="text">
      <style:text-properties style:font-name="Arial" style:font-name-complex="Arial" fo:font-size="9pt" style:font-size-asian="9pt"/>
    </style:style>
    <style:style style:name="T454" style:parent-style-name="段落フォント" style:family="text">
      <style:text-properties style:font-name="Arial" style:font-name-complex="Arial" fo:font-size="9pt" style:font-size-asian="9pt"/>
    </style:style>
    <style:style style:name="T455" style:parent-style-name="段落フォント" style:family="text">
      <style:text-properties style:font-name="Arial" style:font-name-complex="Arial" fo:font-size="9pt" style:font-size-asian="9pt"/>
    </style:style>
    <style:style style:name="P456" style:parent-style-name="Standard" style:family="paragraph">
      <style:paragraph-properties fo:margin-top="0.125in"/>
    </style:style>
    <style:style style:name="T457" style:parent-style-name="段落フォント" style:family="text">
      <style:text-properties style:font-name="Arial" style:font-name-complex="Arial" fo:font-weight="bold" style:font-weight-asian="bold" fo:font-size="9pt" style:font-size-asian="9pt"/>
    </style:style>
    <style:style style:name="T458" style:parent-style-name="段落フォント" style:family="text">
      <style:text-properties style:font-name="Arial" style:font-name-complex="Arial" fo:font-size="9pt" style:font-size-asian="9pt"/>
    </style:style>
    <style:style style:name="T459" style:parent-style-name="段落フォント" style:family="text">
      <style:text-properties style:font-name="Arial" style:font-name-complex="Arial" fo:font-size="9pt" style:font-size-asian="9pt"/>
    </style:style>
    <style:style style:name="T460" style:parent-style-name="段落フォント" style:family="text">
      <style:text-properties style:font-name="Arial" style:font-name-complex="Arial" fo:font-size="9pt" style:font-size-asian="9pt"/>
    </style:style>
    <style:style style:name="T461" style:parent-style-name="段落フォント" style:family="text">
      <style:text-properties style:font-name="Arial" style:font-name-complex="Arial" fo:font-size="9pt" style:font-size-asian="9pt"/>
    </style:style>
    <style:style style:name="T462" style:parent-style-name="段落フォント" style:family="text">
      <style:text-properties style:font-name="Arial" style:font-name-complex="Arial" fo:font-size="9pt" style:font-size-asian="9pt"/>
    </style:style>
    <style:style style:name="T463" style:parent-style-name="段落フォント" style:family="text">
      <style:text-properties style:font-name="Arial" style:font-name-complex="Arial" fo:font-size="9pt" style:font-size-asian="9pt"/>
    </style:style>
    <style:style style:name="P464" style:parent-style-name="Standard" style:family="paragraph">
      <style:paragraph-properties fo:margin-top="0.125in"/>
    </style:style>
    <style:style style:name="T465" style:parent-style-name="段落フォント" style:family="text">
      <style:text-properties style:font-name="Arial" style:font-name-complex="Arial" fo:font-weight="bold" style:font-weight-asian="bold" fo:font-size="9pt" style:font-size-asian="9pt" fo:background-color="#FFFF00"/>
    </style:style>
    <style:style style:name="T466" style:parent-style-name="段落フォント" style:family="text">
      <style:text-properties style:font-name="Arial" style:font-name-complex="Arial" fo:font-weight="bold" style:font-weight-asian="bold" fo:font-size="9pt" style:font-size-asian="9pt" fo:background-color="#FFFF00"/>
    </style:style>
    <style:style style:name="T467" style:parent-style-name="段落フォント" style:family="text">
      <style:text-properties style:font-name="Arial" style:font-name-complex="Arial" fo:font-size="9pt" style:font-size-asian="9pt"/>
    </style:style>
    <style:style style:name="T468" style:parent-style-name="段落フォント" style:family="text">
      <style:text-properties style:font-name="Arial" style:font-name-complex="Arial" fo:font-size="9pt" style:font-size-asian="9pt"/>
    </style:style>
    <style:style style:name="T469" style:parent-style-name="段落フォント" style:family="text">
      <style:text-properties style:font-name="Arial" style:font-name-complex="Arial" fo:font-size="9pt" style:font-size-asian="9pt"/>
    </style:style>
    <style:style style:name="T470" style:parent-style-name="段落フォント" style:family="text">
      <style:text-properties style:font-name="Arial" style:font-name-complex="Arial" fo:font-size="9pt" style:font-size-asian="9pt" fo:background-color="#FFFF00"/>
    </style:style>
    <style:style style:name="T471" style:parent-style-name="段落フォント" style:family="text">
      <style:text-properties style:font-name="Arial" style:font-name-complex="Arial" fo:font-size="9pt" style:font-size-asian="9pt"/>
    </style:style>
    <style:style style:name="T472" style:parent-style-name="段落フォント" style:family="text">
      <style:text-properties style:font-name="Arial" style:font-name-complex="Arial" fo:font-size="9pt" style:font-size-asian="9pt"/>
    </style:style>
    <style:style style:name="P473" style:parent-style-name="Standard" style:family="paragraph">
      <style:paragraph-properties fo:widows="2" fo:orphans="2" fo:text-align="start"/>
      <style:text-properties style:font-name="Arial" style:font-name-complex="Arial" fo:font-size="9pt" style:font-size-asian="9pt"/>
    </style:style>
    <style:style style:name="P474" style:parent-style-name="見出し1" style:family="paragraph">
      <style:paragraph-properties fo:break-before="page"/>
    </style:style>
    <style:style style:name="T475" style:parent-style-name="段落フォント" style:family="text">
      <style:text-properties style:font-name-complex="Arial" fo:font-size="10pt" style:font-size-asian="10pt"/>
    </style:style>
    <style:style style:name="T476" style:parent-style-name="段落フォント" style:family="text">
      <style:text-properties style:font-name-complex="Arial" fo:font-size="10pt" style:font-size-asian="10pt"/>
    </style:style>
    <style:style style:name="T477" style:parent-style-name="段落フォント" style:family="text">
      <style:text-properties style:font-name-complex="Arial" fo:font-size="10pt" style:font-size-asian="10pt"/>
    </style:style>
    <style:style style:name="T478" style:parent-style-name="段落フォント" style:family="text">
      <style:text-properties style:font-name-complex="Arial" fo:font-size="10pt" style:font-size-asian="10pt"/>
    </style:style>
    <style:style style:name="T479" style:parent-style-name="段落フォント" style:family="text">
      <style:text-properties style:font-name-complex="Arial" fo:font-size="10pt" style:font-size-asian="10pt"/>
    </style:style>
    <style:style style:name="P480" style:parent-style-name="標準" style:family="paragraph">
      <style:paragraph-properties fo:text-align="start"/>
    </style:style>
    <style:style style:name="T481" style:parent-style-name="段落フォント" style:family="text">
      <style:text-properties style:font-name="Yu Gothic UI"/>
    </style:style>
    <style:style style:name="T482" style:parent-style-name="段落フォント" style:family="text">
      <style:text-properties style:font-name-complex="Arial" fo:font-size="10pt" style:font-size-asian="10pt"/>
    </style:style>
    <style:style style:name="T483" style:parent-style-name="段落フォント" style:family="text">
      <style:text-properties style:font-name-complex="Arial" fo:font-size="10pt" style:font-size-asian="10pt"/>
    </style:style>
    <style:style style:name="T484" style:parent-style-name="段落フォント" style:family="text">
      <style:text-properties style:font-name-complex="Arial" fo:font-size="10pt" style:font-size-asian="10pt"/>
    </style:style>
    <style:style style:name="P485" style:parent-style-name="Standard" style:family="paragraph">
      <style:paragraph-properties fo:margin-left="0.2951in" fo:text-indent="-0.2951in">
        <style:tab-stops/>
      </style:paragraph-properties>
    </style:style>
    <style:style style:name="T486" style:parent-style-name="段落フォント" style:family="text">
      <style:text-properties style:font-name="Arial" style:font-name-complex="Arial" fo:font-weight="bold" style:font-weight-asian="bold" fo:font-size="9pt" style:font-size-asian="9pt"/>
    </style:style>
    <style:style style:name="T487" style:parent-style-name="段落フォント" style:family="text">
      <style:text-properties style:font-name="Arial" style:font-name-complex="Arial" fo:font-weight="bold" style:font-weight-asian="bold" fo:font-size="9pt" style:font-size-asian="9pt"/>
    </style:style>
    <style:style style:name="T488" style:parent-style-name="段落フォント" style:family="text">
      <style:text-properties style:font-name="Arial" style:font-name-complex="Arial" fo:font-weight="bold" style:font-weight-asian="bold" fo:font-size="9pt" style:font-size-asian="9pt" fo:background-color="#FFFF00"/>
    </style:style>
    <style:style style:name="T489" style:parent-style-name="段落フォント" style:family="text">
      <style:text-properties style:font-name="Arial" style:font-name-complex="Arial" fo:font-weight="bold" style:font-weight-asian="bold" fo:font-size="9pt" style:font-size-asian="9pt"/>
    </style:style>
    <style:style style:name="T490" style:parent-style-name="段落フォント" style:family="text">
      <style:text-properties style:font-name="Arial" style:font-name-complex="Arial" fo:font-weight="bold" style:font-weight-asian="bold" fo:font-size="9pt" style:font-size-asian="9pt"/>
    </style:style>
    <style:style style:name="T491" style:parent-style-name="段落フォント" style:family="text">
      <style:text-properties style:font-name="Arial" style:font-name-complex="Arial" fo:font-weight="bold" style:font-weight-asian="bold" fo:font-size="9pt" style:font-size-asian="9pt"/>
    </style:style>
    <style:style style:name="T492" style:parent-style-name="段落フォント" style:family="text">
      <style:text-properties style:font-name="Arial" style:font-name-complex="Arial" fo:font-weight="bold" style:font-weight-asian="bold" fo:font-size="9pt" style:font-size-asian="9pt"/>
    </style:style>
    <style:style style:name="T493" style:parent-style-name="段落フォント" style:family="text">
      <style:text-properties style:font-name="Arial" style:font-name-complex="Arial" fo:font-weight="bold" style:font-weight-asian="bold" fo:font-size="9pt" style:font-size-asian="9pt"/>
    </style:style>
    <style:style style:name="T494" style:parent-style-name="段落フォント" style:family="text">
      <style:text-properties style:font-name="Arial" style:font-name-complex="Arial" fo:font-weight="bold" style:font-weight-asian="bold" fo:font-size="9pt" style:font-size-asian="9pt"/>
    </style:style>
    <style:style style:name="T495" style:parent-style-name="段落フォント" style:family="text">
      <style:text-properties style:font-name="Arial" style:font-name-complex="Arial" fo:font-weight="bold" style:font-weight-asian="bold" fo:font-size="9pt" style:font-size-asian="9pt"/>
    </style:style>
    <style:style style:name="T496" style:parent-style-name="段落フォント" style:family="text">
      <style:text-properties style:font-name="Arial" style:font-name-complex="Arial" fo:font-weight="bold" style:font-weight-asian="bold" fo:font-size="9pt" style:font-size-asian="9pt"/>
    </style:style>
    <style:style style:name="T497" style:parent-style-name="段落フォント" style:family="text">
      <style:text-properties style:font-name="Arial" style:font-name-complex="Arial" fo:font-weight="bold" style:font-weight-asian="bold" fo:font-size="9pt" style:font-size-asian="9pt"/>
    </style:style>
    <style:style style:name="T498" style:parent-style-name="段落フォント" style:family="text">
      <style:text-properties style:font-name="Arial" style:font-name-complex="Arial" fo:font-weight="bold" style:font-weight-asian="bold" fo:font-size="9pt" style:font-size-asian="9pt"/>
    </style:style>
    <style:style style:name="P499" style:parent-style-name="Standard" style:family="paragraph">
      <style:paragraph-properties fo:margin-top="0.125in" fo:margin-left="0.2944in">
        <style:tab-stops/>
      </style:paragraph-properties>
    </style:style>
    <style:style style:name="T500" style:parent-style-name="段落フォント" style:family="text">
      <style:text-properties style:font-name="Arial" style:font-name-complex="Arial" fo:font-weight="bold" style:font-weight-asian="bold" fo:font-size="9pt" style:font-size-asian="9pt" fo:background-color="#FFFF00"/>
    </style:style>
    <style:style style:name="T501" style:parent-style-name="段落フォント" style:family="text">
      <style:text-properties style:font-name="Arial" style:font-name-complex="Arial" fo:font-weight="bold" style:font-weight-asian="bold" fo:font-size="9pt" style:font-size-asian="9pt" fo:background-color="#FFFF00"/>
    </style:style>
    <style:style style:name="P502" style:parent-style-name="リスト段落" style:family="paragraph">
      <style:paragraph-properties fo:margin-left="0.5909in">
        <style:tab-stops/>
      </style:paragraph-properties>
      <style:text-properties style:font-name="Arial" style:font-name-complex="Arial" fo:font-size="9pt" style:font-size-asian="9pt"/>
    </style:style>
    <style:style style:name="P503" style:parent-style-name="リスト段落" style:family="paragraph">
      <style:paragraph-properties fo:margin-left="0.5909in">
        <style:tab-stops/>
      </style:paragraph-properties>
    </style:style>
    <style:style style:name="T504" style:parent-style-name="段落フォント" style:family="text">
      <style:text-properties style:font-name="Arial" style:font-name-complex="Arial" fo:font-size="9pt" style:font-size-asian="9pt"/>
    </style:style>
    <style:style style:name="T505" style:parent-style-name="段落フォント" style:family="text">
      <style:text-properties style:font-name="Arial" style:font-name-complex="Arial" fo:font-size="9pt" style:font-size-asian="9pt" fo:background-color="#FFFF00"/>
    </style:style>
    <style:style style:name="T506" style:parent-style-name="段落フォント" style:family="text">
      <style:text-properties style:font-name="Arial" style:font-name-complex="Arial" fo:font-size="9pt" style:font-size-asian="9pt" fo:background-color="#FFFF00"/>
    </style:style>
    <style:style style:name="T507" style:parent-style-name="段落フォント" style:family="text">
      <style:text-properties style:font-name="Arial" style:font-name-complex="Arial" fo:font-size="9pt" style:font-size-asian="9pt" fo:background-color="#FFFF00"/>
    </style:style>
    <style:style style:name="T508" style:parent-style-name="段落フォント" style:family="text">
      <style:text-properties style:font-name="Arial" style:font-name-complex="Arial" fo:font-size="9pt" style:font-size-asian="9pt" fo:background-color="#FFFF00"/>
    </style:style>
    <style:style style:name="T509" style:parent-style-name="段落フォント" style:family="text">
      <style:text-properties style:font-name="Arial" style:font-name-complex="Arial" fo:font-size="9pt" style:font-size-asian="9pt" fo:background-color="#FFFF00"/>
    </style:style>
    <style:style style:name="T510" style:parent-style-name="段落フォント" style:family="text">
      <style:text-properties style:font-name="Arial" style:font-name-complex="Arial" fo:font-size="9pt" style:font-size-asian="9pt" fo:background-color="#FFFF00"/>
    </style:style>
    <style:style style:name="T511" style:parent-style-name="段落フォント" style:family="text">
      <style:text-properties style:font-name="Arial" style:font-name-complex="Arial" fo:font-size="9pt" style:font-size-asian="9pt" fo:background-color="#FFFF00"/>
    </style:style>
    <style:style style:name="T512" style:parent-style-name="段落フォント" style:family="text">
      <style:text-properties style:font-name="Arial" style:font-name-complex="Arial" fo:font-size="9pt" style:font-size-asian="9pt" fo:background-color="#FFFF00"/>
    </style:style>
    <style:style style:name="T513" style:parent-style-name="段落フォント" style:family="text">
      <style:text-properties style:font-name="Arial" style:font-name-complex="Arial" fo:font-size="9pt" style:font-size-asian="9pt" fo:background-color="#FFFF00"/>
    </style:style>
    <style:style style:name="T514" style:parent-style-name="段落フォント" style:family="text">
      <style:text-properties style:font-name="Arial" style:font-name-complex="Arial" fo:font-size="9pt" style:font-size-asian="9pt" fo:background-color="#FFFF00"/>
    </style:style>
    <style:style style:name="T515" style:parent-style-name="段落フォント" style:family="text">
      <style:text-properties style:font-name="Arial" style:font-name-complex="Arial" fo:font-size="9pt" style:font-size-asian="9pt" fo:background-color="#FFFF00"/>
    </style:style>
    <style:style style:name="T516" style:parent-style-name="段落フォント" style:family="text">
      <style:text-properties style:font-name="Arial" style:font-name-complex="Arial" fo:font-size="9pt" style:font-size-asian="9pt"/>
    </style:style>
    <style:style style:name="T517" style:parent-style-name="段落フォント" style:family="text">
      <style:text-properties style:font-name="Arial" style:font-name-complex="Arial" fo:font-size="9pt" style:font-size-asian="9pt"/>
    </style:style>
    <style:style style:name="T518" style:parent-style-name="段落フォント" style:family="text">
      <style:text-properties style:font-name="Arial" style:font-name-complex="Arial" fo:font-size="9pt" style:font-size-asian="9pt"/>
    </style:style>
    <style:style style:name="T519" style:parent-style-name="段落フォント" style:family="text">
      <style:text-properties style:font-name="Arial" style:font-name-complex="Arial" fo:font-size="9pt" style:font-size-asian="9pt"/>
    </style:style>
    <style:style style:name="P520" style:parent-style-name="Standard" style:family="paragraph">
      <style:paragraph-properties fo:margin-left="0.2944in">
        <style:tab-stops/>
      </style:paragraph-properties>
      <style:text-properties style:font-name="Arial" style:font-name-complex="Arial" fo:font-weight="bold" style:font-weight-asian="bold" fo:font-size="9pt" style:font-size-asian="9pt"/>
    </style:style>
    <style:style style:name="P521" style:parent-style-name="Standard" style:family="paragraph">
      <style:paragraph-properties fo:margin-left="0.2944in">
        <style:tab-stops/>
      </style:paragraph-properties>
    </style:style>
    <style:style style:name="T522" style:parent-style-name="段落フォント" style:family="text">
      <style:text-properties style:font-name="Arial" style:font-name-complex="Arial" fo:font-size="9pt" style:font-size-asian="9pt"/>
    </style:style>
    <style:style style:name="T523" style:parent-style-name="段落フォント" style:family="text">
      <style:text-properties style:font-name="Arial" style:font-name-complex="Arial" fo:font-size="9pt" style:font-size-asian="9pt"/>
    </style:style>
    <style:style style:name="P524" style:parent-style-name="標準" style:family="paragraph">
      <style:paragraph-properties fo:text-align="start"/>
    </style:style>
    <style:style style:name="T525" style:parent-style-name="段落フォント" style:family="text">
      <style:text-properties style:font-name="Yu Gothic UI"/>
    </style:style>
    <style:style style:name="T526" style:parent-style-name="段落フォント" style:family="text">
      <style:text-properties style:font-name="Yu Gothic UI"/>
    </style:style>
    <style:style style:name="T527" style:parent-style-name="段落フォント" style:family="text">
      <style:text-properties style:font-name="Yu Gothic UI"/>
    </style:style>
    <style:style style:name="T528" style:parent-style-name="段落フォント" style:family="text">
      <style:text-properties style:font-name="Arial" style:font-name-complex="Arial" fo:font-size="9pt" style:font-size-asian="9pt"/>
    </style:style>
    <style:style style:name="T529" style:parent-style-name="段落フォント" style:family="text">
      <style:text-properties style:font-name="Arial" style:font-name-complex="Arial" fo:font-size="9pt" style:font-size-asian="9pt"/>
    </style:style>
    <style:style style:name="T530" style:parent-style-name="段落フォント" style:family="text">
      <style:text-properties style:font-name="Arial" style:font-name-complex="Arial" fo:font-size="9pt" style:font-size-asian="9pt"/>
    </style:style>
    <style:style style:name="T531" style:parent-style-name="段落フォント" style:family="text">
      <style:text-properties style:font-name="Arial" style:font-name-complex="Arial" fo:font-size="9pt" style:font-size-asian="9pt"/>
    </style:style>
    <style:style style:name="T532" style:parent-style-name="段落フォント" style:family="text">
      <style:text-properties style:font-name="Arial" style:font-name-complex="Arial" fo:font-size="9pt" style:font-size-asian="9pt"/>
    </style:style>
    <style:style style:name="T533" style:parent-style-name="段落フォント" style:family="text">
      <style:text-properties style:font-name="Arial" style:font-name-complex="Arial" fo:font-size="9pt" style:font-size-asian="9pt"/>
    </style:style>
    <style:style style:name="T534" style:parent-style-name="段落フォント" style:family="text">
      <style:text-properties style:font-name="Arial" style:font-name-complex="Arial" fo:font-size="9pt" style:font-size-asian="9pt"/>
    </style:style>
    <style:style style:name="T535" style:parent-style-name="段落フォント" style:family="text">
      <style:text-properties style:font-name="Arial" style:font-name-complex="Arial" fo:font-size="9pt" style:font-size-asian="9pt"/>
    </style:style>
    <style:style style:name="T536" style:parent-style-name="段落フォント" style:family="text">
      <style:text-properties style:font-name="Arial" style:font-name-complex="Arial" fo:font-size="9pt" style:font-size-asian="9pt"/>
    </style:style>
    <style:style style:name="T537" style:parent-style-name="段落フォント" style:family="text">
      <style:text-properties style:font-name="Arial" style:font-name-complex="Arial" fo:font-size="9pt" style:font-size-asian="9pt"/>
    </style:style>
    <style:style style:name="T538" style:parent-style-name="段落フォント" style:family="text">
      <style:text-properties style:font-name="Arial" style:font-name-complex="Arial" fo:font-size="9pt" style:font-size-asian="9pt"/>
    </style:style>
    <style:style style:name="T539" style:parent-style-name="段落フォント" style:family="text">
      <style:text-properties style:font-name="Arial" style:font-name-complex="Arial" fo:font-size="9pt" style:font-size-asian="9pt"/>
    </style:style>
    <style:style style:name="T540" style:parent-style-name="段落フォント" style:family="text">
      <style:text-properties style:font-name="Arial" style:font-name-complex="Arial" fo:font-size="9pt" style:font-size-asian="9pt"/>
    </style:style>
    <style:style style:name="T541" style:parent-style-name="段落フォント" style:family="text">
      <style:text-properties style:font-name="Arial" style:font-name-complex="Arial" fo:font-size="9pt" style:font-size-asian="9pt"/>
    </style:style>
    <style:style style:name="T542" style:parent-style-name="段落フォント" style:family="text">
      <style:text-properties style:font-name="Arial" style:font-name-complex="Arial" fo:font-size="9pt" style:font-size-asian="9pt"/>
    </style:style>
    <style:style style:name="T543" style:parent-style-name="段落フォント" style:family="text">
      <style:text-properties style:font-name="Arial" style:font-name-complex="Arial" fo:font-size="9pt" style:font-size-asian="9pt"/>
    </style:style>
    <style:style style:name="T544" style:parent-style-name="段落フォント" style:family="text">
      <style:text-properties style:font-name="Arial" style:font-name-complex="Arial" fo:font-size="9pt" style:font-size-asian="9pt"/>
    </style:style>
    <style:style style:name="T545" style:parent-style-name="段落フォント" style:family="text">
      <style:text-properties style:font-name="Arial" style:font-name-complex="Arial" fo:font-size="9pt" style:font-size-asian="9pt"/>
    </style:style>
    <style:style style:name="T546" style:parent-style-name="段落フォント" style:family="text">
      <style:text-properties style:font-name="Arial" style:font-name-complex="Arial" fo:font-size="9pt" style:font-size-asian="9pt"/>
    </style:style>
    <style:style style:name="P547" style:parent-style-name="標準" style:family="paragraph">
      <style:paragraph-properties fo:text-align="start"/>
    </style:style>
    <style:style style:name="T548" style:parent-style-name="段落フォント" style:family="text">
      <style:text-properties style:font-name="Yu Gothic UI"/>
    </style:style>
    <style:style style:name="T549" style:parent-style-name="段落フォント" style:family="text">
      <style:text-properties style:font-name="Yu Gothic UI"/>
    </style:style>
    <style:style style:name="T550" style:parent-style-name="段落フォント" style:family="text">
      <style:text-properties style:font-name="Yu Gothic UI"/>
    </style:style>
    <style:style style:name="T551" style:parent-style-name="段落フォント" style:family="text">
      <style:text-properties style:font-name="Arial" style:font-name-complex="Arial" fo:font-size="9pt" style:font-size-asian="9pt"/>
    </style:style>
    <style:style style:name="T552" style:parent-style-name="段落フォント" style:family="text">
      <style:text-properties style:font-name="Arial" style:font-name-complex="Arial" fo:font-size="9pt" style:font-size-asian="9pt"/>
    </style:style>
    <style:style style:name="T553" style:parent-style-name="段落フォント" style:family="text">
      <style:text-properties style:font-name="Arial" style:font-name-complex="Arial" fo:font-size="9pt" style:font-size-asian="9pt"/>
    </style:style>
    <style:style style:name="T554" style:parent-style-name="段落フォント" style:family="text">
      <style:text-properties style:font-name="Arial" style:font-name-complex="Arial" fo:font-size="9pt" style:font-size-asian="9pt"/>
    </style:style>
    <style:style style:name="T555" style:parent-style-name="段落フォント" style:family="text">
      <style:text-properties style:font-name="Arial" style:font-name-complex="Arial" fo:font-size="9pt" style:font-size-asian="9pt"/>
    </style:style>
    <style:style style:name="T556" style:parent-style-name="段落フォント" style:family="text">
      <style:text-properties style:font-name="Arial" style:font-name-complex="Arial" fo:font-size="9pt" style:font-size-asian="9pt"/>
    </style:style>
    <style:style style:name="T557" style:parent-style-name="段落フォント" style:family="text">
      <style:text-properties style:font-name="Arial" style:font-name-complex="Arial" fo:font-size="9pt" style:font-size-asian="9pt"/>
    </style:style>
    <style:style style:name="T558" style:parent-style-name="段落フォント" style:family="text">
      <style:text-properties style:font-name="Arial" style:font-name-complex="Arial" fo:font-size="9pt" style:font-size-asian="9pt"/>
    </style:style>
    <style:style style:name="P559" style:parent-style-name="Standard" style:family="paragraph">
      <style:paragraph-properties fo:margin-top="0.125in"/>
      <style:text-properties style:font-name="Arial" style:font-name-complex="Arial" fo:font-weight="bold" style:font-weight-asian="bold" fo:font-size="9pt" style:font-size-asian="9pt"/>
    </style:style>
    <style:style style:name="P560" style:parent-style-name="Standard" style:family="paragraph">
      <style:paragraph-properties fo:margin-top="0.125in"/>
    </style:style>
    <style:style style:name="T561" style:parent-style-name="段落フォント" style:family="text">
      <style:text-properties style:font-name="Arial" style:font-name-complex="Arial" fo:font-weight="bold" style:font-weight-asian="bold" fo:font-size="9pt" style:font-size-asian="9pt"/>
    </style:style>
    <style:style style:name="T562" style:parent-style-name="段落フォント" style:family="text">
      <style:text-properties style:font-name="Arial" style:font-name-complex="Arial" fo:font-weight="bold" style:font-weight-asian="bold" fo:font-size="9pt" style:font-size-asian="9pt"/>
    </style:style>
    <style:style style:name="T563" style:parent-style-name="段落フォント" style:family="text">
      <style:text-properties style:font-name="Arial" style:font-name-complex="Arial" fo:font-weight="bold" style:font-weight-asian="bold" fo:font-size="9pt" style:font-size-asian="9pt"/>
    </style:style>
    <style:style style:name="T564" style:parent-style-name="段落フォント" style:family="text">
      <style:text-properties style:font-name="Arial" style:font-name-complex="Arial" fo:font-weight="bold" style:font-weight-asian="bold" fo:font-size="9pt" style:font-size-asian="9pt"/>
    </style:style>
    <style:style style:name="P565"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66"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67"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68"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69" style:parent-style-name="リスト段落" style:family="paragraph">
      <style:paragraph-properties fo:margin-left="0.5909in">
        <style:tab-stops/>
      </style:paragraph-properties>
    </style:style>
    <style:style style:name="T570" style:parent-style-name="段落フォント" style:family="text">
      <style:text-properties style:font-name="Arial" style:font-name-complex="Arial" fo:font-weight="bold" style:font-weight-asian="bold" fo:font-size="9pt" style:font-size-asian="9pt"/>
    </style:style>
    <style:style style:name="T571" style:parent-style-name="段落フォント" style:family="text">
      <style:text-properties style:font-name="Arial" style:font-name-complex="Arial" fo:font-weight="bold" style:font-weight-asian="bold" fo:font-size="9pt" style:font-size-asian="9pt" fo:background-color="#FFFF00"/>
    </style:style>
    <style:style style:name="T572" style:parent-style-name="段落フォント" style:family="text">
      <style:text-properties style:font-name="Arial" style:font-name-complex="Arial" fo:font-weight="bold" style:font-weight-asian="bold" fo:font-size="9pt" style:font-size-asian="9pt" fo:background-color="#FFFF00"/>
    </style:style>
    <style:style style:name="T573" style:parent-style-name="段落フォント" style:family="text">
      <style:text-properties style:font-name="Arial" style:font-name-complex="Arial" fo:font-weight="bold" style:font-weight-asian="bold" fo:font-size="9pt" style:font-size-asian="9pt" fo:background-color="#FFFF00"/>
    </style:style>
    <style:style style:name="T574" style:parent-style-name="段落フォント" style:family="text">
      <style:text-properties style:font-name="Arial" style:font-name-complex="Arial" fo:font-weight="bold" style:font-weight-asian="bold" fo:font-size="9pt" style:font-size-asian="9pt" fo:background-color="#FFFF00"/>
    </style:style>
    <style:style style:name="T575" style:parent-style-name="段落フォント" style:family="text">
      <style:text-properties style:font-name="Arial" style:font-name-complex="Arial" fo:font-weight="bold" style:font-weight-asian="bold" fo:font-size="9pt" style:font-size-asian="9pt" fo:background-color="#FFFF00"/>
    </style:style>
    <style:style style:name="T576" style:parent-style-name="段落フォント" style:family="text">
      <style:text-properties style:font-name="Arial" style:font-name-complex="Arial" fo:font-weight="bold" style:font-weight-asian="bold" fo:font-size="9pt" style:font-size-asian="9pt" fo:background-color="#FFFF00"/>
    </style:style>
    <style:style style:name="T577" style:parent-style-name="段落フォント" style:family="text">
      <style:text-properties style:font-name="Arial" style:font-name-complex="Arial" fo:font-weight="bold" style:font-weight-asian="bold" fo:font-size="9pt" style:font-size-asian="9pt" fo:background-color="#FFFF00"/>
    </style:style>
    <style:style style:name="T578" style:parent-style-name="段落フォント" style:family="text">
      <style:text-properties style:font-name="Arial" style:font-name-complex="Arial" fo:font-weight="bold" style:font-weight-asian="bold" fo:font-size="9pt" style:font-size-asian="9pt" fo:background-color="#FFFF00"/>
    </style:style>
    <style:style style:name="T579" style:parent-style-name="段落フォント" style:family="text">
      <style:text-properties style:font-name="Arial" style:font-name-complex="Arial" fo:font-weight="bold" style:font-weight-asian="bold" fo:font-size="9pt" style:font-size-asian="9pt"/>
    </style:style>
    <style:style style:name="T580" style:parent-style-name="段落フォント" style:family="text">
      <style:text-properties style:font-name="Arial" style:font-name-complex="Arial" fo:font-weight="bold" style:font-weight-asian="bold" fo:font-size="9pt" style:font-size-asian="9pt"/>
    </style:style>
    <style:style style:name="T581" style:parent-style-name="段落フォント" style:family="text">
      <style:text-properties style:font-name="Arial" style:font-name-complex="Arial" fo:font-weight="bold" style:font-weight-asian="bold" fo:font-size="9pt" style:font-size-asian="9pt"/>
    </style:style>
    <style:style style:name="T582" style:parent-style-name="段落フォント" style:family="text">
      <style:text-properties style:font-name="Arial" style:font-name-complex="Arial" fo:font-weight="bold" style:font-weight-asian="bold" fo:font-size="9pt" style:font-size-asian="9pt"/>
    </style:style>
    <style:style style:name="T583" style:parent-style-name="段落フォント" style:family="text">
      <style:text-properties style:font-name="Arial" style:font-name-complex="Arial" fo:font-weight="bold" style:font-weight-asian="bold" fo:font-size="9pt" style:font-size-asian="9pt"/>
    </style:style>
    <style:style style:name="P584"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85" style:parent-style-name="リスト段落" style:family="paragraph"/>
    <style:style style:name="T586" style:parent-style-name="段落フォント" style:family="text">
      <style:text-properties style:font-name="Arial" style:font-name-complex="Arial" fo:font-size="9pt" style:font-size-asian="9pt"/>
    </style:style>
    <style:style style:name="T587" style:parent-style-name="段落フォント" style:family="text">
      <style:text-properties style:font-name="Arial" style:font-name-complex="Arial" fo:font-weight="bold" style:font-weight-asian="bold" fo:font-size="9pt" style:font-size-asian="9pt"/>
    </style:style>
    <style:style style:name="T588" style:parent-style-name="段落フォント" style:family="text">
      <style:text-properties style:font-name="Arial" style:font-name-complex="Arial" fo:font-weight="bold" style:font-weight-asian="bold" fo:font-size="9pt" style:font-size-asian="9pt"/>
    </style:style>
    <style:style style:name="T589" style:parent-style-name="段落フォント" style:family="text">
      <style:text-properties style:font-name="Arial" style:font-name-complex="Arial" fo:font-weight="bold" style:font-weight-asian="bold" fo:font-size="9pt" style:font-size-asian="9pt"/>
    </style:style>
    <style:style style:name="T590" style:parent-style-name="段落フォント" style:family="text">
      <style:text-properties style:font-name="Arial" style:font-name-complex="Arial" fo:font-weight="bold" style:font-weight-asian="bold" fo:font-size="9pt" style:font-size-asian="9pt"/>
    </style:style>
    <style:style style:name="T591" style:parent-style-name="段落フォント" style:family="text">
      <style:text-properties style:font-name="Arial" style:font-name-complex="Arial" fo:font-weight="bold" style:font-weight-asian="bold" fo:font-size="9pt" style:font-size-asian="9pt"/>
    </style:style>
    <style:style style:name="T592" style:parent-style-name="段落フォント" style:family="text">
      <style:text-properties style:font-name="Arial" style:font-name-complex="Arial" fo:font-weight="bold" style:font-weight-asian="bold" fo:font-size="9pt" style:font-size-asian="9pt"/>
    </style:style>
    <style:style style:name="T593" style:parent-style-name="段落フォント" style:family="text">
      <style:text-properties style:font-name="Arial" style:font-name-complex="Arial" fo:font-weight="bold" style:font-weight-asian="bold" fo:font-size="9pt" style:font-size-asian="9pt"/>
    </style:style>
    <style:style style:name="T594" style:parent-style-name="段落フォント" style:family="text">
      <style:text-properties style:font-name="Arial" style:font-name-complex="Arial" fo:font-weight="bold" style:font-weight-asian="bold" fo:font-size="9pt" style:font-size-asian="9pt"/>
    </style:style>
    <style:style style:name="T595" style:parent-style-name="段落フォント" style:family="text">
      <style:text-properties style:font-name="Arial" style:font-name-complex="Arial" fo:font-weight="bold" style:font-weight-asian="bold" fo:font-size="9pt" style:font-size-asian="9pt"/>
    </style:style>
    <style:style style:name="T596" style:parent-style-name="段落フォント" style:family="text">
      <style:text-properties style:font-name="Arial" style:font-name-complex="Arial" fo:font-weight="bold" style:font-weight-asian="bold" fo:font-size="9pt" style:font-size-asian="9pt"/>
    </style:style>
    <style:style style:name="T597" style:parent-style-name="段落フォント" style:family="text">
      <style:text-properties style:font-name="Arial" style:font-name-complex="Arial" fo:font-weight="bold" style:font-weight-asian="bold" fo:font-size="9pt" style:font-size-asian="9pt"/>
    </style:style>
    <style:style style:name="T598" style:parent-style-name="段落フォント" style:family="text">
      <style:text-properties style:font-name="Arial" style:font-name-complex="Arial" fo:font-weight="bold" style:font-weight-asian="bold" fo:font-size="9pt" style:font-size-asian="9pt"/>
    </style:style>
    <style:style style:name="T599" style:parent-style-name="段落フォント" style:family="text">
      <style:text-properties style:font-name="Arial" style:font-name-complex="Arial" fo:font-weight="bold" style:font-weight-asian="bold" fo:font-size="9pt" style:font-size-asian="9pt"/>
    </style:style>
    <style:style style:name="T600" style:parent-style-name="段落フォント" style:family="text">
      <style:text-properties style:font-name="Arial" style:font-name-complex="Arial" fo:font-weight="bold" style:font-weight-asian="bold" fo:font-size="9pt" style:font-size-asian="9pt"/>
    </style:style>
    <style:style style:name="T601" style:parent-style-name="段落フォント" style:family="text">
      <style:text-properties style:font-name="Arial" style:font-name-complex="Arial" fo:font-weight="bold" style:font-weight-asian="bold" fo:font-size="9pt" style:font-size-asian="9pt"/>
    </style:style>
    <style:style style:name="T602" style:parent-style-name="段落フォント" style:family="text">
      <style:text-properties style:font-name="Arial" style:font-name-complex="Arial" fo:font-weight="bold" style:font-weight-asian="bold" fo:font-size="9pt" style:font-size-asian="9pt"/>
    </style:style>
    <style:style style:name="T603" style:parent-style-name="段落フォント" style:family="text">
      <style:text-properties style:font-name="Arial" style:font-name-complex="Arial" fo:font-weight="bold" style:font-weight-asian="bold" fo:font-size="9pt" style:font-size-asian="9pt"/>
    </style:style>
    <style:style style:name="T604" style:parent-style-name="段落フォント" style:family="text">
      <style:text-properties style:font-name="Arial" style:font-name-complex="Arial" fo:font-weight="bold" style:font-weight-asian="bold" fo:font-size="9pt" style:font-size-asian="9pt"/>
    </style:style>
    <style:style style:name="T605" style:parent-style-name="段落フォント" style:family="text">
      <style:text-properties style:font-name="Arial" style:font-name-complex="Arial" fo:font-weight="bold" style:font-weight-asian="bold" fo:font-size="9pt" style:font-size-asian="9pt"/>
    </style:style>
    <style:style style:name="T606" style:parent-style-name="段落フォント" style:family="text">
      <style:text-properties style:font-name="Arial" style:font-name-complex="Arial" fo:font-weight="bold" style:font-weight-asian="bold" fo:font-size="9pt" style:font-size-asian="9pt"/>
    </style:style>
    <style:style style:name="T607" style:parent-style-name="段落フォント" style:family="text">
      <style:text-properties style:font-name="Arial" style:font-name-complex="Arial" fo:font-weight="bold" style:font-weight-asian="bold" fo:font-size="9pt" style:font-size-asian="9pt"/>
    </style:style>
    <style:style style:name="T608" style:parent-style-name="段落フォント" style:family="text">
      <style:text-properties style:font-name="Arial" style:font-name-complex="Arial" fo:font-weight="bold" style:font-weight-asian="bold" fo:font-size="9pt" style:font-size-asian="9pt"/>
    </style:style>
    <style:style style:name="P609" style:parent-style-name="Standard" style:family="paragraph">
      <style:paragraph-properties fo:margin-top="0.125in" fo:margin-left="0.2944in">
        <style:tab-stops/>
      </style:paragraph-properties>
    </style:style>
    <style:style style:name="T610" style:parent-style-name="段落フォント" style:family="text">
      <style:text-properties style:font-name="Arial" style:font-name-complex="Arial" fo:font-weight="bold" style:font-weight-asian="bold" fo:font-size="9pt" style:font-size-asian="9pt" fo:background-color="#FFFF00"/>
    </style:style>
    <style:style style:name="T611" style:parent-style-name="段落フォント" style:family="text">
      <style:text-properties style:font-name="Arial" style:font-name-complex="Arial" fo:font-weight="bold" style:font-weight-asian="bold" fo:font-size="9pt" style:font-size-asian="9pt" fo:background-color="#FFFF00"/>
    </style:style>
    <style:style style:name="P612" style:parent-style-name="リスト段落" style:family="paragraph">
      <style:paragraph-properties fo:margin-left="0.5909in">
        <style:tab-stops/>
      </style:paragraph-properties>
      <style:text-properties style:font-name="Arial" style:font-name-complex="Arial" fo:font-size="9pt" style:font-size-asian="9pt"/>
    </style:style>
    <style:style style:name="P613" style:parent-style-name="リスト段落" style:family="paragraph">
      <style:paragraph-properties fo:margin-left="0.5909in">
        <style:tab-stops/>
      </style:paragraph-properties>
      <style:text-properties style:font-name="Arial" style:font-name-complex="Arial" fo:font-size="9pt" style:font-size-asian="9pt"/>
    </style:style>
    <style:style style:name="P614" style:parent-style-name="リスト段落" style:family="paragraph">
      <style:paragraph-properties fo:margin-left="0.5909in">
        <style:tab-stops/>
      </style:paragraph-properties>
      <style:text-properties style:font-name="Arial" style:font-name-complex="Arial" fo:font-size="9pt" style:font-size-asian="9pt"/>
    </style:style>
    <style:style style:name="P615"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616" style:parent-style-name="Standard" style:family="paragraph">
      <style:paragraph-properties fo:margin-left="0.2944in">
        <style:tab-stops/>
      </style:paragraph-properties>
      <style:text-properties style:font-name="Arial" style:font-name-complex="Arial" fo:font-size="9pt" style:font-size-asian="9pt"/>
    </style:style>
    <style:style style:name="P617" style:parent-style-name="Standard" style:family="paragraph">
      <style:paragraph-properties fo:widows="2" fo:orphans="2" fo:text-align="start"/>
      <style:text-properties style:font-name="Arial" style:font-name-complex="Arial" fo:font-size="9pt" style:font-size-asian="9pt"/>
    </style:style>
    <style:style style:name="P618" style:parent-style-name="見出し2" style:family="paragraph">
      <style:paragraph-properties fo:break-before="page"/>
    </style:style>
    <style:style style:name="T619" style:parent-style-name="段落フォント" style:family="text">
      <style:text-properties style:font-name-complex="Arial" fo:font-size="10pt" style:font-size-asian="10pt"/>
    </style:style>
    <style:style style:name="T620" style:parent-style-name="段落フォント" style:family="text">
      <style:text-properties style:font-name-complex="Arial" fo:font-size="10pt" style:font-size-asian="10pt"/>
    </style:style>
    <style:style style:name="T621" style:parent-style-name="段落フォント" style:family="text">
      <style:text-properties style:font-name-complex="Arial" fo:font-size="10pt" style:font-size-asian="10pt"/>
    </style:style>
    <style:style style:name="T622" style:parent-style-name="段落フォント" style:family="text">
      <style:text-properties style:font-name-complex="Arial" fo:font-size="10pt" style:font-size-asian="10pt"/>
    </style:style>
    <style:style style:name="T623" style:parent-style-name="段落フォント" style:family="text">
      <style:text-properties style:font-name="Arial" style:font-name-complex="Arial" fo:font-weight="bold" style:font-weight-asian="bold" style:font-weight-complex="bold" fo:font-size="9pt" style:font-size-asian="9pt"/>
    </style:style>
    <style:style style:name="T624" style:parent-style-name="段落フォント" style:family="text">
      <style:text-properties style:font-name="Arial" style:font-name-complex="Arial" fo:font-weight="bold" style:font-weight-asian="bold" style:font-weight-complex="bold" fo:font-size="9pt" style:font-size-asian="9pt"/>
    </style:style>
    <style:style style:name="T625" style:parent-style-name="段落フォント" style:family="text">
      <style:text-properties style:font-name="Arial" style:font-name-complex="Arial" fo:font-weight="bold" style:font-weight-asian="bold" style:font-weight-complex="bold" fo:font-size="9pt" style:font-size-asian="9pt"/>
    </style:style>
    <style:style style:name="T626" style:parent-style-name="段落フォント" style:family="text">
      <style:text-properties style:font-name="Arial" style:font-name-complex="Arial" fo:font-weight="bold" style:font-weight-asian="bold" style:font-weight-complex="bold" fo:font-size="9pt" style:font-size-asian="9pt"/>
    </style:style>
    <style:style style:name="T627" style:parent-style-name="段落フォント" style:family="text">
      <style:text-properties style:font-name="Arial" style:font-name-complex="Arial" fo:font-weight="bold" style:font-weight-asian="bold" style:font-weight-complex="bold" fo:font-size="9pt" style:font-size-asian="9pt"/>
    </style:style>
    <style:style style:name="T628" style:parent-style-name="段落フォント" style:family="text">
      <style:text-properties style:font-name="Arial" style:font-name-complex="Arial" fo:font-weight="bold" style:font-weight-asian="bold" style:font-weight-complex="bold" fo:font-size="9pt" style:font-size-asian="9pt"/>
    </style:style>
    <style:style style:name="T629" style:parent-style-name="段落フォント" style:family="text">
      <style:text-properties style:font-name="Arial" style:font-name-complex="Arial" fo:font-weight="bold" style:font-weight-asian="bold" style:font-weight-complex="bold" fo:font-size="9pt" style:font-size-asian="9pt"/>
    </style:style>
    <style:style style:name="P630" style:parent-style-name="リスト段落" style:family="paragraph"/>
    <style:style style:name="T631" style:parent-style-name="段落フォント" style:family="text">
      <style:text-properties fo:font-weight="bold" style:font-weight-asian="bold" style:font-weight-complex="bold" fo:font-size="9pt" style:font-size-asian="9pt" style:font-size-complex="9pt"/>
    </style:style>
    <style:style style:name="T632" style:parent-style-name="段落フォント" style:family="text">
      <style:text-properties style:font-name="Arial" style:font-name-complex="Arial" fo:font-weight="bold" style:font-weight-asian="bold" style:font-weight-complex="bold" fo:font-size="9pt" style:font-size-asian="9pt" style:font-size-complex="9pt"/>
    </style:style>
    <style:style style:name="T633" style:parent-style-name="段落フォント" style:family="text">
      <style:text-properties fo:font-weight="bold" style:font-weight-asian="bold" style:font-weight-complex="bold" fo:font-size="9pt" style:font-size-asian="9pt" style:font-size-complex="9pt"/>
    </style:style>
    <style:style style:name="T634" style:parent-style-name="段落フォント" style:family="text">
      <style:text-properties fo:font-weight="bold" style:font-weight-asian="bold" style:font-weight-complex="bold" fo:font-size="9pt" style:font-size-asian="9pt" style:font-size-complex="9pt"/>
    </style:style>
    <style:style style:name="T635" style:parent-style-name="段落フォント" style:family="text">
      <style:text-properties fo:font-weight="bold" style:font-weight-asian="bold" style:font-weight-complex="bold" fo:font-size="9pt" style:font-size-asian="9pt" style:font-size-complex="9pt"/>
    </style:style>
    <style:style style:name="T636" style:parent-style-name="段落フォント" style:family="text">
      <style:text-properties fo:font-weight="bold" style:font-weight-asian="bold" style:font-weight-complex="bold" fo:font-size="9pt" style:font-size-asian="9pt" style:font-size-complex="9pt"/>
    </style:style>
    <style:style style:name="T637" style:parent-style-name="段落フォント" style:family="text">
      <style:text-properties fo:font-weight="bold" style:font-weight-asian="bold" style:font-weight-complex="bold" fo:font-size="9pt" style:font-size-asian="9pt" style:font-size-complex="9pt"/>
    </style:style>
    <style:style style:name="T638" style:parent-style-name="段落フォント" style:family="text">
      <style:text-properties fo:font-weight="bold" style:font-weight-asian="bold" style:font-weight-complex="bold" fo:font-size="9pt" style:font-size-asian="9pt" style:font-size-complex="9pt"/>
    </style:style>
    <style:style style:name="T639" style:parent-style-name="段落フォント" style:family="text">
      <style:text-properties fo:font-weight="bold" style:font-weight-asian="bold" style:font-weight-complex="bold" fo:font-size="9pt" style:font-size-asian="9pt" style:font-size-complex="9pt"/>
    </style:style>
    <style:style style:name="T640" style:parent-style-name="段落フォント" style:family="text">
      <style:text-properties fo:font-weight="bold" style:font-weight-asian="bold" style:font-weight-complex="bold" fo:font-size="9pt" style:font-size-asian="9pt" style:font-size-complex="9pt"/>
    </style:style>
    <style:style style:name="T641" style:parent-style-name="段落フォント" style:family="text">
      <style:text-properties fo:font-weight="bold" style:font-weight-asian="bold" style:font-weight-complex="bold" fo:font-size="9pt" style:font-size-asian="9pt" style:font-size-complex="9pt"/>
    </style:style>
    <style:style style:name="T642" style:parent-style-name="段落フォント" style:family="text">
      <style:text-properties fo:font-weight="bold" style:font-weight-asian="bold" style:font-weight-complex="bold" fo:font-size="9pt" style:font-size-asian="9pt" style:font-size-complex="9pt"/>
    </style:style>
    <style:style style:name="P643" style:parent-style-name="リスト段落" style:family="paragraph"/>
    <style:style style:name="T644" style:parent-style-name="段落フォント" style:family="text">
      <style:text-properties style:font-name="Arial" style:font-name-complex="Arial" fo:font-weight="bold" style:font-weight-asian="bold" fo:font-size="9pt" style:font-size-asian="9pt"/>
    </style:style>
    <style:style style:name="T645" style:parent-style-name="段落フォント" style:family="text">
      <style:text-properties style:font-name="Arial" style:font-name-complex="Arial" fo:font-weight="bold" style:font-weight-asian="bold" fo:font-size="9pt" style:font-size-asian="9pt"/>
    </style:style>
    <style:style style:name="T646" style:parent-style-name="段落フォント" style:family="text">
      <style:text-properties style:font-name="Arial" style:font-name-complex="Arial" fo:font-weight="bold" style:font-weight-asian="bold" fo:font-size="9pt" style:font-size-asian="9pt"/>
    </style:style>
    <style:style style:name="T647" style:parent-style-name="段落フォント" style:family="text">
      <style:text-properties style:font-name="Arial" style:font-name-complex="Arial" fo:font-weight="bold" style:font-weight-asian="bold" fo:font-size="9pt" style:font-size-asian="9pt"/>
    </style:style>
    <style:style style:name="T648" style:parent-style-name="段落フォント" style:family="text">
      <style:text-properties style:font-name="Arial" style:font-name-complex="Arial" fo:font-weight="bold" style:font-weight-asian="bold" fo:font-size="9pt" style:font-size-asian="9pt"/>
    </style:style>
    <style:style style:name="T649" style:parent-style-name="段落フォント" style:family="text">
      <style:text-properties style:font-name="Arial" style:font-name-complex="Arial" fo:font-weight="bold" style:font-weight-asian="bold" fo:font-size="9pt" style:font-size-asian="9pt"/>
    </style:style>
    <style:style style:name="T650" style:parent-style-name="段落フォント" style:family="text">
      <style:text-properties style:font-name="Arial" style:font-name-complex="Arial" fo:font-weight="bold" style:font-weight-asian="bold" fo:font-size="9pt" style:font-size-asian="9pt"/>
    </style:style>
    <style:style style:name="T651" style:parent-style-name="段落フォント" style:family="text">
      <style:text-properties style:font-name="Arial" style:font-name-complex="Arial" fo:font-weight="bold" style:font-weight-asian="bold" fo:font-size="9pt" style:font-size-asian="9pt"/>
    </style:style>
    <style:style style:name="T652" style:parent-style-name="段落フォント" style:family="text">
      <style:text-properties style:font-name="Arial" style:font-name-complex="Arial" fo:font-weight="bold" style:font-weight-asian="bold" fo:font-size="9pt" style:font-size-asian="9pt"/>
    </style:style>
    <style:style style:name="T653" style:parent-style-name="段落フォント" style:family="text">
      <style:text-properties style:font-name="Arial" style:font-name-complex="Arial" fo:font-weight="bold" style:font-weight-asian="bold" fo:font-size="9pt" style:font-size-asian="9pt"/>
    </style:style>
    <style:style style:name="T654" style:parent-style-name="段落フォント" style:family="text">
      <style:text-properties style:font-name="Arial" style:font-name-complex="Arial" fo:font-weight="bold" style:font-weight-asian="bold" fo:font-size="9pt" style:font-size-asian="9pt"/>
    </style:style>
    <style:style style:name="T655" style:parent-style-name="段落フォント" style:family="text">
      <style:text-properties style:font-name="Arial" style:font-name-complex="Arial" fo:font-weight="bold" style:font-weight-asian="bold" fo:font-size="9pt" style:font-size-asian="9pt"/>
    </style:style>
    <style:style style:name="P656" style:parent-style-name="リスト段落" style:family="paragraph"/>
    <style:style style:name="T657" style:parent-style-name="段落フォント" style:family="text">
      <style:text-properties style:font-name="Arial" style:font-name-complex="Arial" fo:font-weight="bold" style:font-weight-asian="bold" fo:font-size="9pt" style:font-size-asian="9pt"/>
    </style:style>
    <style:style style:name="T658" style:parent-style-name="段落フォント" style:family="text">
      <style:text-properties style:font-name="Arial" style:font-name-complex="Arial" fo:font-weight="bold" style:font-weight-asian="bold" fo:font-size="9pt" style:font-size-asian="9pt"/>
    </style:style>
    <style:style style:name="T659" style:parent-style-name="段落フォント" style:family="text">
      <style:text-properties style:font-name="Arial" style:font-name-complex="Arial" fo:font-weight="bold" style:font-weight-asian="bold" fo:font-size="9pt" style:font-size-asian="9pt"/>
    </style:style>
    <style:style style:name="T660" style:parent-style-name="段落フォント" style:family="text">
      <style:text-properties style:font-name="Arial" style:font-name-complex="Arial" fo:font-weight="bold" style:font-weight-asian="bold" fo:font-size="9pt" style:font-size-asian="9pt"/>
    </style:style>
    <style:style style:name="T661" style:parent-style-name="段落フォント" style:family="text">
      <style:text-properties style:font-name="Arial" style:font-name-complex="Arial" fo:font-weight="bold" style:font-weight-asian="bold" fo:font-size="9pt" style:font-size-asian="9pt"/>
    </style:style>
    <style:style style:name="T662" style:parent-style-name="段落フォント" style:family="text">
      <style:text-properties style:font-name="Arial" style:font-name-complex="Arial" fo:font-weight="bold" style:font-weight-asian="bold" fo:font-size="9pt" style:font-size-asian="9pt"/>
    </style:style>
    <style:style style:name="T663" style:parent-style-name="段落フォント" style:family="text">
      <style:text-properties style:font-name="Arial" style:font-name-complex="Arial" fo:font-weight="bold" style:font-weight-asian="bold" fo:font-size="9pt" style:font-size-asian="9pt"/>
    </style:style>
    <style:style style:name="T664" style:parent-style-name="段落フォント" style:family="text">
      <style:text-properties style:font-name="Arial" style:font-name-complex="Arial" fo:font-weight="bold" style:font-weight-asian="bold" fo:font-size="9pt" style:font-size-asian="9pt"/>
    </style:style>
    <style:style style:name="P665" style:parent-style-name="Standard" style:family="paragraph">
      <style:paragraph-properties fo:margin-top="0.125in" fo:margin-left="0.2944in">
        <style:tab-stops/>
      </style:paragraph-properties>
    </style:style>
    <style:style style:name="T666" style:parent-style-name="段落フォント" style:family="text">
      <style:text-properties style:font-name="Arial" style:font-name-complex="Arial" fo:font-weight="bold" style:font-weight-asian="bold" fo:font-size="9pt" style:font-size-asian="9pt" fo:background-color="#FFFF00"/>
    </style:style>
    <style:style style:name="T667" style:parent-style-name="段落フォント" style:family="text">
      <style:text-properties style:font-name="Arial" style:font-name-complex="Arial" fo:font-weight="bold" style:font-weight-asian="bold" fo:font-size="9pt" style:font-size-asian="9pt" fo:background-color="#FFFF00"/>
    </style:style>
    <style:style style:name="P668" style:parent-style-name="リスト段落" style:family="paragraph"/>
    <style:style style:name="T669" style:parent-style-name="段落フォント" style:family="text">
      <style:text-properties style:font-name="Arial" style:font-name-complex="Arial" fo:font-size="9pt" style:font-size-asian="9pt"/>
    </style:style>
    <style:style style:name="T670" style:parent-style-name="段落フォント" style:family="text">
      <style:text-properties style:font-name="Arial" style:font-name-complex="Arial" fo:font-size="9pt" style:font-size-asian="9pt"/>
    </style:style>
    <style:style style:name="T671" style:parent-style-name="段落フォント" style:family="text">
      <style:text-properties style:font-name="Arial" style:font-name-complex="Arial" fo:font-size="9pt" style:font-size-asian="9pt"/>
    </style:style>
    <style:style style:name="T672" style:parent-style-name="段落フォント" style:family="text">
      <style:text-properties style:font-name="Arial" style:font-name-complex="Arial" fo:font-size="9pt" style:font-size-asian="9pt"/>
    </style:style>
    <style:style style:name="T673" style:parent-style-name="段落フォント" style:family="text">
      <style:text-properties style:font-name="Arial" style:font-name-complex="Arial" fo:font-size="9pt" style:font-size-asian="9pt"/>
    </style:style>
    <style:style style:name="T674" style:parent-style-name="段落フォント" style:family="text">
      <style:text-properties style:font-name="Arial" style:font-name-complex="Arial" fo:font-size="9pt" style:font-size-asian="9pt"/>
    </style:style>
    <style:style style:name="T675" style:parent-style-name="段落フォント" style:family="text">
      <style:text-properties style:font-name="Arial" style:font-name-complex="Arial" fo:font-size="9pt" style:font-size-asian="9pt"/>
    </style:style>
    <style:style style:name="T676" style:parent-style-name="段落フォント" style:family="text">
      <style:text-properties style:font-name="Arial" style:font-name-complex="Arial" fo:font-size="9pt" style:font-size-asian="9pt"/>
    </style:style>
    <style:style style:name="T677" style:parent-style-name="段落フォント" style:family="text">
      <style:text-properties style:font-name="Arial" style:font-name-complex="Arial" fo:font-size="9pt" style:font-size-asian="9pt"/>
    </style:style>
    <style:style style:name="T678" style:parent-style-name="段落フォント" style:family="text">
      <style:text-properties style:font-name="Arial" style:font-name-complex="Arial" fo:font-size="9pt" style:font-size-asian="9pt"/>
    </style:style>
    <style:style style:name="T679" style:parent-style-name="段落フォント" style:family="text">
      <style:text-properties style:font-name="Arial" style:font-name-complex="Arial" fo:font-size="9pt" style:font-size-asian="9pt"/>
    </style:style>
    <style:style style:name="T680" style:parent-style-name="段落フォント" style:family="text">
      <style:text-properties style:font-name="Arial" style:font-name-complex="Arial" fo:font-size="9pt" style:font-size-asian="9pt"/>
    </style:style>
    <style:style style:name="T681" style:parent-style-name="段落フォント" style:family="text">
      <style:text-properties style:font-name="Arial" style:font-name-complex="Arial" fo:font-size="9pt" style:font-size-asian="9pt"/>
    </style:style>
    <style:style style:name="T682" style:parent-style-name="段落フォント" style:family="text">
      <style:text-properties style:font-name="Arial" style:font-name-complex="Arial" fo:font-size="9pt" style:font-size-asian="9pt"/>
    </style:style>
    <style:style style:name="T683" style:parent-style-name="段落フォント" style:family="text">
      <style:text-properties style:font-name="Arial" style:font-name-complex="Arial" fo:font-size="9pt" style:font-size-asian="9pt"/>
    </style:style>
    <style:style style:name="P684" style:parent-style-name="リスト段落" style:family="paragraph">
      <style:paragraph-properties fo:margin-left="0.5909in">
        <style:tab-stops/>
      </style:paragraph-properties>
      <style:text-properties style:font-name="Arial" style:font-name-complex="Arial" fo:font-size="9pt" style:font-size-asian="9pt"/>
    </style:style>
    <style:style style:name="P685"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686" style:parent-style-name="Standard" style:family="paragraph">
      <style:paragraph-properties fo:margin-left="0.2944in">
        <style:tab-stops/>
      </style:paragraph-properties>
      <style:text-properties style:font-name="Arial" style:font-name-complex="Arial" fo:font-size="9pt" style:font-size-asian="9pt"/>
    </style:style>
    <style:style style:name="P687" style:parent-style-name="Standard" style:family="paragraph">
      <style:paragraph-properties fo:margin-top="0.125in"/>
      <style:text-properties style:font-name="Arial" style:font-name-complex="Arial" fo:font-weight="bold" style:font-weight-asian="bold" fo:font-size="9pt" style:font-size-asian="9pt"/>
    </style:style>
    <style:style style:name="P688"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689"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690" style:parent-style-name="リスト段落" style:family="paragraph">
      <style:paragraph-properties fo:margin-left="1.0833in">
        <style:tab-stops/>
      </style:paragraph-properties>
      <style:text-properties style:font-name="Arial" style:font-name-complex="Arial" fo:font-weight="bold" style:font-weight-asian="bold" fo:font-size="9pt" style:font-size-asian="9pt"/>
    </style:style>
    <style:style style:name="P691" style:parent-style-name="リスト段落" style:family="paragraph">
      <style:paragraph-properties fo:margin-left="1.0833in">
        <style:tab-stops/>
      </style:paragraph-properties>
      <style:text-properties style:font-name="Arial" style:font-name-complex="Arial" fo:font-weight="bold" style:font-weight-asian="bold" fo:font-size="9pt" style:font-size-asian="9pt"/>
    </style:style>
    <style:style style:name="P692"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693" style:parent-style-name="リスト段落" style:family="paragraph">
      <style:paragraph-properties fo:margin-left="0.5909in">
        <style:tab-stops/>
      </style:paragraph-properties>
    </style:style>
    <style:style style:name="T694" style:parent-style-name="段落フォント" style:family="text">
      <style:text-properties style:font-name="Arial" style:font-name-complex="Arial" fo:font-weight="bold" style:font-weight-asian="bold" fo:font-size="9pt" style:font-size-asian="9pt"/>
    </style:style>
    <style:style style:name="T695" style:parent-style-name="段落フォント" style:family="text">
      <style:text-properties style:font-name="Arial" style:font-name-complex="Arial" fo:font-weight="bold" style:font-weight-asian="bold" fo:font-size="9pt" style:font-size-asian="9pt"/>
    </style:style>
    <style:style style:name="T696" style:parent-style-name="段落フォント" style:family="text">
      <style:text-properties style:font-name="Arial" style:font-name-complex="Arial" fo:font-weight="bold" style:font-weight-asian="bold" fo:font-size="9pt" style:font-size-asian="9pt"/>
    </style:style>
    <style:style style:name="T697" style:parent-style-name="段落フォント" style:family="text">
      <style:text-properties style:font-name="Arial" style:font-name-complex="Arial" fo:font-weight="bold" style:font-weight-asian="bold" fo:font-size="9pt" style:font-size-asian="9pt"/>
    </style:style>
    <style:style style:name="T698" style:parent-style-name="段落フォント" style:family="text">
      <style:text-properties style:font-name="Arial" style:font-name-complex="Arial" fo:font-weight="bold" style:font-weight-asian="bold" fo:font-size="9pt" style:font-size-asian="9pt"/>
    </style:style>
    <style:style style:name="T699" style:parent-style-name="段落フォント" style:family="text">
      <style:text-properties style:font-name="Arial" style:font-name-complex="Arial" fo:font-weight="bold" style:font-weight-asian="bold" fo:font-size="9pt" style:font-size-asian="9pt"/>
    </style:style>
    <style:style style:name="T700" style:parent-style-name="段落フォント" style:family="text">
      <style:text-properties style:font-name="Arial" style:font-name-complex="Arial" fo:font-weight="bold" style:font-weight-asian="bold" fo:font-size="9pt" style:font-size-asian="9pt"/>
    </style:style>
    <style:style style:name="T701" style:parent-style-name="段落フォント" style:family="text">
      <style:text-properties style:font-name="Arial" style:font-name-complex="Arial" fo:font-weight="bold" style:font-weight-asian="bold" fo:font-size="9pt" style:font-size-asian="9pt"/>
    </style:style>
    <style:style style:name="T702" style:parent-style-name="段落フォント" style:family="text">
      <style:text-properties style:font-name="Arial" style:font-name-complex="Arial" fo:font-weight="bold" style:font-weight-asian="bold" fo:font-size="9pt" style:font-size-asian="9pt"/>
    </style:style>
    <style:style style:name="P703" style:parent-style-name="リスト段落" style:family="paragraph">
      <style:paragraph-properties fo:margin-left="0.5909in">
        <style:tab-stops/>
      </style:paragraph-properties>
    </style:style>
    <style:style style:name="T704" style:parent-style-name="段落フォント" style:family="text">
      <style:text-properties style:font-name="Arial" style:font-name-complex="Arial" fo:font-weight="bold" style:font-weight-asian="bold" fo:font-size="9pt" style:font-size-asian="9pt"/>
    </style:style>
    <style:style style:name="T705" style:parent-style-name="段落フォント" style:family="text">
      <style:text-properties style:font-name="Arial" style:font-name-complex="Arial" fo:font-weight="bold" style:font-weight-asian="bold" fo:font-size="9pt" style:font-size-asian="9pt"/>
    </style:style>
    <style:style style:name="T706" style:parent-style-name="段落フォント" style:family="text">
      <style:text-properties style:font-name="Arial" style:font-name-complex="Arial" fo:font-weight="bold" style:font-weight-asian="bold" fo:font-size="9pt" style:font-size-asian="9pt"/>
    </style:style>
    <style:style style:name="T707" style:parent-style-name="段落フォント" style:family="text">
      <style:text-properties style:font-name="Arial" style:font-name-complex="Arial" fo:font-weight="bold" style:font-weight-asian="bold" fo:font-size="9pt" style:font-size-asian="9pt"/>
    </style:style>
    <style:style style:name="T708" style:parent-style-name="段落フォント" style:family="text">
      <style:text-properties style:font-name="Arial" style:font-name-complex="Arial" fo:font-weight="bold" style:font-weight-asian="bold" fo:font-size="9pt" style:font-size-asian="9pt"/>
    </style:style>
    <style:style style:name="T709" style:parent-style-name="段落フォント" style:family="text">
      <style:text-properties style:font-name="Arial" style:font-name-complex="Arial" fo:font-weight="bold" style:font-weight-asian="bold" fo:font-size="9pt" style:font-size-asian="9pt"/>
    </style:style>
    <style:style style:name="T710" style:parent-style-name="段落フォント" style:family="text">
      <style:text-properties style:font-name="Arial" style:font-name-complex="Arial" fo:font-weight="bold" style:font-weight-asian="bold" fo:font-size="9pt" style:font-size-asian="9pt"/>
    </style:style>
    <style:style style:name="T711" style:parent-style-name="段落フォント" style:family="text">
      <style:text-properties style:font-name="Arial" style:font-name-complex="Arial" fo:font-weight="bold" style:font-weight-asian="bold" fo:font-size="9pt" style:font-size-asian="9pt"/>
    </style:style>
    <style:style style:name="T712" style:parent-style-name="段落フォント" style:family="text">
      <style:text-properties style:font-name="Arial" style:font-name-complex="Arial" fo:font-weight="bold" style:font-weight-asian="bold" fo:font-size="9pt" style:font-size-asian="9pt"/>
    </style:style>
    <style:style style:name="T713" style:parent-style-name="段落フォント" style:family="text">
      <style:text-properties style:font-name="Arial" style:font-name-complex="Arial" fo:font-weight="bold" style:font-weight-asian="bold" fo:font-size="9pt" style:font-size-asian="9pt"/>
    </style:style>
    <style:style style:name="T714" style:parent-style-name="段落フォント" style:family="text">
      <style:text-properties style:font-name="Arial" style:font-name-complex="Arial" fo:font-weight="bold" style:font-weight-asian="bold" fo:font-size="9pt" style:font-size-asian="9pt"/>
    </style:style>
    <style:style style:name="T715" style:parent-style-name="段落フォント" style:family="text">
      <style:text-properties style:font-name="Arial" style:font-name-complex="Arial" fo:font-weight="bold" style:font-weight-asian="bold" fo:font-size="9pt" style:font-size-asian="9pt"/>
    </style:style>
    <style:style style:name="P716" style:parent-style-name="Standard" style:family="paragraph">
      <style:paragraph-properties fo:margin-top="0.125in" fo:margin-left="0.2944in">
        <style:tab-stops/>
      </style:paragraph-properties>
    </style:style>
    <style:style style:name="T717" style:parent-style-name="段落フォント" style:family="text">
      <style:text-properties style:font-name="Arial" style:font-name-complex="Arial" fo:font-weight="bold" style:font-weight-asian="bold" fo:font-size="9pt" style:font-size-asian="9pt" fo:background-color="#FFFF00"/>
    </style:style>
    <style:style style:name="T718" style:parent-style-name="段落フォント" style:family="text">
      <style:text-properties style:font-name="Arial" style:font-name-complex="Arial" fo:font-weight="bold" style:font-weight-asian="bold" fo:font-size="9pt" style:font-size-asian="9pt" fo:background-color="#FFFF00"/>
    </style:style>
    <style:style style:name="P719" style:parent-style-name="リスト段落" style:family="paragraph">
      <style:paragraph-properties fo:margin-left="0.5909in">
        <style:tab-stops/>
      </style:paragraph-properties>
    </style:style>
    <style:style style:name="T720" style:parent-style-name="段落フォント" style:family="text">
      <style:text-properties style:font-name="Arial" style:font-name-complex="Arial" fo:font-size="9pt" style:font-size-asian="9pt"/>
    </style:style>
    <style:style style:name="P721" style:parent-style-name="標準" style:family="paragraph">
      <style:paragraph-properties fo:text-align="start"/>
    </style:style>
    <style:style style:name="T722" style:parent-style-name="段落フォント" style:family="text">
      <style:text-properties style:font-name="Yu Gothic UI"/>
    </style:style>
    <style:style style:name="T723" style:parent-style-name="段落フォント" style:family="text">
      <style:text-properties style:font-name="Yu Gothic UI"/>
    </style:style>
    <style:style style:name="T724" style:parent-style-name="段落フォント" style:family="text">
      <style:text-properties style:font-name="Yu Gothic UI"/>
    </style:style>
    <style:style style:name="T725" style:parent-style-name="段落フォント" style:family="text">
      <style:text-properties style:font-name="Yu Gothic UI"/>
    </style:style>
    <style:style style:name="T726" style:parent-style-name="段落フォント" style:family="text">
      <style:text-properties style:font-name="Yu Gothic UI"/>
    </style:style>
    <style:style style:name="T727" style:parent-style-name="段落フォント" style:family="text">
      <style:text-properties style:font-name="Yu Gothic UI"/>
    </style:style>
    <style:style style:name="T728" style:parent-style-name="段落フォント" style:family="text">
      <style:text-properties style:font-name="Yu Gothic UI"/>
    </style:style>
    <style:style style:name="T729" style:parent-style-name="段落フォント" style:family="text">
      <style:text-properties style:font-name="Arial" style:font-name-complex="Arial" fo:font-size="9pt" style:font-size-asian="9pt"/>
    </style:style>
    <style:style style:name="T730" style:parent-style-name="段落フォント" style:family="text">
      <style:text-properties style:font-name="Arial" style:font-name-complex="Arial" fo:font-size="9pt" style:font-size-asian="9pt"/>
    </style:style>
    <style:style style:name="T731" style:parent-style-name="段落フォント" style:family="text">
      <style:text-properties style:font-name="Arial" style:font-name-complex="Arial" fo:font-size="9pt" style:font-size-asian="9pt"/>
    </style:style>
    <style:style style:name="T732" style:parent-style-name="段落フォント" style:family="text">
      <style:text-properties style:font-name="Arial" style:font-name-complex="Arial" fo:font-size="9pt" style:font-size-asian="9pt"/>
    </style:style>
    <style:style style:name="T733" style:parent-style-name="段落フォント" style:family="text">
      <style:text-properties style:font-name="Arial" style:font-name-complex="Arial" fo:font-size="9pt" style:font-size-asian="9pt"/>
    </style:style>
    <style:style style:name="T734" style:parent-style-name="段落フォント" style:family="text">
      <style:text-properties style:font-name="Arial" style:font-name-complex="Arial" fo:font-size="9pt" style:font-size-asian="9pt"/>
    </style:style>
    <style:style style:name="T735" style:parent-style-name="段落フォント" style:family="text">
      <style:text-properties style:font-name="Arial" style:font-name-complex="Arial" fo:font-size="9pt" style:font-size-asian="9pt"/>
    </style:style>
    <style:style style:name="P736" style:parent-style-name="リスト段落" style:family="paragraph">
      <style:paragraph-properties fo:margin-left="0.5909in">
        <style:tab-stops/>
      </style:paragraph-properties>
      <style:text-properties style:font-name="Arial" style:font-name-complex="Arial" fo:font-size="9pt" style:font-size-asian="9pt"/>
    </style:style>
    <style:style style:name="P737" style:parent-style-name="リスト段落" style:family="paragraph">
      <style:paragraph-properties fo:margin-left="0.5909in">
        <style:tab-stops/>
      </style:paragraph-properties>
      <style:text-properties style:font-name="Arial" style:font-name-complex="Arial" fo:font-size="9pt" style:font-size-asian="9pt"/>
    </style:style>
    <style:style style:name="P738" style:parent-style-name="リスト段落" style:family="paragraph">
      <style:paragraph-properties fo:margin-left="0.5909in">
        <style:tab-stops/>
      </style:paragraph-properties>
      <style:text-properties style:font-name="Arial" style:font-name-complex="Arial" fo:font-size="9pt" style:font-size-asian="9pt"/>
    </style:style>
    <style:style style:name="P739"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740" style:parent-style-name="Standard" style:family="paragraph">
      <style:paragraph-properties fo:margin-left="0.2944in">
        <style:tab-stops/>
      </style:paragraph-properties>
      <style:text-properties style:font-name="Arial" style:font-name-complex="Arial" fo:font-size="9pt" style:font-size-asian="9pt"/>
    </style:style>
    <style:style style:name="P741" style:parent-style-name="Standard" style:family="paragraph">
      <style:paragraph-properties fo:widows="2" fo:orphans="2" fo:text-align="start"/>
      <style:text-properties style:font-name="Arial" style:font-name-complex="Arial" fo:font-size="9pt" style:font-size-asian="9pt"/>
    </style:style>
    <style:style style:name="P742" style:parent-style-name="見出し2" style:family="paragraph">
      <style:paragraph-properties fo:break-before="page"/>
      <style:text-properties style:font-name-complex="Arial" fo:font-size="10pt" style:font-size-asian="10pt"/>
    </style:style>
    <style:style style:name="P743" style:parent-style-name="Standard" style:family="paragraph">
      <style:paragraph-properties fo:margin-top="0.125in" fo:margin-left="0.2951in" fo:text-indent="-0.2951in">
        <style:tab-stops/>
      </style:paragraph-properties>
    </style:style>
    <style:style style:name="T744" style:parent-style-name="段落フォント" style:family="text">
      <style:text-properties style:font-name="Arial" style:font-name-complex="Arial" fo:font-weight="bold" style:font-weight-asian="bold" fo:font-size="9pt" style:font-size-asian="9pt"/>
    </style:style>
    <style:style style:name="T745" style:parent-style-name="段落フォント" style:family="text">
      <style:text-properties style:font-name="Arial" style:font-name-complex="Arial" fo:font-weight="bold" style:font-weight-asian="bold" fo:font-size="9pt" style:font-size-asian="9pt"/>
    </style:style>
    <style:style style:name="T746" style:parent-style-name="段落フォント" style:family="text">
      <style:text-properties style:font-name="Arial" style:font-name-complex="Arial" fo:font-weight="bold" style:font-weight-asian="bold" fo:font-size="9pt" style:font-size-asian="9pt"/>
    </style:style>
    <style:style style:name="T747" style:parent-style-name="段落フォント" style:family="text">
      <style:text-properties style:font-name="Arial" style:font-name-complex="Arial" fo:font-weight="bold" style:font-weight-asian="bold" fo:font-size="9pt" style:font-size-asian="9pt"/>
    </style:style>
    <style:style style:name="T748" style:parent-style-name="段落フォント" style:family="text">
      <style:text-properties style:font-name="Arial" style:font-name-complex="Arial" fo:font-size="9pt" style:font-size-asian="9pt"/>
    </style:style>
    <style:style style:name="P749" style:parent-style-name="Standard" style:family="paragraph">
      <style:paragraph-properties fo:margin-top="0.125in" fo:margin-left="0.2944in">
        <style:tab-stops/>
      </style:paragraph-properties>
    </style:style>
    <style:style style:name="T750" style:parent-style-name="段落フォント" style:family="text">
      <style:text-properties style:font-name="Arial" style:font-name-complex="Arial" fo:font-weight="bold" style:font-weight-asian="bold" fo:font-size="9pt" style:font-size-asian="9pt" fo:background-color="#FFFF00"/>
    </style:style>
    <style:style style:name="T751" style:parent-style-name="段落フォント" style:family="text">
      <style:text-properties style:font-name="Arial" style:font-name-complex="Arial" fo:font-weight="bold" style:font-weight-asian="bold" fo:font-size="9pt" style:font-size-asian="9pt" fo:background-color="#FFFF00"/>
    </style:style>
    <style:style style:name="P752" style:parent-style-name="リスト段落" style:family="paragraph">
      <style:paragraph-properties fo:margin-left="0.5909in">
        <style:tab-stops/>
      </style:paragraph-properties>
      <style:text-properties style:font-name="Arial" style:font-name-complex="Arial" fo:font-size="9pt" style:font-size-asian="9pt"/>
    </style:style>
    <style:style style:name="P753"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754" style:parent-style-name="Standard" style:family="paragraph">
      <style:paragraph-properties fo:margin-left="0.2944in">
        <style:tab-stops/>
      </style:paragraph-properties>
    </style:style>
    <style:style style:name="T755" style:parent-style-name="段落フォント" style:family="text">
      <style:text-properties style:font-name="Arial" style:font-name-complex="Arial" fo:font-size="9pt" style:font-size-asian="9pt"/>
    </style:style>
    <style:style style:name="T756" style:parent-style-name="段落フォント" style:family="text">
      <style:text-properties style:font-name="Arial" style:font-name-complex="Arial" fo:font-size="9pt" style:font-size-asian="9pt"/>
    </style:style>
    <style:style style:name="T757" style:parent-style-name="段落フォント" style:family="text">
      <style:text-properties style:font-name="Arial" style:font-name-complex="Arial" fo:font-size="9pt" style:font-size-asian="9pt"/>
    </style:style>
    <style:style style:name="T758" style:parent-style-name="段落フォント" style:family="text">
      <style:text-properties style:font-name="Arial" style:font-name-complex="Arial" fo:font-size="9pt" style:font-size-asian="9pt"/>
    </style:style>
    <style:style style:name="T759" style:parent-style-name="段落フォント" style:family="text">
      <style:text-properties style:font-name="Arial" style:font-name-complex="Arial" fo:font-size="9pt" style:font-size-asian="9pt"/>
    </style:style>
    <style:style style:name="T760" style:parent-style-name="段落フォント" style:family="text">
      <style:text-properties style:font-name="Arial" style:font-name-complex="Arial" fo:font-size="9pt" style:font-size-asian="9pt"/>
    </style:style>
    <style:style style:name="T761" style:parent-style-name="段落フォント" style:family="text">
      <style:text-properties style:font-name="Arial" style:font-name-complex="Arial" fo:font-size="9pt" style:font-size-asian="9pt"/>
    </style:style>
    <style:style style:name="T762" style:parent-style-name="段落フォント" style:family="text">
      <style:text-properties style:font-name="Arial" style:font-name-complex="Arial" fo:font-size="9pt" style:font-size-asian="9pt"/>
    </style:style>
    <style:style style:name="T763" style:parent-style-name="段落フォント" style:family="text">
      <style:text-properties style:font-name="Arial" style:font-name-complex="Arial" fo:font-size="9pt" style:font-size-asian="9pt"/>
    </style:style>
    <style:style style:name="T764" style:parent-style-name="段落フォント" style:family="text">
      <style:text-properties style:font-name="Arial" style:font-name-complex="Arial" fo:font-size="9pt" style:font-size-asian="9pt" fo:background-color="#FFFF00"/>
    </style:style>
    <style:style style:name="T765" style:parent-style-name="段落フォント" style:family="text">
      <style:text-properties style:font-name="Arial" style:font-name-complex="Arial" fo:font-size="9pt" style:font-size-asian="9pt"/>
    </style:style>
    <style:style style:name="T766" style:parent-style-name="段落フォント" style:family="text">
      <style:text-properties style:font-name="Arial" style:font-name-complex="Arial" fo:font-size="9pt" style:font-size-asian="9pt"/>
    </style:style>
    <style:style style:name="T767" style:parent-style-name="段落フォント" style:family="text">
      <style:text-properties style:font-name="Arial" style:font-name-complex="Arial" fo:font-size="9pt" style:font-size-asian="9pt"/>
    </style:style>
    <style:style style:name="T768" style:parent-style-name="段落フォント" style:family="text">
      <style:text-properties style:font-name="Arial" style:font-name-complex="Arial" fo:font-size="9pt" style:font-size-asian="9pt"/>
    </style:style>
    <style:style style:name="T769" style:parent-style-name="段落フォント" style:family="text">
      <style:text-properties style:font-name="Arial" style:font-name-complex="Arial" fo:font-size="9pt" style:font-size-asian="9pt"/>
    </style:style>
    <style:style style:name="T770" style:parent-style-name="段落フォント" style:family="text">
      <style:text-properties style:font-name="Arial" style:font-name-complex="Arial" fo:font-size="9pt" style:font-size-asian="9pt"/>
    </style:style>
    <style:style style:name="T771" style:parent-style-name="段落フォント" style:family="text">
      <style:text-properties style:font-name="Arial" style:font-name-complex="Arial" fo:font-size="9pt" style:font-size-asian="9pt"/>
    </style:style>
    <style:style style:name="T772" style:parent-style-name="段落フォント" style:family="text">
      <style:text-properties style:font-name="Arial" style:font-name-complex="Arial" fo:font-size="9pt" style:font-size-asian="9pt"/>
    </style:style>
    <style:style style:name="T773" style:parent-style-name="段落フォント" style:family="text">
      <style:text-properties style:font-name="Arial" style:font-name-complex="Arial" fo:font-size="9pt" style:font-size-asian="9pt"/>
    </style:style>
    <style:style style:name="T774" style:parent-style-name="段落フォント" style:family="text">
      <style:text-properties style:font-name="Arial" style:font-name-complex="Arial" fo:font-size="9pt" style:font-size-asian="9pt"/>
    </style:style>
    <style:style style:name="T775" style:parent-style-name="段落フォント" style:family="text">
      <style:text-properties style:font-name="Arial" style:font-name-complex="Arial" fo:font-size="9pt" style:font-size-asian="9pt"/>
    </style:style>
    <style:style style:name="T776" style:parent-style-name="段落フォント" style:family="text">
      <style:text-properties style:font-name="Arial" style:font-name-complex="Arial" fo:font-size="9pt" style:font-size-asian="9pt"/>
    </style:style>
    <style:style style:name="P777" style:parent-style-name="Standard" style:family="paragraph">
      <style:paragraph-properties fo:margin-left="0.2944in">
        <style:tab-stops/>
      </style:paragraph-properties>
    </style:style>
    <style:style style:name="P778" style:parent-style-name="Standard" style:family="paragraph">
      <style:paragraph-properties fo:margin-left="0.2944in">
        <style:tab-stops/>
      </style:paragraph-properties>
    </style:style>
    <style:style style:name="T779" style:parent-style-name="段落フォント" style:family="text">
      <style:text-properties style:font-name="Arial" style:font-name-complex="Arial" fo:font-weight="bold" style:font-weight-asian="bold" fo:font-size="9pt" style:font-size-asian="9pt"/>
    </style:style>
    <style:style style:name="T780" style:parent-style-name="段落フォント" style:family="text">
      <style:text-properties style:font-name="Arial" style:font-name-complex="Arial" fo:font-weight="bold" style:font-weight-asian="bold" fo:font-size="9pt" style:font-size-asian="9pt"/>
    </style:style>
    <style:style style:name="T781" style:parent-style-name="段落フォント" style:family="text">
      <style:text-properties style:font-name="Arial" style:font-name-complex="Arial" fo:font-weight="bold" style:font-weight-asian="bold" fo:font-size="9pt" style:font-size-asian="9pt"/>
    </style:style>
    <style:style style:name="T782" style:parent-style-name="段落フォント" style:family="text">
      <style:text-properties style:font-name="Arial" style:font-name-complex="Arial" fo:font-weight="bold" style:font-weight-asian="bold" fo:font-size="9pt" style:font-size-asian="9pt"/>
    </style:style>
    <style:style style:name="T783" style:parent-style-name="段落フォント" style:family="text">
      <style:text-properties style:font-name="Arial" style:font-name-complex="Arial" fo:font-weight="bold" style:font-weight-asian="bold" fo:font-size="9pt" style:font-size-asian="9pt"/>
    </style:style>
    <style:style style:name="T784" style:parent-style-name="段落フォント" style:family="text">
      <style:text-properties style:font-name="Arial" style:font-name-complex="Arial" fo:font-weight="bold" style:font-weight-asian="bold" fo:font-size="9pt" style:font-size-asian="9pt"/>
    </style:style>
    <style:style style:name="T785" style:parent-style-name="段落フォント" style:family="text">
      <style:text-properties style:font-name="Arial" style:font-name-complex="Arial" fo:font-weight="bold" style:font-weight-asian="bold" fo:font-size="9pt" style:font-size-asian="9pt"/>
    </style:style>
    <style:style style:name="T786" style:parent-style-name="段落フォント" style:family="text">
      <style:text-properties style:font-name="Arial" style:font-name-complex="Arial" fo:font-weight="bold" style:font-weight-asian="bold" fo:font-size="9pt" style:font-size-asian="9pt"/>
    </style:style>
    <style:style style:name="T787" style:parent-style-name="段落フォント" style:family="text">
      <style:text-properties style:font-name="Arial" style:font-name-complex="Arial" fo:font-weight="bold" style:font-weight-asian="bold" fo:font-size="9pt" style:font-size-asian="9pt"/>
    </style:style>
    <style:style style:name="T788" style:parent-style-name="段落フォント" style:family="text">
      <style:text-properties style:font-name="Arial" style:font-name-complex="Arial" fo:font-weight="bold" style:font-weight-asian="bold" fo:font-size="9pt" style:font-size-asian="9pt"/>
    </style:style>
    <style:style style:name="T789" style:parent-style-name="段落フォント" style:family="text">
      <style:text-properties style:font-name="Arial" style:font-name-complex="Arial" fo:font-weight="bold" style:font-weight-asian="bold" fo:font-size="9pt" style:font-size-asian="9pt"/>
    </style:style>
    <style:style style:name="T790" style:parent-style-name="段落フォント" style:family="text">
      <style:text-properties style:font-name="Arial" style:font-name-complex="Arial" fo:font-weight="bold" style:font-weight-asian="bold" fo:font-size="9pt" style:font-size-asian="9pt"/>
    </style:style>
    <style:style style:name="T791" style:parent-style-name="段落フォント" style:family="text">
      <style:text-properties style:font-name="Arial" style:font-name-complex="Arial" fo:font-weight="bold" style:font-weight-asian="bold" fo:font-size="9pt" style:font-size-asian="9pt"/>
    </style:style>
    <style:style style:name="T792" style:parent-style-name="段落フォント" style:family="text">
      <style:text-properties style:font-name="Arial" style:font-name-complex="Arial" fo:font-weight="bold" style:font-weight-asian="bold" fo:font-size="9pt" style:font-size-asian="9pt"/>
    </style:style>
    <style:style style:name="T793" style:parent-style-name="段落フォント" style:family="text">
      <style:text-properties style:font-name="Arial" style:font-name-complex="Arial" fo:font-weight="bold" style:font-weight-asian="bold" fo:font-size="9pt" style:font-size-asian="9pt"/>
    </style:style>
    <style:style style:name="T794" style:parent-style-name="段落フォント" style:family="text">
      <style:text-properties style:font-name="Arial" style:font-name-complex="Arial" fo:font-weight="bold" style:font-weight-asian="bold" fo:font-size="9pt" style:font-size-asian="9pt"/>
    </style:style>
    <style:style style:name="T795" style:parent-style-name="段落フォント" style:family="text">
      <style:text-properties style:font-name="Arial" style:font-name-complex="Arial" fo:font-weight="bold" style:font-weight-asian="bold" fo:font-size="9pt" style:font-size-asian="9pt"/>
    </style:style>
    <style:style style:name="T796" style:parent-style-name="段落フォント" style:family="text">
      <style:text-properties style:font-name="Arial" style:font-name-complex="Arial" fo:font-weight="bold" style:font-weight-asian="bold" fo:font-size="9pt" style:font-size-asian="9pt"/>
    </style:style>
    <style:style style:name="T797" style:parent-style-name="段落フォント" style:family="text">
      <style:text-properties style:font-name="Arial" style:font-name-complex="Arial" fo:font-weight="bold" style:font-weight-asian="bold" fo:font-size="9pt" style:font-size-asian="9pt"/>
    </style:style>
    <style:style style:name="T798" style:parent-style-name="段落フォント" style:family="text">
      <style:text-properties style:font-name="Arial" style:font-name-complex="Arial" fo:font-weight="bold" style:font-weight-asian="bold" fo:font-size="9pt" style:font-size-asian="9pt"/>
    </style:style>
    <style:style style:name="T799" style:parent-style-name="段落フォント" style:family="text">
      <style:text-properties style:font-name="Arial" style:font-name-complex="Arial" fo:font-weight="bold" style:font-weight-asian="bold" fo:font-size="9pt" style:font-size-asian="9pt"/>
    </style:style>
    <style:style style:name="T800" style:parent-style-name="段落フォント" style:family="text">
      <style:text-properties style:font-name="Arial" style:font-name-complex="Arial" fo:font-weight="bold" style:font-weight-asian="bold" fo:font-size="9pt" style:font-size-asian="9pt"/>
    </style:style>
    <style:style style:name="T801" style:parent-style-name="段落フォント" style:family="text">
      <style:text-properties style:font-name="Arial" style:font-name-complex="Arial" fo:font-weight="bold" style:font-weight-asian="bold" fo:font-size="9pt" style:font-size-asian="9pt"/>
    </style:style>
    <style:style style:name="T802" style:parent-style-name="段落フォント" style:family="text">
      <style:text-properties style:font-name="Arial" style:font-name-complex="Arial" fo:font-weight="bold" style:font-weight-asian="bold" fo:font-size="9pt" style:font-size-asian="9pt"/>
    </style:style>
    <style:style style:name="T803" style:parent-style-name="段落フォント" style:family="text">
      <style:text-properties style:font-name="Arial" style:font-name-complex="Arial" fo:font-weight="bold" style:font-weight-asian="bold" fo:font-size="9pt" style:font-size-asian="9pt"/>
    </style:style>
    <style:style style:name="T804" style:parent-style-name="段落フォント" style:family="text">
      <style:text-properties style:font-name="Arial" style:font-name-complex="Arial" fo:font-weight="bold" style:font-weight-asian="bold" fo:font-size="9pt" style:font-size-asian="9pt"/>
    </style:style>
    <style:style style:name="T805" style:parent-style-name="段落フォント" style:family="text">
      <style:text-properties style:font-name="Arial" style:font-name-complex="Arial" fo:font-weight="bold" style:font-weight-asian="bold" fo:font-size="9pt" style:font-size-asian="9pt"/>
    </style:style>
    <style:style style:name="T806" style:parent-style-name="段落フォント" style:family="text">
      <style:text-properties style:font-name="Arial" style:font-name-complex="Arial" fo:font-weight="bold" style:font-weight-asian="bold" fo:font-size="9pt" style:font-size-asian="9pt"/>
    </style:style>
    <style:style style:name="P807" style:parent-style-name="リスト段落" style:family="paragraph">
      <style:paragraph-properties fo:margin-left="0.5909in">
        <style:tab-stops/>
      </style:paragraph-properties>
    </style:style>
    <style:style style:name="T808" style:parent-style-name="段落フォント" style:family="text">
      <style:text-properties style:font-name="Arial" style:font-name-complex="Arial" fo:font-weight="bold" style:font-weight-asian="bold" fo:font-size="9pt" style:font-size-asian="9pt"/>
    </style:style>
    <style:style style:name="T809" style:parent-style-name="段落フォント" style:family="text">
      <style:text-properties style:font-name="Arial" style:font-name-complex="Arial" fo:font-weight="bold" style:font-weight-asian="bold" fo:font-size="9pt" style:font-size-asian="9pt"/>
    </style:style>
    <style:style style:name="T810" style:parent-style-name="段落フォント" style:family="text">
      <style:text-properties style:font-name="Arial" style:font-name-complex="Arial" fo:font-weight="bold" style:font-weight-asian="bold" fo:font-size="9pt" style:font-size-asian="9pt"/>
    </style:style>
    <style:style style:name="T811" style:parent-style-name="段落フォント" style:family="text">
      <style:text-properties style:font-name="Arial" style:font-name-complex="Arial" fo:font-weight="bold" style:font-weight-asian="bold" fo:font-size="9pt" style:font-size-asian="9pt"/>
    </style:style>
    <style:style style:name="T812" style:parent-style-name="段落フォント" style:family="text">
      <style:text-properties style:font-name="Arial" style:font-name-complex="Arial" fo:font-weight="bold" style:font-weight-asian="bold" fo:font-size="9pt" style:font-size-asian="9pt" fo:background-color="#FFFF00"/>
    </style:style>
    <style:style style:name="T813" style:parent-style-name="段落フォント" style:family="text">
      <style:text-properties style:font-name="Arial" style:font-name-complex="Arial" fo:font-weight="bold" style:font-weight-asian="bold" fo:font-size="9pt" style:font-size-asian="9pt"/>
    </style:style>
    <style:style style:name="P814" style:parent-style-name="リスト段落" style:family="paragraph">
      <style:paragraph-properties fo:margin-left="0.5909in">
        <style:tab-stops/>
      </style:paragraph-properties>
    </style:style>
    <style:style style:name="T815" style:parent-style-name="段落フォント" style:family="text">
      <style:text-properties style:font-name="Arial" style:font-name-complex="Arial" fo:font-weight="bold" style:font-weight-asian="bold" fo:font-size="9pt" style:font-size-asian="9pt"/>
    </style:style>
    <style:style style:name="T816" style:parent-style-name="段落フォント" style:family="text">
      <style:text-properties style:font-name="Arial" style:font-name-complex="Arial" fo:font-weight="bold" style:font-weight-asian="bold" fo:font-size="9pt" style:font-size-asian="9pt"/>
    </style:style>
    <style:style style:name="T817" style:parent-style-name="段落フォント" style:family="text">
      <style:text-properties style:font-name="Arial" style:font-name-complex="Arial" fo:font-weight="bold" style:font-weight-asian="bold" fo:font-size="9pt" style:font-size-asian="9pt"/>
    </style:style>
    <style:style style:name="T818" style:parent-style-name="段落フォント" style:family="text">
      <style:text-properties style:font-name="Arial" style:font-name-complex="Arial" fo:font-weight="bold" style:font-weight-asian="bold" fo:font-size="9pt" style:font-size-asian="9pt"/>
    </style:style>
    <style:style style:name="T819" style:parent-style-name="段落フォント" style:family="text">
      <style:text-properties style:font-name="Arial" style:font-name-complex="Arial" fo:font-weight="bold" style:font-weight-asian="bold" fo:font-size="9pt" style:font-size-asian="9pt" fo:background-color="#FFFF00"/>
    </style:style>
    <style:style style:name="T820" style:parent-style-name="段落フォント" style:family="text">
      <style:text-properties style:font-name="Arial" style:font-name-complex="Arial" fo:font-weight="bold" style:font-weight-asian="bold" fo:font-size="9pt" style:font-size-asian="9pt"/>
    </style:style>
    <style:style style:name="P821" style:parent-style-name="リスト段落" style:family="paragraph">
      <style:paragraph-properties fo:margin-left="0.5909in">
        <style:tab-stops/>
      </style:paragraph-properties>
    </style:style>
    <style:style style:name="T822" style:parent-style-name="段落フォント" style:family="text">
      <style:text-properties style:font-name="Arial" style:font-name-complex="Arial" fo:font-weight="bold" style:font-weight-asian="bold" fo:font-size="9pt" style:font-size-asian="9pt"/>
    </style:style>
    <style:style style:name="T823" style:parent-style-name="段落フォント" style:family="text">
      <style:text-properties style:font-name="Arial" style:font-name-complex="Arial" fo:font-weight="bold" style:font-weight-asian="bold" fo:font-size="9pt" style:font-size-asian="9pt"/>
    </style:style>
    <style:style style:name="T824" style:parent-style-name="段落フォント" style:family="text">
      <style:text-properties style:font-name="Arial" style:font-name-complex="Arial" fo:font-weight="bold" style:font-weight-asian="bold" fo:font-size="9pt" style:font-size-asian="9pt"/>
    </style:style>
    <style:style style:name="T825" style:parent-style-name="段落フォント" style:family="text">
      <style:text-properties style:font-name="Arial" style:font-name-complex="Arial" fo:font-weight="bold" style:font-weight-asian="bold" fo:font-size="9pt" style:font-size-asian="9pt"/>
    </style:style>
    <style:style style:name="P826" style:parent-style-name="リスト段落" style:family="paragraph">
      <style:paragraph-properties fo:margin-left="0.5909in">
        <style:tab-stops/>
      </style:paragraph-properties>
    </style:style>
    <style:style style:name="T827" style:parent-style-name="段落フォント" style:family="text">
      <style:text-properties style:font-name="Arial" style:font-name-complex="Arial" fo:font-weight="bold" style:font-weight-asian="bold" fo:font-size="9pt" style:font-size-asian="9pt"/>
    </style:style>
    <style:style style:name="T828" style:parent-style-name="段落フォント" style:family="text">
      <style:text-properties style:font-name="Arial" style:font-name-complex="Arial" fo:font-weight="bold" style:font-weight-asian="bold" fo:font-size="9pt" style:font-size-asian="9pt"/>
    </style:style>
    <style:style style:name="T829" style:parent-style-name="段落フォント" style:family="text">
      <style:text-properties style:font-name="Arial" style:font-name-complex="Arial" fo:font-weight="bold" style:font-weight-asian="bold" fo:font-size="9pt" style:font-size-asian="9pt"/>
    </style:style>
    <style:style style:name="T830" style:parent-style-name="段落フォント" style:family="text">
      <style:text-properties style:font-name="Arial" style:font-name-complex="Arial" fo:font-weight="bold" style:font-weight-asian="bold" fo:font-size="9pt" style:font-size-asian="9pt"/>
    </style:style>
    <style:style style:name="T831" style:parent-style-name="段落フォント" style:family="text">
      <style:text-properties style:font-name="Arial" style:font-name-complex="Arial" fo:font-weight="bold" style:font-weight-asian="bold" fo:font-size="9pt" style:font-size-asian="9pt"/>
    </style:style>
    <style:style style:name="P832" style:parent-style-name="リスト段落" style:family="paragraph"/>
    <style:style style:name="T833" style:parent-style-name="段落フォント" style:family="text">
      <style:text-properties style:font-name="Arial" style:font-name-complex="Arial" fo:font-weight="bold" style:font-weight-asian="bold" fo:font-size="9pt" style:font-size-asian="9pt"/>
    </style:style>
    <style:style style:name="T834" style:parent-style-name="段落フォント" style:family="text">
      <style:text-properties style:font-name="Arial" style:font-name-complex="Arial" fo:font-weight="bold" style:font-weight-asian="bold" fo:font-size="9pt" style:font-size-asian="9pt"/>
    </style:style>
    <style:style style:name="T835" style:parent-style-name="段落フォント" style:family="text">
      <style:text-properties style:font-name="Arial" style:font-name-complex="Arial" fo:font-weight="bold" style:font-weight-asian="bold" fo:font-size="9pt" style:font-size-asian="9pt"/>
    </style:style>
    <style:style style:name="T836" style:parent-style-name="段落フォント" style:family="text">
      <style:text-properties style:font-name="Arial" style:font-name-complex="Arial" fo:font-weight="bold" style:font-weight-asian="bold" fo:font-size="9pt" style:font-size-asian="9pt"/>
    </style:style>
    <style:style style:name="T837" style:parent-style-name="段落フォント" style:family="text">
      <style:text-properties style:font-name="Arial" style:font-name-complex="Arial" fo:font-weight="bold" style:font-weight-asian="bold" fo:font-size="9pt" style:font-size-asian="9pt"/>
    </style:style>
    <style:style style:name="T838" style:parent-style-name="段落フォント" style:family="text">
      <style:text-properties style:font-name="Arial" style:font-name-complex="Arial" fo:font-weight="bold" style:font-weight-asian="bold" fo:font-size="9pt" style:font-size-asian="9pt"/>
    </style:style>
    <style:style style:name="T839" style:parent-style-name="段落フォント" style:family="text">
      <style:text-properties style:font-name="Arial" style:font-name-complex="Arial" fo:font-weight="bold" style:font-weight-asian="bold" fo:font-size="9pt" style:font-size-asian="9pt"/>
    </style:style>
    <style:style style:name="T840" style:parent-style-name="段落フォント" style:family="text">
      <style:text-properties style:font-name="Arial" style:font-name-complex="Arial" fo:font-weight="bold" style:font-weight-asian="bold" fo:font-size="9pt" style:font-size-asian="9pt"/>
    </style:style>
    <style:style style:name="T841" style:parent-style-name="段落フォント" style:family="text">
      <style:text-properties style:font-name="Arial" style:font-name-complex="Arial" fo:font-weight="bold" style:font-weight-asian="bold" fo:font-size="9pt" style:font-size-asian="9pt"/>
    </style:style>
    <style:style style:name="T842" style:parent-style-name="段落フォント" style:family="text">
      <style:text-properties style:font-name="Arial" style:font-name-complex="Arial" fo:font-weight="bold" style:font-weight-asian="bold" fo:font-size="9pt" style:font-size-asian="9pt"/>
    </style:style>
    <style:style style:name="T843" style:parent-style-name="段落フォント" style:family="text">
      <style:text-properties style:font-name="Arial" style:font-name-complex="Arial" fo:font-weight="bold" style:font-weight-asian="bold" fo:font-size="9pt" style:font-size-asian="9pt"/>
    </style:style>
    <style:style style:name="P844" style:parent-style-name="リスト段落" style:family="paragraph">
      <style:paragraph-properties fo:margin-left="0.5909in">
        <style:tab-stops/>
      </style:paragraph-properties>
    </style:style>
    <style:style style:name="T845" style:parent-style-name="段落フォント" style:family="text">
      <style:text-properties style:font-name="Arial" style:font-name-complex="Arial" fo:font-weight="bold" style:font-weight-asian="bold" fo:font-size="9pt" style:font-size-asian="9pt"/>
    </style:style>
    <style:style style:name="T846" style:parent-style-name="段落フォント" style:family="text">
      <style:text-properties style:font-name="Arial" style:font-name-complex="Arial" fo:font-weight="bold" style:font-weight-asian="bold" fo:font-size="9pt" style:font-size-asian="9pt"/>
    </style:style>
    <style:style style:name="T847" style:parent-style-name="段落フォント" style:family="text">
      <style:text-properties style:font-name="Arial" style:font-name-complex="Arial" fo:font-weight="bold" style:font-weight-asian="bold" fo:font-size="9pt" style:font-size-asian="9pt"/>
    </style:style>
    <style:style style:name="T848" style:parent-style-name="段落フォント" style:family="text">
      <style:text-properties style:font-name="Arial" style:font-name-complex="Arial" fo:font-weight="bold" style:font-weight-asian="bold" fo:font-size="9pt" style:font-size-asian="9pt"/>
    </style:style>
    <style:style style:name="T849" style:parent-style-name="段落フォント" style:family="text">
      <style:text-properties style:font-name="Arial" style:font-name-complex="Arial" fo:font-weight="bold" style:font-weight-asian="bold" fo:font-size="9pt" style:font-size-asian="9pt"/>
    </style:style>
    <style:style style:name="P850" style:parent-style-name="標準" style:family="paragraph">
      <style:paragraph-properties fo:text-align="start"/>
    </style:style>
    <style:style style:name="T851" style:parent-style-name="段落フォント" style:family="text">
      <style:text-properties style:font-name="Yu Gothic UI"/>
    </style:style>
    <style:style style:name="T852" style:parent-style-name="段落フォント" style:family="text">
      <style:text-properties style:font-name="Arial" style:font-name-complex="Arial" fo:font-weight="bold" style:font-weight-asian="bold" fo:font-size="9pt" style:font-size-asian="9pt" fo:background-color="#FFFF00"/>
    </style:style>
    <style:style style:name="T853" style:parent-style-name="段落フォント" style:family="text">
      <style:text-properties style:font-name="Arial" style:font-name-complex="Arial" fo:font-weight="bold" style:font-weight-asian="bold" fo:font-size="9pt" style:font-size-asian="9pt"/>
    </style:style>
    <style:style style:name="P854" style:parent-style-name="Standard" style:family="paragraph">
      <style:paragraph-properties fo:margin-top="0.125in" fo:margin-left="0.2944in">
        <style:tab-stops/>
      </style:paragraph-properties>
    </style:style>
    <style:style style:name="T855" style:parent-style-name="段落フォント" style:family="text">
      <style:text-properties style:font-name="Arial" style:font-name-complex="Arial" fo:font-weight="bold" style:font-weight-asian="bold" fo:font-size="9pt" style:font-size-asian="9pt" fo:background-color="#FFFF00"/>
    </style:style>
    <style:style style:name="T856" style:parent-style-name="段落フォント" style:family="text">
      <style:text-properties style:font-name="Arial" style:font-name-complex="Arial" fo:font-weight="bold" style:font-weight-asian="bold" fo:font-size="9pt" style:font-size-asian="9pt" fo:background-color="#FFFF00"/>
    </style:style>
    <style:style style:name="P857" style:parent-style-name="リスト段落" style:family="paragraph">
      <style:paragraph-properties fo:margin-left="0.5909in">
        <style:tab-stops/>
      </style:paragraph-properties>
      <style:text-properties style:font-name="Arial" style:font-name-complex="Arial" fo:font-size="9pt" style:font-size-asian="9pt"/>
    </style:style>
    <style:style style:name="P858" style:parent-style-name="リスト段落" style:family="paragraph">
      <style:paragraph-properties fo:margin-left="0.5909in">
        <style:tab-stops/>
      </style:paragraph-properties>
      <style:text-properties style:font-name="Arial" style:font-name-complex="Arial" fo:font-size="9pt" style:font-size-asian="9pt"/>
    </style:style>
    <style:style style:name="P859"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860" style:parent-style-name="Standard" style:family="paragraph">
      <style:paragraph-properties fo:margin-left="0.2944in">
        <style:tab-stops/>
      </style:paragraph-properties>
      <style:text-properties style:font-name="Arial" style:font-name-complex="Arial" fo:font-size="9pt" style:font-size-asian="9pt"/>
    </style:style>
    <style:style style:name="P861" style:parent-style-name="Standard" style:family="paragraph">
      <style:paragraph-properties fo:widows="2" fo:orphans="2" fo:text-align="start"/>
      <style:text-properties style:font-name="Arial" style:font-name-complex="Arial" fo:font-size="9pt" style:font-size-asian="9pt"/>
    </style:style>
    <style:style style:name="P862" style:parent-style-name="見出し2" style:family="paragraph">
      <style:paragraph-properties fo:break-before="page"/>
    </style:style>
    <style:style style:name="T863" style:parent-style-name="段落フォント" style:family="text">
      <style:text-properties style:font-name-complex="Arial" fo:font-size="10pt" style:font-size-asian="10pt"/>
    </style:style>
    <style:style style:name="T864" style:parent-style-name="段落フォント" style:family="text">
      <style:text-properties style:font-name-complex="Arial" fo:font-size="10pt" style:font-size-asian="10pt"/>
    </style:style>
    <style:style style:name="T865" style:parent-style-name="段落フォント" style:family="text">
      <style:text-properties style:font-name-complex="Arial" fo:font-size="10pt" style:font-size-asian="10pt"/>
    </style:style>
    <style:style style:name="T866" style:parent-style-name="段落フォント" style:family="text">
      <style:text-properties style:font-name-complex="Arial" fo:font-size="10pt" style:font-size-asian="10pt"/>
    </style:style>
    <style:style style:name="T867" style:parent-style-name="段落フォント" style:family="text">
      <style:text-properties style:font-name-complex="Arial" fo:font-size="10pt" style:font-size-asian="10pt"/>
    </style:style>
    <style:style style:name="T868" style:parent-style-name="段落フォント" style:family="text">
      <style:text-properties style:font-name-complex="Arial" fo:font-size="10pt" style:font-size-asian="10pt" fo:background-color="#FFFF00"/>
    </style:style>
    <style:style style:name="P869" style:parent-style-name="Standard" style:family="paragraph">
      <style:paragraph-properties fo:margin-left="0.2951in" fo:text-indent="-0.2951in">
        <style:tab-stops/>
      </style:paragraph-properties>
    </style:style>
    <style:style style:name="T870" style:parent-style-name="段落フォント" style:family="text">
      <style:text-properties style:font-name="Arial" style:font-name-complex="Arial" fo:font-weight="bold" style:font-weight-asian="bold" fo:font-size="9pt" style:font-size-asian="9pt"/>
    </style:style>
    <style:style style:name="T871" style:parent-style-name="段落フォント" style:family="text">
      <style:text-properties style:font-name="Arial" style:font-name-complex="Arial" fo:font-weight="bold" style:font-weight-asian="bold" fo:font-size="9pt" style:font-size-asian="9pt"/>
    </style:style>
    <style:style style:name="T872" style:parent-style-name="段落フォント" style:family="text">
      <style:text-properties style:font-name="Arial" style:font-name-complex="Arial" fo:font-weight="bold" style:font-weight-asian="bold" fo:font-size="9pt" style:font-size-asian="9pt"/>
    </style:style>
    <style:style style:name="T873" style:parent-style-name="段落フォント" style:family="text">
      <style:text-properties style:font-name="Arial" style:font-name-complex="Arial" fo:font-weight="bold" style:font-weight-asian="bold" fo:font-size="9pt" style:font-size-asian="9pt"/>
    </style:style>
    <style:style style:name="T874" style:parent-style-name="段落フォント" style:family="text">
      <style:text-properties style:font-name="Arial" style:font-name-complex="Arial" fo:font-weight="bold" style:font-weight-asian="bold" fo:font-size="9pt" style:font-size-asian="9pt"/>
    </style:style>
    <style:style style:name="T875" style:parent-style-name="段落フォント" style:family="text">
      <style:text-properties style:font-name="Arial" style:font-name-complex="Arial" fo:font-weight="bold" style:font-weight-asian="bold" fo:font-size="9pt" style:font-size-asian="9pt"/>
    </style:style>
    <style:style style:name="T876" style:parent-style-name="段落フォント" style:family="text">
      <style:text-properties style:font-name="Arial" style:font-name-complex="Arial" fo:font-weight="bold" style:font-weight-asian="bold" fo:font-size="9pt" style:font-size-asian="9pt"/>
    </style:style>
    <style:style style:name="T877" style:parent-style-name="段落フォント" style:family="text">
      <style:text-properties style:font-name="Arial" style:font-name-complex="Arial" fo:font-weight="bold" style:font-weight-asian="bold" fo:font-size="9pt" style:font-size-asian="9pt" fo:background-color="#FFFF00"/>
    </style:style>
    <style:style style:name="T878" style:parent-style-name="段落フォント" style:family="text">
      <style:text-properties style:font-name="Arial" style:font-name-complex="Arial" fo:font-weight="bold" style:font-weight-asian="bold" fo:font-size="9pt" style:font-size-asian="9pt"/>
    </style:style>
    <style:style style:name="T879" style:parent-style-name="段落フォント" style:family="text">
      <style:text-properties style:font-name="Arial" style:font-name-complex="Arial" fo:font-weight="bold" style:font-weight-asian="bold" fo:font-size="9pt" style:font-size-asian="9pt"/>
    </style:style>
    <style:style style:name="T880" style:parent-style-name="段落フォント" style:family="text">
      <style:text-properties style:font-name="Arial" style:font-name-complex="Arial" fo:font-weight="bold" style:font-weight-asian="bold" fo:font-size="9pt" style:font-size-asian="9pt"/>
    </style:style>
    <style:style style:name="T881" style:parent-style-name="段落フォント" style:family="text">
      <style:text-properties style:font-name="Arial" style:font-name-complex="Arial" fo:font-weight="bold" style:font-weight-asian="bold" fo:font-size="9pt" style:font-size-asian="9pt"/>
    </style:style>
    <style:style style:name="T882" style:parent-style-name="段落フォント" style:family="text">
      <style:text-properties style:font-name="Arial" style:font-name-complex="Arial" fo:font-weight="bold" style:font-weight-asian="bold" fo:font-size="9pt" style:font-size-asian="9pt"/>
    </style:style>
    <style:style style:name="T883" style:parent-style-name="段落フォント" style:family="text">
      <style:text-properties style:font-name="Arial" style:font-name-complex="Arial" fo:font-weight="bold" style:font-weight-asian="bold" fo:font-size="9pt" style:font-size-asian="9pt"/>
    </style:style>
    <style:style style:name="T884" style:parent-style-name="段落フォント" style:family="text">
      <style:text-properties style:font-name="Arial" style:font-name-complex="Arial" fo:font-weight="bold" style:font-weight-asian="bold" fo:font-size="9pt" style:font-size-asian="9pt"/>
    </style:style>
    <style:style style:name="P885"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886"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887"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888"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889"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890"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891"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892"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893" style:parent-style-name="Standard" style:family="paragraph">
      <style:paragraph-properties fo:margin-top="0.125in" fo:margin-left="0.2944in">
        <style:tab-stops/>
      </style:paragraph-properties>
    </style:style>
    <style:style style:name="T894" style:parent-style-name="段落フォント" style:family="text">
      <style:text-properties style:font-name="Arial" style:font-name-complex="Arial" fo:font-weight="bold" style:font-weight-asian="bold" fo:font-size="9pt" style:font-size-asian="9pt" fo:background-color="#FFFF00"/>
    </style:style>
    <style:style style:name="T895" style:parent-style-name="段落フォント" style:family="text">
      <style:text-properties style:font-name="Arial" style:font-name-complex="Arial" fo:font-weight="bold" style:font-weight-asian="bold" fo:font-size="9pt" style:font-size-asian="9pt" fo:background-color="#FFFF00"/>
    </style:style>
    <style:style style:name="P896" style:parent-style-name="リスト段落" style:family="paragraph"/>
    <style:style style:name="T897" style:parent-style-name="段落フォント" style:family="text">
      <style:text-properties style:font-name="Arial" style:font-name-complex="Arial" fo:font-size="9pt" style:font-size-asian="9pt"/>
    </style:style>
    <style:style style:name="P898" style:parent-style-name="標準" style:family="paragraph">
      <style:paragraph-properties fo:text-align="start"/>
    </style:style>
    <style:style style:name="T899" style:parent-style-name="段落フォント" style:family="text">
      <style:text-properties style:font-name="Meiryo UI"/>
    </style:style>
    <style:style style:name="T900" style:parent-style-name="段落フォント" style:family="text">
      <style:text-properties style:font-name="Arial" style:font-name-complex="Arial" fo:font-size="9pt" style:font-size-asian="9pt"/>
    </style:style>
    <style:style style:name="T901" style:parent-style-name="段落フォント" style:family="text">
      <style:text-properties style:font-name="Arial" style:font-name-complex="Arial" fo:font-size="9pt" style:font-size-asian="9pt"/>
    </style:style>
    <style:style style:name="T902" style:parent-style-name="段落フォント" style:family="text">
      <style:text-properties style:font-name="Arial" style:font-name-complex="Arial" fo:font-size="9pt" style:font-size-asian="9pt"/>
    </style:style>
    <style:style style:name="T903" style:parent-style-name="段落フォント" style:family="text">
      <style:text-properties style:font-name="Arial" style:font-name-complex="Arial" fo:font-size="9pt" style:font-size-asian="9pt"/>
    </style:style>
    <style:style style:name="T904" style:parent-style-name="段落フォント" style:family="text">
      <style:text-properties style:font-name="Arial" style:font-name-complex="Arial" fo:font-size="9pt" style:font-size-asian="9pt"/>
    </style:style>
    <style:style style:name="T905" style:parent-style-name="段落フォント" style:family="text">
      <style:text-properties style:font-name="Arial" style:font-name-complex="Arial" fo:font-size="9pt" style:font-size-asian="9pt"/>
    </style:style>
    <style:style style:name="T906" style:parent-style-name="段落フォント" style:family="text">
      <style:text-properties style:font-name="Arial" style:font-name-complex="Arial" fo:font-size="9pt" style:font-size-asian="9pt"/>
    </style:style>
    <style:style style:name="T907" style:parent-style-name="段落フォント" style:family="text">
      <style:text-properties style:font-name="Arial" style:font-name-complex="Arial" fo:font-size="9pt" style:font-size-asian="9pt"/>
    </style:style>
    <style:style style:name="T908" style:parent-style-name="段落フォント" style:family="text">
      <style:text-properties style:font-name="Arial" style:font-name-complex="Arial" fo:font-size="9pt" style:font-size-asian="9pt" fo:background-color="#FFFF00"/>
    </style:style>
    <style:style style:name="T909" style:parent-style-name="段落フォント" style:family="text">
      <style:text-properties style:font-name="Arial" style:font-name-complex="Arial" fo:font-size="9pt" style:font-size-asian="9pt"/>
    </style:style>
    <style:style style:name="T910" style:parent-style-name="段落フォント" style:family="text">
      <style:text-properties style:font-name="Arial" style:font-name-complex="Arial" fo:font-size="9pt" style:font-size-asian="9pt"/>
    </style:style>
    <style:style style:name="T911" style:parent-style-name="段落フォント" style:family="text">
      <style:text-properties style:font-name="Arial" style:font-name-complex="Arial" fo:font-size="9pt" style:font-size-asian="9pt"/>
    </style:style>
    <style:style style:name="T912" style:parent-style-name="段落フォント" style:family="text">
      <style:text-properties style:font-name="Arial" style:font-name-complex="Arial" fo:font-size="9pt" style:font-size-asian="9pt"/>
    </style:style>
    <style:style style:name="P913" style:parent-style-name="リスト段落" style:family="paragraph"/>
    <style:style style:name="T914" style:parent-style-name="段落フォント" style:family="text">
      <style:text-properties style:font-name="Arial" style:font-name-complex="Arial" fo:font-size="9pt" style:font-size-asian="9pt"/>
    </style:style>
    <style:style style:name="T915" style:parent-style-name="段落フォント" style:family="text">
      <style:text-properties style:font-name="Arial" style:font-name-complex="Arial" fo:font-size="9pt" style:font-size-asian="9pt"/>
    </style:style>
    <style:style style:name="T916" style:parent-style-name="段落フォント" style:family="text">
      <style:text-properties style:font-name="Arial" style:font-name-complex="Arial" fo:font-size="9pt" style:font-size-asian="9pt"/>
    </style:style>
    <style:style style:name="T917" style:parent-style-name="段落フォント" style:family="text">
      <style:text-properties style:font-name="Arial" style:font-name-complex="Arial" fo:font-size="9pt" style:font-size-asian="9pt" fo:background-color="#FFFF00"/>
    </style:style>
    <style:style style:name="T918" style:parent-style-name="段落フォント" style:family="text">
      <style:text-properties style:font-name="Arial" style:font-name-complex="Arial" fo:font-size="9pt" style:font-size-asian="9pt"/>
    </style:style>
    <style:style style:name="T919" style:parent-style-name="段落フォント" style:family="text">
      <style:text-properties style:font-name="Arial" style:font-name-complex="Arial" fo:font-size="9pt" style:font-size-asian="9pt"/>
    </style:style>
    <style:style style:name="T920" style:parent-style-name="段落フォント" style:family="text">
      <style:text-properties style:font-name="Arial" style:font-name-complex="Arial" fo:font-size="9pt" style:font-size-asian="9pt"/>
    </style:style>
    <style:style style:name="T921" style:parent-style-name="段落フォント" style:family="text">
      <style:text-properties style:font-name="Arial" style:font-name-complex="Arial" fo:font-size="9pt" style:font-size-asian="9pt"/>
    </style:style>
    <style:style style:name="T922" style:parent-style-name="段落フォント" style:family="text">
      <style:text-properties style:font-name="Arial" style:font-name-complex="Arial" fo:font-size="9pt" style:font-size-asian="9pt"/>
    </style:style>
    <style:style style:name="T923" style:parent-style-name="段落フォント" style:family="text">
      <style:text-properties style:font-name="Arial" style:font-name-complex="Arial" fo:font-size="9pt" style:font-size-asian="9pt"/>
    </style:style>
    <style:style style:name="T924" style:parent-style-name="段落フォント" style:family="text">
      <style:text-properties style:font-name="Arial" style:font-name-complex="Arial" fo:font-size="9pt" style:font-size-asian="9pt"/>
    </style:style>
    <style:style style:name="T925" style:parent-style-name="段落フォント" style:family="text">
      <style:text-properties style:font-name="Arial" style:font-name-complex="Arial" fo:font-size="9pt" style:font-size-asian="9pt"/>
    </style:style>
    <style:style style:name="T926" style:parent-style-name="段落フォント" style:family="text">
      <style:text-properties style:font-name="Arial" style:font-name-complex="Arial" fo:font-size="9pt" style:font-size-asian="9pt"/>
    </style:style>
    <style:style style:name="T927" style:parent-style-name="段落フォント" style:family="text">
      <style:text-properties style:font-name="Arial" style:font-name-complex="Arial" fo:font-size="9pt" style:font-size-asian="9pt"/>
    </style:style>
    <style:style style:name="T928" style:parent-style-name="段落フォント" style:family="text">
      <style:text-properties style:font-name="Arial" style:font-name-complex="Arial" fo:font-size="9pt" style:font-size-asian="9pt"/>
    </style:style>
    <style:style style:name="T929" style:parent-style-name="段落フォント" style:family="text">
      <style:text-properties style:font-name="Arial" style:font-name-complex="Arial" fo:font-size="9pt" style:font-size-asian="9pt"/>
    </style:style>
    <style:style style:name="T930" style:parent-style-name="段落フォント" style:family="text">
      <style:text-properties style:font-name="Arial" style:font-name-complex="Arial" fo:font-size="9pt" style:font-size-asian="9pt"/>
    </style:style>
    <style:style style:name="T931" style:parent-style-name="段落フォント" style:family="text">
      <style:text-properties style:font-name="Arial" style:font-name-complex="Arial" fo:font-size="9pt" style:font-size-asian="9pt"/>
    </style:style>
    <style:style style:name="T932" style:parent-style-name="段落フォント" style:family="text">
      <style:text-properties style:font-name="Arial" style:font-name-complex="Arial" fo:font-size="9pt" style:font-size-asian="9pt"/>
    </style:style>
    <style:style style:name="T933" style:parent-style-name="段落フォント" style:family="text">
      <style:text-properties style:font-name="Arial" style:font-name-complex="Arial" fo:font-size="9pt" style:font-size-asian="9pt"/>
    </style:style>
    <style:style style:name="T934" style:parent-style-name="段落フォント" style:family="text">
      <style:text-properties style:font-name="Arial" style:font-name-complex="Arial" fo:font-size="9pt" style:font-size-asian="9pt"/>
    </style:style>
    <style:style style:name="T935" style:parent-style-name="段落フォント" style:family="text">
      <style:text-properties style:font-name="Arial" style:font-name-complex="Arial" fo:font-size="9pt" style:font-size-asian="9pt"/>
    </style:style>
    <style:style style:name="T936" style:parent-style-name="段落フォント" style:family="text">
      <style:text-properties style:font-name="Arial" style:font-name-complex="Arial" fo:font-size="9pt" style:font-size-asian="9pt"/>
    </style:style>
    <style:style style:name="T937" style:parent-style-name="段落フォント" style:family="text">
      <style:text-properties style:font-name="Arial" style:font-name-complex="Arial" fo:font-size="9pt" style:font-size-asian="9pt"/>
    </style:style>
    <style:style style:name="T938" style:parent-style-name="段落フォント" style:family="text">
      <style:text-properties style:font-name="Arial" style:font-name-complex="Arial" fo:font-size="9pt" style:font-size-asian="9pt"/>
    </style:style>
    <style:style style:name="T939" style:parent-style-name="段落フォント" style:family="text">
      <style:text-properties style:font-name="Arial" style:font-name-complex="Arial" fo:font-size="9pt" style:font-size-asian="9pt"/>
    </style:style>
    <style:style style:name="T940" style:parent-style-name="段落フォント" style:family="text">
      <style:text-properties style:font-name="Arial" style:font-name-complex="Arial" fo:font-size="9pt" style:font-size-asian="9pt"/>
    </style:style>
    <style:style style:name="T941" style:parent-style-name="段落フォント" style:family="text">
      <style:text-properties style:font-name="Arial" style:font-name-complex="Arial" fo:font-size="9pt" style:font-size-asian="9pt"/>
    </style:style>
    <style:style style:name="T942" style:parent-style-name="段落フォント" style:family="text">
      <style:text-properties style:font-name="Arial" style:font-name-complex="Arial" fo:font-size="9pt" style:font-size-asian="9pt"/>
    </style:style>
    <style:style style:name="T943" style:parent-style-name="段落フォント" style:family="text">
      <style:text-properties style:font-name="Arial" style:font-name-complex="Arial" fo:font-size="9pt" style:font-size-asian="9pt"/>
    </style:style>
    <style:style style:name="T944" style:parent-style-name="段落フォント" style:family="text">
      <style:text-properties style:font-name="Arial" style:font-name-complex="Arial" fo:font-size="9pt" style:font-size-asian="9pt"/>
    </style:style>
    <style:style style:name="T945" style:parent-style-name="段落フォント" style:family="text">
      <style:text-properties style:font-name="Arial" style:font-name-complex="Arial" fo:font-size="9pt" style:font-size-asian="9pt"/>
    </style:style>
    <style:style style:name="P946"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947" style:parent-style-name="Standard" style:family="paragraph">
      <style:paragraph-properties fo:margin-left="0.2944in">
        <style:tab-stops/>
      </style:paragraph-properties>
    </style:style>
    <style:style style:name="T948" style:parent-style-name="段落フォント" style:family="text">
      <style:text-properties style:font-name="Arial" style:font-name-complex="Arial" fo:font-size="9pt" style:font-size-asian="9pt"/>
    </style:style>
    <style:style style:name="T949" style:parent-style-name="段落フォント" style:family="text">
      <style:text-properties style:font-name="Arial" style:font-name-complex="Arial" fo:font-size="9pt" style:font-size-asian="9pt"/>
    </style:style>
    <style:style style:name="T950" style:parent-style-name="段落フォント" style:family="text">
      <style:text-properties style:font-name="Arial" style:font-name-complex="Arial" fo:font-size="9pt" style:font-size-asian="9pt"/>
    </style:style>
    <style:style style:name="T951" style:parent-style-name="段落フォント" style:family="text">
      <style:text-properties style:font-name="Arial" style:font-name-complex="Arial" fo:font-size="9pt" style:font-size-asian="9pt"/>
    </style:style>
    <style:style style:name="T952" style:parent-style-name="段落フォント" style:family="text">
      <style:text-properties style:font-name="Arial" style:font-name-complex="Arial" fo:font-size="9pt" style:font-size-asian="9pt"/>
    </style:style>
    <style:style style:name="T953" style:parent-style-name="段落フォント" style:family="text">
      <style:text-properties style:font-name="Arial" style:font-name-complex="Arial" fo:font-size="9pt" style:font-size-asian="9pt"/>
    </style:style>
    <style:style style:name="T954" style:parent-style-name="段落フォント" style:family="text">
      <style:text-properties style:font-name="Arial" style:font-name-complex="Arial" fo:font-size="9pt" style:font-size-asian="9pt"/>
    </style:style>
    <style:style style:name="T955" style:parent-style-name="段落フォント" style:family="text">
      <style:text-properties style:font-name="Arial" style:font-name-complex="Arial" fo:font-size="9pt" style:font-size-asian="9pt"/>
    </style:style>
    <style:style style:name="T956" style:parent-style-name="段落フォント" style:family="text">
      <style:text-properties style:font-name="Arial" style:font-name-complex="Arial" fo:font-size="9pt" style:font-size-asian="9pt"/>
    </style:style>
    <style:style style:name="T957" style:parent-style-name="段落フォント" style:family="text">
      <style:text-properties style:font-name="Arial" style:font-name-complex="Arial" fo:font-size="9pt" style:font-size-asian="9pt"/>
    </style:style>
    <style:style style:name="T958" style:parent-style-name="段落フォント" style:family="text">
      <style:text-properties style:font-name="Arial" style:font-name-complex="Arial" fo:font-size="9pt" style:font-size-asian="9pt"/>
    </style:style>
    <style:style style:name="P959" style:parent-style-name="Standard" style:family="paragraph">
      <style:paragraph-properties fo:widows="2" fo:orphans="2" fo:text-align="start"/>
      <style:text-properties style:font-name="Arial" style:font-name-complex="Arial" fo:font-size="9pt" style:font-size-asian="9pt"/>
    </style:style>
    <style:style style:name="P960" style:parent-style-name="見出し2" style:family="paragraph">
      <style:paragraph-properties fo:break-before="page"/>
    </style:style>
    <style:style style:name="T961" style:parent-style-name="段落フォント" style:family="text">
      <style:text-properties style:font-name-complex="Arial" fo:font-size="10pt" style:font-size-asian="10pt"/>
    </style:style>
    <style:style style:name="T962" style:parent-style-name="段落フォント" style:family="text">
      <style:text-properties style:font-name-complex="Arial" fo:font-size="10pt" style:font-size-asian="10pt"/>
    </style:style>
    <style:style style:name="T963" style:parent-style-name="段落フォント" style:family="text">
      <style:text-properties style:font-name-complex="Arial" fo:font-size="10pt" style:font-size-asian="10pt"/>
    </style:style>
    <style:style style:name="T964" style:parent-style-name="段落フォント" style:family="text">
      <style:text-properties style:font-name-complex="Arial" fo:font-size="10pt" style:font-size-asian="10pt"/>
    </style:style>
    <style:style style:name="T965" style:parent-style-name="段落フォント" style:family="text">
      <style:text-properties style:font-name-complex="Arial" fo:font-size="10pt" style:font-size-asian="10pt"/>
    </style:style>
    <style:style style:name="T966" style:parent-style-name="段落フォント" style:family="text">
      <style:text-properties style:font-name-complex="Arial" fo:font-size="10pt" style:font-size-asian="10pt"/>
    </style:style>
    <style:style style:name="P967" style:parent-style-name="Standard" style:family="paragraph">
      <style:paragraph-properties fo:margin-left="0.2951in" fo:text-indent="-0.2951in">
        <style:tab-stops/>
      </style:paragraph-properties>
    </style:style>
    <style:style style:name="T968" style:parent-style-name="段落フォント" style:family="text">
      <style:text-properties style:font-name="Arial" style:font-name-complex="Arial" fo:font-weight="bold" style:font-weight-asian="bold" fo:font-size="9pt" style:font-size-asian="9pt"/>
    </style:style>
    <style:style style:name="T969" style:parent-style-name="段落フォント" style:family="text">
      <style:text-properties style:font-name="Arial" style:font-name-complex="Arial" fo:font-weight="bold" style:font-weight-asian="bold" fo:font-size="9pt" style:font-size-asian="9pt"/>
    </style:style>
    <style:style style:name="T970" style:parent-style-name="段落フォント" style:family="text">
      <style:text-properties style:font-name="Arial" style:font-name-complex="Arial" fo:font-weight="bold" style:font-weight-asian="bold" fo:font-size="9pt" style:font-size-asian="9pt"/>
    </style:style>
    <style:style style:name="T971" style:parent-style-name="段落フォント" style:family="text">
      <style:text-properties style:font-name="Arial" style:font-name-complex="Arial" fo:font-weight="bold" style:font-weight-asian="bold" fo:font-size="9pt" style:font-size-asian="9pt"/>
    </style:style>
    <style:style style:name="T972" style:parent-style-name="段落フォント" style:family="text">
      <style:text-properties style:font-name="Arial" style:font-name-complex="Arial" fo:font-weight="bold" style:font-weight-asian="bold" fo:font-size="9pt" style:font-size-asian="9pt"/>
    </style:style>
    <style:style style:name="T973" style:parent-style-name="段落フォント" style:family="text">
      <style:text-properties style:font-name="Arial" style:font-name-complex="Arial" fo:font-weight="bold" style:font-weight-asian="bold" fo:font-size="9pt" style:font-size-asian="9pt"/>
    </style:style>
    <style:style style:name="T974" style:parent-style-name="段落フォント" style:family="text">
      <style:text-properties style:font-name="Arial" style:font-name-complex="Arial" fo:font-weight="bold" style:font-weight-asian="bold" fo:font-size="9pt" style:font-size-asian="9pt"/>
    </style:style>
    <style:style style:name="T975" style:parent-style-name="段落フォント" style:family="text">
      <style:text-properties style:font-name="Arial" style:font-name-complex="Arial" fo:font-weight="bold" style:font-weight-asian="bold" fo:font-size="9pt" style:font-size-asian="9pt"/>
    </style:style>
    <style:style style:name="T976" style:parent-style-name="段落フォント" style:family="text">
      <style:text-properties style:font-name="Arial" style:font-name-complex="Arial" fo:font-weight="bold" style:font-weight-asian="bold" fo:font-size="9pt" style:font-size-asian="9pt"/>
    </style:style>
    <style:style style:name="T977" style:parent-style-name="段落フォント" style:family="text">
      <style:text-properties style:font-name="Arial" style:font-name-complex="Arial" fo:font-weight="bold" style:font-weight-asian="bold" fo:font-size="9pt" style:font-size-asian="9pt"/>
    </style:style>
    <style:style style:name="T978" style:parent-style-name="段落フォント" style:family="text">
      <style:text-properties style:font-name="Arial" style:font-name-complex="Arial" fo:font-weight="bold" style:font-weight-asian="bold" fo:font-size="9pt" style:font-size-asian="9pt"/>
    </style:style>
    <style:style style:name="T979" style:parent-style-name="段落フォント" style:family="text">
      <style:text-properties style:font-name="Arial" style:font-name-complex="Arial" fo:font-weight="bold" style:font-weight-asian="bold" fo:font-size="9pt" style:font-size-asian="9pt"/>
    </style:style>
    <style:style style:name="T980" style:parent-style-name="段落フォント" style:family="text">
      <style:text-properties style:font-name="Arial" style:font-name-complex="Arial" fo:font-weight="bold" style:font-weight-asian="bold" fo:font-size="9pt" style:font-size-asian="9pt"/>
    </style:style>
    <style:style style:name="T981" style:parent-style-name="段落フォント" style:family="text">
      <style:text-properties style:font-name="Arial" style:font-name-complex="Arial" fo:font-weight="bold" style:font-weight-asian="bold" fo:font-size="9pt" style:font-size-asian="9pt"/>
    </style:style>
    <style:style style:name="T982" style:parent-style-name="段落フォント" style:family="text">
      <style:text-properties style:font-name="Arial" style:font-name-complex="Arial" fo:font-weight="bold" style:font-weight-asian="bold" fo:font-size="9pt" style:font-size-asian="9pt"/>
    </style:style>
    <style:style style:name="T983" style:parent-style-name="段落フォント" style:family="text">
      <style:text-properties style:font-name="Arial" style:font-name-complex="Arial" fo:font-weight="bold" style:font-weight-asian="bold" fo:font-size="9pt" style:font-size-asian="9pt"/>
    </style:style>
    <style:style style:name="P984" style:parent-style-name="Standard" style:family="paragraph">
      <style:paragraph-properties fo:margin-top="0.125in" fo:margin-left="0.2944in">
        <style:tab-stops/>
      </style:paragraph-properties>
    </style:style>
    <style:style style:name="T985" style:parent-style-name="段落フォント" style:family="text">
      <style:text-properties style:font-name="Arial" style:font-name-complex="Arial" fo:font-weight="bold" style:font-weight-asian="bold" fo:font-size="9pt" style:font-size-asian="9pt" fo:background-color="#FFFF00"/>
    </style:style>
    <style:style style:name="T986" style:parent-style-name="段落フォント" style:family="text">
      <style:text-properties style:font-name="Arial" style:font-name-complex="Arial" fo:font-weight="bold" style:font-weight-asian="bold" fo:font-size="9pt" style:font-size-asian="9pt" fo:background-color="#FFFF00"/>
    </style:style>
    <style:style style:name="P987" style:parent-style-name="リスト段落" style:family="paragraph">
      <style:paragraph-properties fo:margin-left="0.5909in">
        <style:tab-stops/>
      </style:paragraph-properties>
      <style:text-properties style:font-name="Arial" style:font-name-complex="Arial" fo:font-size="9pt" style:font-size-asian="9pt"/>
    </style:style>
    <style:style style:name="P988" style:parent-style-name="リスト段落" style:family="paragraph">
      <style:text-properties style:font-name="Arial" style:font-name-complex="Arial" fo:font-size="9pt" style:font-size-asian="9pt"/>
    </style:style>
    <style:style style:name="P989"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990" style:parent-style-name="Standard" style:family="paragraph">
      <style:paragraph-properties fo:margin-left="0.2944in">
        <style:tab-stops/>
      </style:paragraph-properties>
    </style:style>
    <style:style style:name="T991" style:parent-style-name="段落フォント" style:family="text">
      <style:text-properties style:font-name="Arial" style:font-name-complex="Arial" fo:font-size="9pt" style:font-size-asian="9pt"/>
    </style:style>
    <style:style style:name="T992" style:parent-style-name="段落フォント" style:family="text">
      <style:text-properties style:font-name="Arial" style:font-name-complex="Arial" fo:font-size="9pt" style:font-size-asian="9pt"/>
    </style:style>
    <style:style style:name="T993" style:parent-style-name="段落フォント" style:family="text">
      <style:text-properties style:font-name="Arial" style:font-name-complex="Arial" fo:font-size="9pt" style:font-size-asian="9pt"/>
    </style:style>
    <style:style style:name="T994" style:parent-style-name="段落フォント" style:family="text">
      <style:text-properties style:font-name="Arial" style:font-name-complex="Arial" fo:font-size="9pt" style:font-size-asian="9pt"/>
    </style:style>
    <style:style style:name="T995" style:parent-style-name="段落フォント" style:family="text">
      <style:text-properties style:font-name="Arial" style:font-name-complex="Arial" fo:font-size="9pt" style:font-size-asian="9pt"/>
    </style:style>
    <style:style style:name="T996" style:parent-style-name="段落フォント" style:family="text">
      <style:text-properties style:font-name="Arial" style:font-name-complex="Arial" fo:font-size="9pt" style:font-size-asian="9pt"/>
    </style:style>
    <style:style style:name="T997" style:parent-style-name="段落フォント" style:family="text">
      <style:text-properties style:font-name="Arial" style:font-name-complex="Arial" fo:font-size="9pt" style:font-size-asian="9pt"/>
    </style:style>
    <style:style style:name="T998" style:parent-style-name="段落フォント" style:family="text">
      <style:text-properties style:font-name="Arial" style:font-name-complex="Arial" fo:font-size="9pt" style:font-size-asian="9pt"/>
    </style:style>
    <style:style style:name="T999" style:parent-style-name="段落フォント" style:family="text">
      <style:text-properties style:font-name="Arial" style:font-name-complex="Arial" fo:font-size="9pt" style:font-size-asian="9pt"/>
    </style:style>
    <style:style style:name="T1000" style:parent-style-name="段落フォント" style:family="text">
      <style:text-properties style:font-name="Arial" style:font-name-complex="Arial" fo:font-size="9pt" style:font-size-asian="9pt"/>
    </style:style>
    <style:style style:name="T1001" style:parent-style-name="段落フォント" style:family="text">
      <style:text-properties style:font-name="Arial" style:font-name-complex="Arial" fo:font-size="9pt" style:font-size-asian="9pt"/>
    </style:style>
    <style:style style:name="T1002" style:parent-style-name="段落フォント" style:family="text">
      <style:text-properties style:font-name="Arial" style:font-name-complex="Arial" fo:font-size="9pt" style:font-size-asian="9pt"/>
    </style:style>
    <style:style style:name="T1003" style:parent-style-name="段落フォント" style:family="text">
      <style:text-properties style:font-name="Arial" style:font-name-complex="Arial" fo:font-size="9pt" style:font-size-asian="9pt"/>
    </style:style>
    <style:style style:name="T1004" style:parent-style-name="段落フォント" style:family="text">
      <style:text-properties style:font-name="Arial" style:font-name-complex="Arial" fo:font-size="9pt" style:font-size-asian="9pt"/>
    </style:style>
    <style:style style:name="T1005" style:parent-style-name="段落フォント" style:family="text">
      <style:text-properties style:font-name="Arial" style:font-name-complex="Arial" fo:font-size="9pt" style:font-size-asian="9pt"/>
    </style:style>
    <style:style style:name="T1006" style:parent-style-name="段落フォント" style:family="text">
      <style:text-properties style:font-name="Arial" style:font-name-complex="Arial" fo:font-size="9pt" style:font-size-asian="9pt"/>
    </style:style>
    <style:style style:name="T1007" style:parent-style-name="段落フォント" style:family="text">
      <style:text-properties style:font-name="Arial" style:font-name-complex="Arial" fo:font-size="9pt" style:font-size-asian="9pt"/>
    </style:style>
    <style:style style:name="T1008" style:parent-style-name="段落フォント" style:family="text">
      <style:text-properties style:font-name="Arial" style:font-name-complex="Arial" fo:font-size="9pt" style:font-size-asian="9pt"/>
    </style:style>
    <style:style style:name="T1009" style:parent-style-name="段落フォント" style:family="text">
      <style:text-properties style:font-name="Arial" style:font-name-complex="Arial" fo:font-size="9pt" style:font-size-asian="9pt"/>
    </style:style>
    <style:style style:name="T1010" style:parent-style-name="段落フォント" style:family="text">
      <style:text-properties style:font-name="Arial" style:font-name-complex="Arial" fo:font-size="9pt" style:font-size-asian="9pt"/>
    </style:style>
    <style:style style:name="T1011" style:parent-style-name="段落フォント" style:family="text">
      <style:text-properties style:font-name="Arial" style:font-name-complex="Arial" fo:font-size="9pt" style:font-size-asian="9pt"/>
    </style:style>
    <style:style style:name="T1012" style:parent-style-name="段落フォント" style:family="text">
      <style:text-properties style:font-name="Arial" style:font-name-complex="Arial" fo:font-size="9pt" style:font-size-asian="9pt"/>
    </style:style>
    <style:style style:name="T1013" style:parent-style-name="段落フォント" style:family="text">
      <style:text-properties style:font-name="Arial" style:font-name-complex="Arial" fo:font-size="9pt" style:font-size-asian="9pt"/>
    </style:style>
    <style:style style:name="T1014" style:parent-style-name="段落フォント" style:family="text">
      <style:text-properties style:font-name="Arial" style:font-name-complex="Arial" fo:font-size="9pt" style:font-size-asian="9pt"/>
    </style:style>
    <style:style style:name="T1015" style:parent-style-name="段落フォント" style:family="text">
      <style:text-properties style:font-name="Arial" style:font-name-complex="Arial" fo:font-size="9pt" style:font-size-asian="9pt"/>
    </style:style>
    <style:style style:name="P1016" style:parent-style-name="Standard" style:family="paragraph">
      <style:paragraph-properties fo:margin-top="0.125in" fo:margin-left="0.2951in" fo:text-indent="-0.2951in">
        <style:tab-stops/>
      </style:paragraph-properties>
      <style:text-properties style:font-name="Arial" style:font-name-complex="Arial" fo:font-weight="bold" style:font-weight-asian="bold" fo:font-size="9pt" style:font-size-asian="9pt"/>
    </style:style>
    <style:style style:name="P1017" style:parent-style-name="リスト段落" style:family="paragraph">
      <style:paragraph-properties fo:margin-left="0.5909in">
        <style:tab-stops/>
      </style:paragraph-properties>
    </style:style>
    <style:style style:name="T1018" style:parent-style-name="段落フォント" style:family="text">
      <style:text-properties style:font-name="Arial" style:font-name-complex="Arial" fo:font-size="9pt" style:font-size-asian="9pt"/>
    </style:style>
    <style:style style:name="T1019" style:parent-style-name="段落フォント" style:family="text">
      <style:text-properties style:font-name="Arial" style:font-name-complex="Arial" fo:font-size="9pt" style:font-size-asian="9pt"/>
    </style:style>
    <style:style style:name="P1020" style:parent-style-name="標準" style:family="paragraph">
      <style:paragraph-properties fo:text-align="start"/>
    </style:style>
    <style:style style:name="T1021" style:parent-style-name="段落フォント" style:family="text">
      <style:text-properties style:font-name="Meiryo UI"/>
    </style:style>
    <style:style style:name="T1022" style:parent-style-name="段落フォント" style:family="text">
      <style:text-properties style:font-name="Meiryo UI"/>
    </style:style>
    <style:style style:name="T1023" style:parent-style-name="段落フォント" style:family="text">
      <style:text-properties style:font-name="Meiryo UI"/>
    </style:style>
    <style:style style:name="T1024" style:parent-style-name="段落フォント" style:family="text">
      <style:text-properties style:font-name="Arial" style:font-name-complex="Arial" fo:font-weight="bold" style:font-weight-asian="bold" fo:font-size="9pt" style:font-size-asian="9pt"/>
    </style:style>
    <style:style style:name="T1025" style:parent-style-name="段落フォント" style:family="text">
      <style:text-properties style:font-name="Arial" style:font-name-complex="Arial" fo:font-weight="bold" style:font-weight-asian="bold" fo:font-size="9pt" style:font-size-asian="9pt"/>
    </style:style>
    <style:style style:name="T1026" style:parent-style-name="段落フォント" style:family="text">
      <style:text-properties style:font-name="Arial" style:font-name-complex="Arial" fo:font-weight="bold" style:font-weight-asian="bold" fo:font-size="9pt" style:font-size-asian="9pt"/>
    </style:style>
    <style:style style:name="P1027"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1028"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1029"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1030" style:parent-style-name="リスト段落" style:family="paragraph">
      <style:paragraph-properties fo:margin-left="0.5909in">
        <style:tab-stops/>
      </style:paragraph-properties>
    </style:style>
    <style:style style:name="T1031" style:parent-style-name="段落フォント" style:family="text">
      <style:text-properties style:font-name="Arial" style:font-name-complex="Arial" fo:font-weight="bold" style:font-weight-asian="bold" fo:font-size="9pt" style:font-size-asian="9pt"/>
    </style:style>
    <style:style style:name="T1032" style:parent-style-name="段落フォント" style:family="text">
      <style:text-properties style:font-name="Arial" style:font-name-complex="Arial" fo:font-weight="bold" style:font-weight-asian="bold" fo:font-size="9pt" style:font-size-asian="9pt"/>
    </style:style>
    <style:style style:name="T1033" style:parent-style-name="段落フォント" style:family="text">
      <style:text-properties style:font-name="Arial" style:font-name-complex="Arial" fo:font-weight="bold" style:font-weight-asian="bold" fo:font-size="9pt" style:font-size-asian="9pt"/>
    </style:style>
    <style:style style:name="T1034" style:parent-style-name="段落フォント" style:family="text">
      <style:text-properties style:font-name="Arial" style:font-name-complex="Arial" fo:font-weight="bold" style:font-weight-asian="bold" fo:font-size="9pt" style:font-size-asian="9pt"/>
    </style:style>
    <style:style style:name="T1035" style:parent-style-name="段落フォント" style:family="text">
      <style:text-properties style:font-name="Arial" style:font-name-complex="Arial" fo:font-weight="bold" style:font-weight-asian="bold" fo:font-size="9pt" style:font-size-asian="9pt"/>
    </style:style>
    <style:style style:name="T1036" style:parent-style-name="段落フォント" style:family="text">
      <style:text-properties style:font-name="Arial" style:font-name-complex="Arial" fo:font-weight="bold" style:font-weight-asian="bold" fo:font-size="9pt" style:font-size-asian="9pt"/>
    </style:style>
    <style:style style:name="P1037" style:parent-style-name="標準" style:family="paragraph">
      <style:paragraph-properties fo:text-align="start"/>
    </style:style>
    <style:style style:name="T1038" style:parent-style-name="段落フォント" style:family="text">
      <style:text-properties style:font-name="Yu Gothic UI"/>
    </style:style>
    <style:style style:name="T1039" style:parent-style-name="段落フォント" style:family="text">
      <style:text-properties style:font-name="Yu Gothic UI"/>
    </style:style>
    <style:style style:name="T1040" style:parent-style-name="段落フォント" style:family="text">
      <style:text-properties style:font-name="Yu Gothic UI"/>
    </style:style>
    <style:style style:name="T1041" style:parent-style-name="段落フォント" style:family="text">
      <style:text-properties style:font-name="Yu Gothic UI"/>
    </style:style>
    <style:style style:name="T1042" style:parent-style-name="段落フォント" style:family="text">
      <style:text-properties style:font-name="Yu Gothic UI"/>
    </style:style>
    <style:style style:name="P1043" style:parent-style-name="標準" style:family="paragraph">
      <style:paragraph-properties fo:text-align="start"/>
    </style:style>
    <style:style style:name="T1044" style:parent-style-name="段落フォント" style:family="text">
      <style:text-properties style:font-name="Yu Gothic UI"/>
    </style:style>
    <style:style style:name="P1045" style:parent-style-name="Standard" style:family="paragraph">
      <style:paragraph-properties fo:margin-top="0.125in" fo:margin-left="0.2944in">
        <style:tab-stops/>
      </style:paragraph-properties>
    </style:style>
    <style:style style:name="T1046" style:parent-style-name="段落フォント" style:family="text">
      <style:text-properties style:font-name="Arial" style:font-name-complex="Arial" fo:font-weight="bold" style:font-weight-asian="bold" fo:font-size="9pt" style:font-size-asian="9pt" fo:background-color="#FFFF00"/>
    </style:style>
    <style:style style:name="T1047" style:parent-style-name="段落フォント" style:family="text">
      <style:text-properties style:font-name="Arial" style:font-name-complex="Arial" fo:font-weight="bold" style:font-weight-asian="bold" fo:font-size="9pt" style:font-size-asian="9pt" fo:background-color="#FFFF00"/>
    </style:style>
    <style:style style:name="P1048" style:parent-style-name="リスト段落" style:family="paragraph">
      <style:paragraph-properties fo:margin-left="0.5909in">
        <style:tab-stops/>
      </style:paragraph-properties>
      <style:text-properties style:font-name="Arial" style:font-name-complex="Arial" fo:font-size="9pt" style:font-size-asian="9pt"/>
    </style:style>
    <style:style style:name="P1049"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1050" style:parent-style-name="Standard" style:family="paragraph">
      <style:paragraph-properties fo:margin-left="0.2944in">
        <style:tab-stops/>
      </style:paragraph-properties>
      <style:text-properties style:font-name="Arial" style:font-name-complex="Arial" fo:font-size="9pt" style:font-size-asian="9pt"/>
    </style:style>
    <style:style style:name="P1051" style:parent-style-name="Standard" style:family="paragraph">
      <style:paragraph-properties fo:widows="2" fo:orphans="2" fo:text-align="start"/>
      <style:text-properties style:font-name="Arial" style:font-name-complex="Arial" fo:font-size="9pt" style:font-size-asian="9pt"/>
    </style:style>
    <style:style style:name="P1052" style:parent-style-name="見出し2" style:family="paragraph">
      <style:paragraph-properties fo:break-before="page"/>
    </style:style>
    <style:style style:name="T1053" style:parent-style-name="段落フォント" style:family="text">
      <style:text-properties style:font-name-complex="Arial" fo:font-size="10pt" style:font-size-asian="10pt"/>
    </style:style>
    <style:style style:name="T1054" style:parent-style-name="段落フォント" style:family="text">
      <style:text-properties style:font-name-complex="Arial" fo:font-size="10pt" style:font-size-asian="10pt"/>
    </style:style>
    <style:style style:name="T1055" style:parent-style-name="段落フォント" style:family="text">
      <style:text-properties style:font-name-complex="Arial" fo:font-size="10pt" style:font-size-asian="10pt"/>
    </style:style>
    <style:style style:name="T1056" style:parent-style-name="段落フォント" style:family="text">
      <style:text-properties style:font-name-complex="Arial" fo:font-size="10pt" style:font-size-asian="10pt"/>
    </style:style>
    <style:style style:name="P1057" style:parent-style-name="Standard" style:family="paragraph">
      <style:paragraph-properties fo:margin-left="0.2951in" fo:text-indent="-0.2951in">
        <style:tab-stops/>
      </style:paragraph-properties>
    </style:style>
    <style:style style:name="T1058" style:parent-style-name="段落フォント" style:family="text">
      <style:text-properties style:font-name="Arial" style:font-name-complex="Arial" fo:font-weight="bold" style:font-weight-asian="bold" fo:font-size="9pt" style:font-size-asian="9pt"/>
    </style:style>
    <style:style style:name="T1059" style:parent-style-name="段落フォント" style:family="text">
      <style:text-properties style:font-name="Arial" style:font-name-complex="Arial" fo:font-weight="bold" style:font-weight-asian="bold" fo:font-size="9pt" style:font-size-asian="9pt"/>
    </style:style>
    <style:style style:name="T1060" style:parent-style-name="段落フォント" style:family="text">
      <style:text-properties style:font-name="Arial" style:font-name-complex="Arial" fo:font-weight="bold" style:font-weight-asian="bold" fo:font-size="9pt" style:font-size-asian="9pt"/>
    </style:style>
    <style:style style:name="T1061" style:parent-style-name="段落フォント" style:family="text">
      <style:text-properties style:font-name="Arial" style:font-name-complex="Arial" fo:font-weight="bold" style:font-weight-asian="bold" fo:font-size="9pt" style:font-size-asian="9pt"/>
    </style:style>
    <style:style style:name="T1062" style:parent-style-name="段落フォント" style:family="text">
      <style:text-properties style:font-name="Arial" style:font-name-complex="Arial" fo:font-weight="bold" style:font-weight-asian="bold" fo:font-size="9pt" style:font-size-asian="9pt"/>
    </style:style>
    <style:style style:name="T1063" style:parent-style-name="段落フォント" style:family="text">
      <style:text-properties style:font-name="Arial" style:font-name-complex="Arial" fo:font-weight="bold" style:font-weight-asian="bold" fo:font-size="9pt" style:font-size-asian="9pt"/>
    </style:style>
    <style:style style:name="T1064" style:parent-style-name="段落フォント" style:family="text">
      <style:text-properties style:font-name="Arial" style:font-name-complex="Arial" fo:font-weight="bold" style:font-weight-asian="bold" fo:font-size="9pt" style:font-size-asian="9pt"/>
    </style:style>
    <style:style style:name="T1065" style:parent-style-name="段落フォント" style:family="text">
      <style:text-properties style:font-name="Arial" style:font-name-complex="Arial" fo:font-weight="bold" style:font-weight-asian="bold" fo:font-size="9pt" style:font-size-asian="9pt"/>
    </style:style>
    <style:style style:name="T1066" style:parent-style-name="段落フォント" style:family="text">
      <style:text-properties style:font-name="Arial" style:font-name-complex="Arial" fo:font-weight="bold" style:font-weight-asian="bold" fo:font-size="9pt" style:font-size-asian="9pt"/>
    </style:style>
    <style:style style:name="T1067" style:parent-style-name="段落フォント" style:family="text">
      <style:text-properties style:font-name="Arial" style:font-name-complex="Arial" fo:font-weight="bold" style:font-weight-asian="bold" fo:font-size="9pt" style:font-size-asian="9pt"/>
    </style:style>
    <style:style style:name="T1068" style:parent-style-name="段落フォント" style:family="text">
      <style:text-properties style:font-name="Arial" style:font-name-complex="Arial" fo:font-weight="bold" style:font-weight-asian="bold" fo:font-size="9pt" style:font-size-asian="9pt"/>
    </style:style>
    <style:style style:name="T1069" style:parent-style-name="段落フォント" style:family="text">
      <style:text-properties style:font-name="Arial" style:font-name-complex="Arial" fo:font-weight="bold" style:font-weight-asian="bold" fo:font-size="9pt" style:font-size-asian="9pt"/>
    </style:style>
    <style:style style:name="T1070" style:parent-style-name="段落フォント" style:family="text">
      <style:text-properties style:font-name="Arial" style:font-name-complex="Arial" fo:font-weight="bold" style:font-weight-asian="bold" fo:font-size="9pt" style:font-size-asian="9pt"/>
    </style:style>
    <style:style style:name="T1071" style:parent-style-name="段落フォント" style:family="text">
      <style:text-properties style:font-name="Arial" style:font-name-complex="Arial" fo:font-weight="bold" style:font-weight-asian="bold" fo:font-size="9pt" style:font-size-asian="9pt"/>
    </style:style>
    <style:style style:name="T1072" style:parent-style-name="段落フォント" style:family="text">
      <style:text-properties style:font-name="Arial" style:font-name-complex="Arial" fo:font-weight="bold" style:font-weight-asian="bold" fo:font-size="9pt" style:font-size-asian="9pt"/>
    </style:style>
    <style:style style:name="T1073" style:parent-style-name="段落フォント" style:family="text">
      <style:text-properties style:font-name="Arial" style:font-name-complex="Arial" fo:font-weight="bold" style:font-weight-asian="bold" fo:font-size="9pt" style:font-size-asian="9pt"/>
    </style:style>
    <style:style style:name="P1074" style:parent-style-name="Standard" style:family="paragraph">
      <style:paragraph-properties fo:margin-top="0.125in" fo:margin-left="0.2944in">
        <style:tab-stops/>
      </style:paragraph-properties>
    </style:style>
    <style:style style:name="T1075" style:parent-style-name="段落フォント" style:family="text">
      <style:text-properties style:font-name="Arial" style:font-name-complex="Arial" fo:font-weight="bold" style:font-weight-asian="bold" fo:font-size="9pt" style:font-size-asian="9pt" fo:background-color="#FFFF00"/>
    </style:style>
    <style:style style:name="T1076" style:parent-style-name="段落フォント" style:family="text">
      <style:text-properties style:font-name="Arial" style:font-name-complex="Arial" fo:font-weight="bold" style:font-weight-asian="bold" fo:font-size="9pt" style:font-size-asian="9pt" fo:background-color="#FFFF00"/>
    </style:style>
    <style:style style:name="T1077" style:parent-style-name="段落フォント" style:family="text">
      <style:text-properties style:font-name="Arial" style:font-name-complex="Arial" fo:font-weight="bold" style:font-weight-asian="bold" fo:font-size="9pt" style:font-size-asian="9pt"/>
    </style:style>
    <style:style style:name="P1078" style:parent-style-name="リスト段落" style:family="paragraph">
      <style:text-properties style:font-name="Arial" style:font-name-complex="Arial" fo:font-size="9pt" style:font-size-asian="9pt"/>
    </style:style>
    <style:style style:name="P1079"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1080" style:parent-style-name="Standard" style:family="paragraph">
      <style:paragraph-properties fo:margin-left="0.2944in">
        <style:tab-stops/>
      </style:paragraph-properties>
    </style:style>
    <style:style style:name="T1081" style:parent-style-name="段落フォント" style:family="text">
      <style:text-properties style:font-name="Arial" style:font-name-complex="Arial" fo:font-size="9pt" style:font-size-asian="9pt"/>
    </style:style>
    <style:style style:name="T1082" style:parent-style-name="段落フォント" style:family="text">
      <style:text-properties style:font-name="Arial" style:font-name-complex="Arial" fo:font-size="9pt" style:font-size-asian="9pt"/>
    </style:style>
    <style:style style:name="T1083" style:parent-style-name="段落フォント" style:family="text">
      <style:text-properties style:font-name="Arial" style:font-name-complex="Arial" fo:font-size="9pt" style:font-size-asian="9pt"/>
    </style:style>
    <style:style style:name="T1084" style:parent-style-name="段落フォント" style:family="text">
      <style:text-properties style:font-name="Arial" style:font-name-complex="Arial" fo:font-size="9pt" style:font-size-asian="9pt"/>
    </style:style>
    <style:style style:name="T1085" style:parent-style-name="段落フォント" style:family="text">
      <style:text-properties style:font-name="Arial" style:font-name-complex="Arial" fo:font-size="9pt" style:font-size-asian="9pt"/>
    </style:style>
    <style:style style:name="T1086" style:parent-style-name="段落フォント" style:family="text">
      <style:text-properties style:font-name="Arial" style:font-name-complex="Arial" fo:font-size="9pt" style:font-size-asian="9pt"/>
    </style:style>
    <style:style style:name="T1087" style:parent-style-name="段落フォント" style:family="text">
      <style:text-properties style:font-name="Arial" style:font-name-complex="Arial" fo:font-size="9pt" style:font-size-asian="9pt"/>
    </style:style>
    <style:style style:name="T1088" style:parent-style-name="段落フォント" style:family="text">
      <style:text-properties style:font-name="Arial" style:font-name-complex="Arial" fo:font-size="9pt" style:font-size-asian="9pt"/>
    </style:style>
    <style:style style:name="T1089" style:parent-style-name="段落フォント" style:family="text">
      <style:text-properties style:font-name="Arial" style:font-name-complex="Arial" fo:font-size="9pt" style:font-size-asian="9pt"/>
    </style:style>
    <style:style style:name="T1090" style:parent-style-name="段落フォント" style:family="text">
      <style:text-properties style:font-name="Arial" style:font-name-complex="Arial" fo:font-size="9pt" style:font-size-asian="9pt"/>
    </style:style>
    <style:style style:name="T1091" style:parent-style-name="段落フォント" style:family="text">
      <style:text-properties style:font-name="Arial" style:font-name-complex="Arial" fo:font-size="9pt" style:font-size-asian="9pt"/>
    </style:style>
    <style:style style:name="T1092" style:parent-style-name="段落フォント" style:family="text">
      <style:text-properties style:font-name="Arial" style:font-name-complex="Arial" fo:font-size="9pt" style:font-size-asian="9pt"/>
    </style:style>
    <style:style style:name="T1093" style:parent-style-name="段落フォント" style:family="text">
      <style:text-properties style:font-name="Arial" style:font-name-complex="Arial" fo:font-size="9pt" style:font-size-asian="9pt"/>
    </style:style>
    <style:style style:name="T1094" style:parent-style-name="段落フォント" style:family="text">
      <style:text-properties style:font-name="Arial" style:font-name-complex="Arial" fo:font-size="9pt" style:font-size-asian="9pt"/>
    </style:style>
    <style:style style:name="T1095" style:parent-style-name="段落フォント" style:family="text">
      <style:text-properties style:font-name="Arial" style:font-name-complex="Arial" fo:font-size="9pt" style:font-size-asian="9pt"/>
    </style:style>
    <style:style style:name="T1096" style:parent-style-name="段落フォント" style:family="text">
      <style:text-properties style:font-name="Arial" style:font-name-complex="Arial" fo:font-size="9pt" style:font-size-asian="9pt"/>
    </style:style>
    <style:style style:name="T1097" style:parent-style-name="段落フォント" style:family="text">
      <style:text-properties style:font-name="Arial" style:font-name-complex="Arial" fo:font-size="9pt" style:font-size-asian="9pt"/>
    </style:style>
    <style:style style:name="T1098" style:parent-style-name="段落フォント" style:family="text">
      <style:text-properties style:font-name="Arial" style:font-name-complex="Arial" fo:font-size="9pt" style:font-size-asian="9pt"/>
    </style:style>
    <style:style style:name="T1099" style:parent-style-name="段落フォント" style:family="text">
      <style:text-properties style:font-name="Arial" style:font-name-complex="Arial" fo:font-size="9pt" style:font-size-asian="9pt"/>
    </style:style>
    <style:style style:name="T1100" style:parent-style-name="段落フォント" style:family="text">
      <style:text-properties style:font-name="Arial" style:font-name-complex="Arial" fo:font-size="9pt" style:font-size-asian="9pt"/>
    </style:style>
    <style:style style:name="T1101" style:parent-style-name="段落フォント" style:family="text">
      <style:text-properties style:font-name="Arial" style:font-name-complex="Arial" fo:font-size="9pt" style:font-size-asian="9pt"/>
    </style:style>
    <style:style style:name="T1102" style:parent-style-name="段落フォント" style:family="text">
      <style:text-properties style:font-name="Arial" style:font-name-complex="Arial" fo:font-size="9pt" style:font-size-asian="9pt"/>
    </style:style>
    <style:style style:name="T1103" style:parent-style-name="段落フォント" style:family="text">
      <style:text-properties style:font-name="Arial" style:font-name-complex="Arial" fo:font-size="9pt" style:font-size-asian="9pt"/>
    </style:style>
    <style:style style:name="T1104" style:parent-style-name="段落フォント" style:family="text">
      <style:text-properties style:font-name="Arial" style:font-name-complex="Arial" fo:font-size="9pt" style:font-size-asian="9pt"/>
    </style:style>
  </office:automatic-styles>
  <office:body>
    <office:text text:use-soft-page-breaks="true">
      <text:p text:style-name="P1"><text:span text:style-name="T5">OpenChain<text:s/></text:span><text:span text:style-name="T6">適合仕様書</text:span><text:span text:style-name="T7"><text:line-break/></text:span><text:span text:style-name="T8">第</text:span><text:span text:style-name="T9">1.0</text:span><text:span text:style-name="T10">版</text:span></text:p>
      <text:p text:style-name="P11"/>
      <text:soft-page-break/>
      <text:p text:style-name="P12"><text:span text:style-name="T13">もくじ</text:span><text:span text:style-name="T14"><office:annotation><dc:creator>Kunai Takashi</dc:creator><dc:date>2017-03-23T17:02:00</dc:date><text:p text:style-name="P15"><text:span text:style-name="T16">目次項目の修正は書き込み不可でした。本文中に記入しています。</text:span></text:p></office:annotation></text:span><text:span text:style-name="T17"><office:annotation><dc:creator>Mieko</dc:creator><dc:date>2017-03-29T11:16:00</dc:date><text:p text:style-name="P18"><text:span text:style-name="T19">Kunai Takashi<text:s/></text:span><text:span text:style-name="T20">へ返信</text:span><text:span text:style-name="T21"><text:s/>(2017/03/23, 17:02): "..."</text:span></text:p><text:p text:style-name="標準"><text:span text:style-name="T22">もくじはそのままにしました。</text:span></text:p></office:annotation></text:span></text:p>
      <text:table-of-content text:name="_TOC0">
        <text:table-of-content-source text:outline-level="2" text:use-outline-level="true" text:use-index-marks="false" text:use-index-source-styles="false" text:index-scope="document">
          <text:table-of-content-entry-template text:outline-level="1" text:style-name="標準">
            <text:index-entry-link-start/>
            <text:index-entry-text/>
            <text:index-entry-tab-stop style:leader-char="." style:type="right"/>
            <text:index-entry-page-number/>
            <text:index-entry-link-end/>
          </text:table-of-content-entry-template>
          <text:table-of-content-entry-template text:outline-level="2" text:style-name="標準">
            <text:index-entry-link-start/>
            <text:index-entry-text/>
            <text:index-entry-tab-stop style:leader-char="." style:type="right"/>
            <text:index-entry-page-number/>
            <text:index-entry-link-end/>
          </text:table-of-content-entry-template>
        </text:table-of-content-source>
        <text:index-body>
          <text:p text:style-name="P23"><text:a xlink:href="#__RefHeading__1207_563071832" office:target-frame-name="_top" xlink:show="replace">はじめに<text:tab/>3</text:a></text:p>
          <text:p text:style-name="P24"><text:a xlink:href="#__RefHeading__1209_563071832" office:target-frame-name="_top" xlink:show="replace">用語の定義<text:s/><text:tab/>4</text:a></text:p>
          <text:p text:style-name="P25"><text:a xlink:href="#__RefHeading__1211_563071832" office:target-frame-name="_top" xlink:show="replace">満たすべき要件<text:tab/>5</text:a></text:p>
          <text:p text:style-name="P26"><text:a xlink:href="#__RefHeading__1213_563071832" office:target-frame-name="_top" xlink:show="replace">G1: FOSSに係る責任を理解している<text:s/><text:tab/>5</text:a></text:p>
          <text:p text:style-name="P27"><text:a xlink:href="#__RefHeading__1215_563071832" office:target-frame-name="_top" xlink:show="replace">G2:<text:s/>コンプライアンス到達のための責任者のアサインしている<text:s/><text:tab/>6</text:a></text:p>
          <text:p text:style-name="P28"><text:a xlink:href="#__RefHeading__1217_563071832" office:target-frame-name="_top" xlink:show="replace">G3: FOSSコンテンツをレビューし承認する<text:tab/>7</text:a></text:p>
          <text:p text:style-name="P29"><text:a xlink:href="#__RefHeading__1219_563071832" office:target-frame-name="_top" xlink:show="replace">G4: FOSSドキュメントや生成物をデリバリする<text:s/><text:tab/>8</text:a></text:p>
          <text:p text:style-name="P30"><text:a xlink:href="#__RefHeading__1221_563071832" office:target-frame-name="_top" xlink:show="replace">G5: FOSSコミュニティとの（積極的な）関わり方を理解している<text:s/><text:tab/>9</text:a></text:p>
          <text:p text:style-name="P31"><text:a xlink:href="#__RefHeading__1223_563071832" office:target-frame-name="_top" xlink:show="replace">G6: OpenChainの要件を遵守していることを認定する<text:s/><text:tab/>10</text:a></text:p>
        </text:index-body>
      </text:table-of-content>
      <text:p text:style-name="P32"><text:a xlink:href="#_Toc476563264" office:target-frame-name="_top" xlink:show="replace"/></text:p>
      <text:h text:style-name="P33" text:outline-level="1"><text:bookmark-start text:name="_Toc476563264"/><text:bookmark-start text:name="__RefHeading__1207_563071832"/><text:soft-page-break/>はじめに<text:bookmark-end text:name="_Toc476563264"/><text:bookmark-end text:name="__RefHeading__1207_563071832"/></text:h>
      <text:p text:style-name="P34"><text:span text:style-name="T35">OpenChain<text:s/></text:span><text:span text:style-name="T36">イ</text:span><text:span text:style-name="T37">ニシアチブ</text:span><text:span text:style-name="T38">は</text:span><text:span text:style-name="T39">2013</text:span><text:span text:style-name="T40">年</text:span><text:span text:style-name="T41">に開始されました。当時</text:span><text:span text:style-name="T42">ソフトウェア</text:span><text:span text:style-name="T43"><text:s/></text:span><text:span text:style-name="T44">サプライチェーンでオープンソースを活用していた実</text:span><text:span text:style-name="T45">務</text:span><text:span text:style-name="T46">者</text:span><text:span text:style-name="T47">グループは</text:span><text:span text:style-name="T48">、</text:span><text:span text:style-name="T49">オープンソース</text:span><text:span text:style-name="T50"><text:s/></text:span><text:span text:style-name="T51">コンプライアンスに関して</text:span><text:span text:style-name="T52">2</text:span><text:span text:style-name="T53">つのパターンを</text:span><text:span text:style-name="T54">見出していました。それは、</text:span><text:span text:style-name="T55">1</text:span><text:span text:style-name="T56">)<text:s/></text:span><text:span text:style-name="T57">成熟したオープンソース</text:span><text:span text:style-name="T58"><text:s/></text:span><text:span text:style-name="T59">コンプライアンス</text:span><text:span text:style-name="T60"><text:s/></text:span><text:span text:style-name="T61">プログラムを</text:span><text:span text:style-name="T62">持</text:span><text:span text:style-name="T63">つ組織のプロセスに</text:span><text:span text:style-name="T64">は顕著</text:span><text:span text:style-name="T65">な類似性があ</text:span><text:span text:style-name="T66">る</text:span><text:span text:style-name="T67">こと、</text:span><text:span text:style-name="T68">および、</text:span><text:span text:style-name="T69">2)</text:span><text:span text:style-name="T70"><text:s/></text:span><text:span text:style-name="T71">いまだに多くの組織が遅れたコンプライアンス</text:span><text:span text:style-name="T72"><text:s/></text:span><text:span text:style-name="T73">プログラムで</text:span><text:span text:style-name="T74">ソフトウェアをやりとりしている</text:span><text:span text:style-name="T75">こと</text:span><text:span text:style-name="T76">、です。</text:span><text:span text:style-name="T77">後者の</text:span><text:span text:style-name="T78">実態は</text:span><text:span text:style-name="T79">、やり</text:span><text:span text:style-name="T80">と</text:span><text:span text:style-name="T81">り</text:span><text:span text:style-name="T82">する</text:span><text:span text:style-name="T83">ソフトウェア</text:span><text:span text:style-name="T84">に</text:span><text:span text:style-name="T85">付随したコンプライアンス</text:span><text:span text:style-name="T86">証跡資料</text:span><text:span text:style-name="T87">の一貫性や品質に対</text:span><text:span text:style-name="T88">する</text:span>信<text:span text:style-name="T89">頼を喪失させました。</text:span><text:span text:style-name="T90">そして</text:span><text:span text:style-name="T91">その結果、サプライチェーンの</text:span><text:span text:style-name="T92">各</text:span><text:span text:style-name="T93">段階で、上流側組織</text:span><text:span text:style-name="T94">が</text:span><text:span text:style-name="T95">既に実行したコンプライアンス業務</text:span><text:span text:style-name="T96">を</text:span><text:span text:style-name="T97">下流</text:span><text:span text:style-name="T98">側</text:span><text:span text:style-name="T99">組織</text:span><text:span text:style-name="T100">が頻繁に</text:span><text:span text:style-name="T101">再</text:span><text:span text:style-name="T102">実行し</text:span><text:span text:style-name="T103">ていました。</text:span></text:p>
      <text:p text:style-name="P104"><text:span text:style-name="T105">こういった背景から、標準的な</text:span><text:span text:style-name="T106">コンプライアンス</text:span><text:span text:style-name="T107"><text:s/></text:span><text:span text:style-name="T108">プログラムの仕様</text:span><text:span text:style-name="T109">書</text:span><text:span text:style-name="T110">を整備することができるかどうか</text:span><text:span text:style-name="T111">を</text:span><text:span text:style-name="T112">検討する</text:span><text:span text:style-name="T113">研究</text:span><text:span text:style-name="コメント参照"><office:annotation><dc:creator>Hiroyuki Fukuchi</dc:creator><dc:date>2017-03-31T11:06:00</dc:date><text:p text:style-name="コメント文字列">「調査」グループはいかがでしょうか。</text:p></office:annotation></text:span><text:span text:style-name="T114">グループが形成されました。こ</text:span><text:span text:style-name="T115">の仕様書は</text:span><text:span text:style-name="T116">、</text:span><text:span text:style-name="T117">i)<text:s/></text:span><text:span text:style-name="T118">業界全体で</text:span><text:span text:style-name="T119">共有されるオープンソース</text:span><text:span text:style-name="T120"><text:s/></text:span><text:span text:style-name="T121">コンプライアンス</text:span><text:span text:style-name="T122">関連</text:span><text:span text:style-name="T123">情報の品質と一貫性</text:span><text:span text:style-name="T124">の</text:span><text:span text:style-name="T125">向上促進</text:span><text:span text:style-name="T126">、および、</text:span><text:span text:style-name="T127">ii)</text:span><text:span text:style-name="T128"><text:s/></text:span><text:span text:style-name="T129">コンプライアンス作業の再実施に起因するオープンソース関連</text:span><text:span text:style-name="T130">の作業</text:span><text:span text:style-name="T131">コスト</text:span><text:span text:style-name="T132">の</text:span><text:span text:style-name="T133">低減</text:span><text:span text:style-name="T134">、を実現</text:span><text:span text:style-name="T135">する</text:span><text:span text:style-name="T136">ものです。</text:span><text:span text:style-name="T137">本研究グループはワーキング</text:span><text:span text:style-name="T138"><text:s/></text:span><text:span text:style-name="T139">グループへと発展し、</text:span><text:span text:style-name="T140">その後</text:span><text:span text:style-name="T141">2016</text:span><text:span text:style-name="T142">年</text:span><text:span text:style-name="T143">4</text:span><text:span text:style-name="T144">月</text:span><text:span text:style-name="T145">に</text:span><text:span text:style-name="T146">正式に</text:span><text:span text:style-name="T147">The Linux Foundation</text:span><text:span text:style-name="T148">の</text:span><text:span text:style-name="T149">協業</text:span><text:span text:style-name="T150">プロジェクトとして組織されました。</text:span></text:p>
      <text:p text:style-name="P151">OpenChainイニシアチブのビジョンとミッションは以下のとおりです。</text:p>
      <text:list text:style-name="WWNum1">
        <text:list-item>
          <text:p text:style-name="P152"><text:span text:style-name="T153">ビジョン：</text:span><text:span text:style-name="T154">フリー</text:span><text:span text:style-name="T155">/</text:span><text:span text:style-name="T156">オープンソース</text:span><text:span text:style-name="T157"><text:s/></text:span><text:span text:style-name="T158">ソフトウェア</text:span><text:span text:style-name="T159">（</text:span><text:span text:style-name="T160">FOSS</text:span><text:span text:style-name="T161">）</text:span><text:span text:style-name="T162">が、信頼</text:span><text:span text:style-name="T163">性と</text:span><text:span text:style-name="T164">一貫性のあるコンプライアンス情報とともに提供されるソフトウェア</text:span><text:span text:style-name="T165"><text:s/></text:span><text:span text:style-name="T166">サプライチェーンを実現すること</text:span><text:span text:style-name="T167"><office:annotation><dc:creator>Mieko</dc:creator><dc:date>2017-03-26T17:36:00</dc:date><text:p text:style-name="P168"><text:span text:style-name="T169">こちらの箇条書きは文なので句点を入れました。</text:span></text:p><text:p text:style-name="P170"><text:span text:style-name="T171">名詞だけの箇条書きであれば句点は不要だと思います。</text:span></text:p></office:annotation></text:span><text:span text:style-name="T172">。</text:span></text:p>
        </text:list-item>
        <text:list-item>
          <text:p text:style-name="P173"><text:span text:style-name="T174">ミッション</text:span><text:span text:style-name="T175">：</text:span><text:span text:style-name="T176">FOSS</text:span><text:span text:style-name="T177">の効果的マネジメントを実現するための要件をソフトウェア</text:span><text:span text:style-name="T178"><text:s/></text:span><text:span text:style-name="T179">サプライチェーンに参加する</text:span><text:span text:style-name="T180">人々</text:span><text:span text:style-name="T181">のために確立すること。こ</text:span><text:span text:style-name="T182">のような</text:span><text:span text:style-name="T183">要件や</text:span><text:span text:style-name="T184">それらに</text:span><text:span text:style-name="T185">関連する付</text:span><text:span text:style-name="T186">帯</text:span><text:span text:style-name="T187">事項</text:span><text:span text:style-name="T188">について</text:span><text:span text:style-name="T189">は、ソフトウェア</text:span><text:span text:style-name="T190"><text:s/></text:span><text:span text:style-name="T191">サプライチェーン、オープンソース</text:span><text:span text:style-name="T192"><text:s/></text:span><text:span text:style-name="T193">コミュニティ</text:span><text:span text:style-name="T194">、および</text:span><text:span text:style-name="T195">学術研究機関の</text:span><text:span text:style-name="T196">代表</text:span><text:span text:style-name="T197">者</text:span><text:span text:style-name="T198">ら</text:span><text:span text:style-name="T199">がオープンに協働しながら開発を進める</text:span><text:span text:style-name="T200">。</text:span></text:p>
        </text:list-item>
      </text:list>
      <text:p text:style-name="P201"><text:span text:style-name="T202">上記</text:span><text:span text:style-name="T203">の</text:span><text:span text:style-name="T204">ビジョンとミッションに則り、本仕様書では</text:span><text:span text:style-name="T205">一連の</text:span><text:span text:style-name="T206">要件を定義しています。</text:span><text:span text:style-name="T207">これらを満たすことで、</text:span><text:span text:style-name="T208">オープンソース</text:span><text:span text:style-name="T209"><text:s/></text:span><text:span text:style-name="T210">コンプライアンス</text:span><text:span text:style-name="T211"><text:s/></text:span><text:span text:style-name="T212">プログラムの品質</text:span><text:span text:style-name="T213">、</text:span><text:span text:style-name="T214">一貫性</text:span><text:span text:style-name="T215">、および</text:span><text:span text:style-name="T216">完全性</text:span><text:span text:style-name="T217">が十分なレベル</text:span><text:span text:style-name="T218">に到達する可能性が</text:span><text:span text:style-name="T219">大きく</text:span><text:span text:style-name="T220">高</text:span><text:span text:style-name="T221">まります。</text:span><text:span text:style-name="T222">ただし、本要件のすべてを満たしても</text:span><text:span text:style-name="T223">、</text:span><text:span text:style-name="T224">そのプログラムが全面的に</text:span><text:span text:style-name="T225">コンプライアンスを履行</text:span><text:span text:style-name="T226">していることを保証するものではありません。本要件は、その</text:span><text:span text:style-name="T227">コンプライアン</text:span><text:span text:style-name="T228">ス</text:span><text:span text:style-name="T229"><text:s/></text:span><text:span text:style-name="T230">プログラムが</text:span><text:span text:style-name="T231">OpenChain</text:span><text:span text:style-name="T232">に適合しているとみな</text:span><text:span text:style-name="T233">される</text:span><text:span text:style-name="T234">ために満足しなければならない基</text:span><text:span text:style-name="T235">本</text:span><text:span text:style-name="T236">レベル（最低限）の要件一式</text:span><text:span text:style-name="T237">を</text:span><text:span text:style-name="T238">提示するものです。本仕様書は、コンプライアンス</text:span><text:span text:style-name="T239"><text:s/></text:span><text:span text:style-name="T240">プログラムの「何</text:span><text:span text:style-name="T241">（</text:span><text:span text:style-name="T242">What</text:span><text:span text:style-name="T243">）</text:span><text:span text:style-name="T244">」</text:span><text:span text:style-name="T245">や</text:span><text:span text:style-name="T246">「なぜ</text:span><text:span text:style-name="T247">（</text:span><text:span text:style-name="T248">Why</text:span><text:span text:style-name="T249">）</text:span><text:span text:style-name="T250">」の属性に焦点をあてて</text:span><text:span text:style-name="T251">おり、「どのように（</text:span><text:span text:style-name="T252">How</text:span><text:span text:style-name="T253">）」や「いつ（</text:span><text:span text:style-name="T254">When</text:span><text:span text:style-name="T255">）」といった考慮点には言及していません</text:span><text:span text:style-name="T256">。こ</text:span><text:span text:style-name="T257">のため実用的レベルで柔軟性があり、</text:span><text:span text:style-name="T258">さまざまな組織が自</text:span><text:span text:style-name="T259">社</text:span><text:span text:style-name="T260">の</text:span><text:span text:style-name="T261">目的に最適な</text:span><text:span text:style-name="T262">ポリシーやプロセス</text:span><text:span text:style-name="T263">を作成することができます。</text:span></text:p>
      <text:p text:style-name="P264"><text:span text:style-name="T265">第</text:span><text:span text:style-name="T266">2</text:span><text:span text:style-name="T267">節では、</text:span><text:span text:style-name="T268">本資料</text:span><text:span text:style-name="T269">全般で用いられる重要用語について定義し</text:span><text:span text:style-name="T270">ます。第</text:span><text:span text:style-name="T271">3</text:span><text:span text:style-name="T272">節では、仕様としての要件を示します。それぞれに</text:span><text:span text:style-name="T273">1</text:span><text:span text:style-name="T274">つ以上の「</text:span><text:span text:style-name="T275"><office:annotation><dc:creator>Mieko</dc:creator><dc:date>2017-03-28T14:21:00</dc:date><text:p text:style-name="P276"><text:span text:style-name="T277">用語</text:span><text:span text:style-name="T278"><text:s/></text:span><text:span text:style-name="T279">要検討。</text:span></text:p><text:p text:style-name="P280"><text:span text:style-name="T281">もう少し柔らかい言葉はないものでしょうか。</text:span><text:span text:style-name="T282"><text:line-break/></text:span><text:span text:style-name="T283">具体的なアイデアはないのですが。</text:span></text:p></office:annotation></text:span><text:span text:style-name="T284">適合</text:span><text:span text:style-name="T285">証跡</text:span><text:span text:style-name="T286">」があります。これらは示された要件が満たされているかどうかを</text:span><text:span text:style-name="T287">確認</text:span><text:span text:style-name="T288">するために存在しなくてはならない確証としての役割を</text:span><text:span text:style-name="T289">果たし</text:span><text:span text:style-name="T290">ています。すべての要件をその</text:span><text:span text:style-name="T291">コンプライアンス</text:span><text:span text:style-name="T292"><text:s/></text:span><text:span text:style-name="T293">プログラムが満たしている場合には、仕様書第</text:span><text:span text:style-name="T294">1.0</text:span><text:span text:style-name="T295">版にお</text:span><text:span text:style-name="T296">ける</text:span><text:span text:style-name="T297">「</text:span><text:span text:style-name="T298">OpenChain</text:span><text:span text:style-name="T299">適合（</text:span><text:span text:style-name="T300">OpenChain Conforming</text:span><text:span text:style-name="T301">）</text:span><text:span text:style-name="T302">」とみなされます。</text:span></text:p>
      <text:p text:style-name="P303"/>
      <text:p text:style-name="P304"><text:bookmark-start text:name="_Toc476563265"/><text:bookmark-start text:name="__RefHeading__1209_563071832"/><text:soft-page-break/>用語の定義<text:bookmark-end text:name="_Toc476563265"/><text:bookmark-end text:name="__RefHeading__1209_563071832"/></text:p>
      <text:p text:style-name="Standard"><text:span text:style-name="T305"><office:annotation><dc:creator>Mieko</dc:creator><dc:date>2017-03-26T17:07:00</dc:date><text:p text:style-name="P306"><text:span text:style-name="T307">「頒布」にしますか？</text:span><text:span text:style-name="T308"><text:line-break/></text:span><text:span text:style-name="T309">「配布」のほうが違和感がない気がするのは私だけでしょうか？</text:span></text:p></office:annotation></text:span><text:span text:style-name="T310">頒布</text:span><text:span text:style-name="T311">用</text:span><text:span text:style-name="T312">コンプライアンス</text:span><text:span text:style-name="T313">証跡資料</text:span><text:span text:style-name="T314">－供給ソフトウェア</text:span><text:span text:style-name="T315">の中に存在することが確認されたライセンスが、</text:span><text:span text:style-name="T316">供給ソフトウェアとともに提供</text:span><text:span text:style-name="T317">するよう</text:span><text:span text:style-name="T318">求め</text:span><text:span text:style-name="T319">ている</text:span><text:span text:style-name="T320">コンプライアンス履行の証跡資料</text:span><text:span text:style-name="T321">一式</text:span><text:span text:style-name="コメント参照"><office:annotation><dc:creator>Hiroyuki Fukuchi</dc:creator><dc:date>2017-03-31T11:39:00</dc:date><text:p text:style-name="コメント文字列">原文は、<text:s/>a<text:s/>set<text:s/>of artifacts<text:s/>となっており、「資料一式」という感じの意味では？</text:p></office:annotation></text:span><text:span text:style-name="T322">のこと</text:span><text:span text:style-name="T323">。</text:span><text:span text:style-name="T324">著作権</text:span><text:span text:style-name="T325">告知</text:span><text:span text:style-name="T326">（</text:span><text:span text:style-name="T327">Copyright notice</text:span><text:span text:style-name="T328">）、ライセンスのコピー、</text:span><text:span text:style-name="T329">改変告知</text:span><text:span text:style-name="T330">、帰属</text:span><text:span text:style-name="T331">告知</text:span><text:span text:style-name="T332">、ソースコード、書面による</text:span><text:span text:style-name="T333">提供</text:span><text:span text:style-name="T334">などを含む（</text:span><text:span text:style-name="T335">ただし、この限りではない）。</text:span></text:p>
      <text:p text:style-name="P336"><text:span text:style-name="T337">FOSS</text:span><text:span text:style-name="T338">（</text:span><text:span text:style-name="T339">フリー</text:span><text:span text:style-name="T340">/</text:span><text:span text:style-name="T341">オープンソース</text:span><text:span text:style-name="T342"><text:s/></text:span><text:span text:style-name="T343">ソフトウェア</text:span><text:span text:style-name="T344">）</text:span><text:span text:style-name="T345">－</text:span><text:span text:style-name="T346">Open Source Init</text:span><text:span text:style-name="T347">iative</text:span><text:span text:style-name="T348">（</text:span><text:span text:style-name="T349">OpenSource.org</text:span><text:span text:style-name="T350">）</text:span><text:span text:style-name="T351">によって</text:span><text:span text:style-name="T352">公開</text:span><text:span text:style-name="T353">されているオープンソースの定義や</text:span><text:span text:style-name="T354">（</text:span><text:span text:style-name="T355">Free Software Foundation</text:span><text:span text:style-name="T356">によって</text:span><text:span text:style-name="T357">公開</text:span><text:span text:style-name="T358">されている</text:span><text:span text:style-name="T359">）</text:span><text:span text:style-name="コメント参照"><office:annotation><dc:creator>Hiroyuki Fukuchi</dc:creator><dc:date>2017-03-31T11:41:00</dc:date><text:p text:style-name="コメント文字列">原文に従い、カッコを付けました。</text:p></office:annotation></text:span><text:span text:style-name="T360">フリー</text:span><text:span text:style-name="T361"><text:s/></text:span><text:span text:style-name="T362">ソフトウェアの定義に該当するライセンス、</text:span><text:span text:style-name="T363">また</text:span><text:span text:style-name="T364">はそれに類似するライセンス</text:span><text:span text:style-name="T365">（</text:span><text:span text:style-name="T366">2</text:span><text:span text:style-name="T367">つ以上のライセンスのこともある）</text:span><text:span text:style-name="T368">に従うソフトウェアのこと</text:span><text:span text:style-name="T369">。</text:span></text:p>
      <text:p text:style-name="P370"><text:span text:style-name="T371">FOSS<text:s/></text:span><text:span text:style-name="T372">窓口－</text:span><text:span text:style-name="T373">FOSS</text:span><text:span text:style-name="T374">に</text:span><text:span text:style-name="T375">関す</text:span><text:span text:style-name="T376">る</text:span><text:span text:style-name="T377">外部からの</text:span><text:span text:style-name="T378">問</text:span><text:span text:style-name="T379">い</text:span><text:span text:style-name="T380">合</text:span><text:span text:style-name="T381">わ</text:span><text:span text:style-name="T382">せ</text:span><text:span text:style-name="T383">に対応す</text:span><text:span text:style-name="T384">るために</text:span><text:span text:style-name="T385">アサイン</text:span><text:span text:style-name="T386">された</text:span><text:span text:style-name="T387">担当者</text:span><text:span text:style-name="T388">のこと</text:span><text:span text:style-name="T389">。</text:span></text:p>
      <text:p text:style-name="P390"><text:span text:style-name="T391">確認ライセンス</text:span><text:span text:style-name="T392">－</text:span><text:span text:style-name="T393">供給ソフトウェアに対する</text:span><text:span text:style-name="コメント参照"><office:annotation><dc:creator>Hiroyuki Fukuchi</dc:creator><dc:date>2017-03-31T11:45:00</dc:date><text:p text:style-name="コメント文字列">原文に書いてない。</text:p></office:annotation></text:span><text:span text:style-name="T394">適切なライセンス確認手順の結果として存在が</text:span><text:span text:style-name="T395">確認できた</text:span><text:span text:style-name="T396">一連の</text:span><text:span text:style-name="T397">FOSS</text:span><text:span text:style-name="T398">ライセンスのこと</text:span><text:span text:style-name="T399">。</text:span></text:p>
      <text:p text:style-name="P400"><text:span text:style-name="T401">OpenChain</text:span><text:span text:style-name="T402">適合</text:span><text:span text:style-name="T403">－本仕様書のすべての要件を満たす</text:span><text:span text:style-name="T404">コンプライアンス</text:span><text:span text:style-name="T405"><text:s/></text:span><text:span text:style-name="T406">プログラムのこと</text:span><text:span text:style-name="T407">。</text:span></text:p>
      <text:p text:style-name="P408"><text:span text:style-name="T409">ソフトウェア</text:span><text:span text:style-name="T410"><text:s/></text:span><text:span text:style-name="T411">スタッフ</text:span><text:span text:style-name="T412">－</text:span><text:span text:style-name="T413">供給</text:span><text:span text:style-name="T414">ソフトウェア</text:span><text:span text:style-name="T415">の</text:span><text:span text:style-name="T416">創案や</text:span><text:span text:style-name="T417">コントリビュートを行う、</text:span><text:span text:style-name="T418">また</text:span><text:span text:style-name="T419">は</text:span><text:span text:style-name="T420">供給ソフトウェア</text:span><text:span text:style-name="T421">を</text:span><text:span text:style-name="T422">使用可能</text:span><text:span text:style-name="T423">にする責任を負う</text:span><text:span text:style-name="コメント参照"><office:annotation><dc:creator>Hiroyuki Fukuchi</dc:creator><dc:date>2017-03-31T11:57:00</dc:date><text:p text:style-name="コメント文字列">ソフトウェアを、定義し、準備することに貢献または責任を負う</text:p></office:annotation></text:span><text:span text:style-name="T424">従業員や契約者のこと。組織によって異なる</text:span><text:span text:style-name="T425">が</text:span><text:span text:style-name="T426">、ソフトウェア開発者、リリース</text:span><text:span text:style-name="T427"><text:s/></text:span><text:span text:style-name="T428">エンジニア、品質管理技術者、プロダクト</text:span><text:span text:style-name="T429"><text:s/></text:span><text:span text:style-name="T430">マーケティング担当者</text:span><text:span text:style-name="T431">、</text:span><text:span text:style-name="T432">プロダクト管理者</text:span><text:span text:style-name="T433">など</text:span><text:span text:style-name="T434">が含まれる</text:span><text:span text:style-name="T435">（ただし、</text:span><text:span text:style-name="T436">この限りでは</text:span><text:span text:style-name="T437">ない）。</text:span></text:p>
      <text:p text:style-name="P438"><text:span text:style-name="T439">SPDX<text:s/></text:span><text:span text:style-name="T440">（</text:span><text:span text:style-name="T441">Software Package Data Exchange</text:span><text:span text:style-name="T442">）</text:span><text:span text:style-name="T443">－</text:span><text:span text:style-name="T444">SPDX</text:span><text:span text:style-name="T445">ワーキング</text:span><text:span text:style-name="T446"><text:s/></text:span><text:span text:style-name="T447">グループによって作られ、ライセンスや著作権情報をやり</text:span><text:span text:style-name="T448">と</text:span><text:span text:style-name="T449">りすることを目的としたフォーマット標準のこと。</text:span><text:span text:style-name="T450">SPDX</text:span><text:span text:style-name="T451">については</text:span><text:span text:style-name="T452">ww.spdx.org</text:span><text:span text:style-name="T453">にその</text:span><text:span text:style-name="T454">仕様が記載されてい</text:span><text:span text:style-name="T455">る。</text:span></text:p>
      <text:p text:style-name="P456"><text:span text:style-name="T457">供給ソフトウェア</text:span><text:span text:style-name="T458">－組織が第三者</text:span><text:span text:style-name="T459">（他組織または個人）</text:span><text:span text:style-name="T460">に対し</text:span><text:span text:style-name="T461">て</text:span><text:span text:style-name="T462">提供するソフトウェアのこと</text:span><text:span text:style-name="T463">。</text:span></text:p>
      <text:p text:style-name="P464"><text:span text:style-name="T465">適合</text:span><text:span text:style-name="T466">証跡</text:span><text:span text:style-name="T467">－与えられた要件</text:span><text:span text:style-name="T468">を</text:span><text:span text:style-name="T469">満足しているとみなされるために存在しなければならない</text:span><text:span text:style-name="T470">有形の</text:span><text:span text:style-name="コメント参照"><office:annotation><dc:creator>Hiroyuki Fukuchi</dc:creator><dc:date>2017-03-31T12:03:00</dc:date><text:p text:style-name="コメント文字列">原文には書いてない。</text:p><text:p text:style-name="コメント文字列">例えば、１．２．３などは有形である必要はないのでは？</text:p></office:annotation></text:span><text:span text:style-name="T471">確証のこと</text:span><text:span text:style-name="T472">。</text:span></text:p>
      <text:p text:style-name="P473"/>
      <text:h text:style-name="P474" text:outline-level="1"><text:bookmark-start text:name="_Toc476563266"/><text:bookmark-start text:name="__RefHeading__1211_563071832"/><text:soft-page-break/>満たすべき要件<text:bookmark-end text:name="_Toc476563266"/><text:bookmark-end text:name="__RefHeading__1211_563071832"/></text:h>
      <text:h text:style-name="見出し2" text:outline-level="2"><text:bookmark-start text:name="__RefHeading__1213_563071832"/><text:bookmark-start text:name="_Toc476563267"/><text:span text:style-name="T475">G1: FOSS</text:span><text:span text:style-name="T476">に</text:span><text:span text:style-name="T477">関わ</text:span><text:span text:style-name="T478">る</text:span><text:span text:style-name="T479"><office:annotation><dc:creator>Mieko</dc:creator><dc:date>2017-03-27T16:47:00</dc:date><text:p text:style-name="P480"><text:span text:style-name="T481">「係る」「係わる」の読み分けが難しいので「関わる」にしました。</text:span></text:p></office:annotation></text:span><text:span text:style-name="T482">責任</text:span><text:span text:style-name="T483">の</text:span><text:span text:style-name="T484">理解</text:span><text:bookmark-end text:name="__RefHeading__1213_563071832"/><text:bookmark-end text:name="_Toc476563267"/></text:h>
      <text:p text:style-name="P485"><text:span text:style-name="T486">1.1</text:span><text:span text:style-name="T487">供給ソフトウェアの</text:span><text:span text:style-name="T488">頒布</text:span><text:span text:style-name="T489">について</text:span><text:span text:style-name="T490">FOSS</text:span><text:span text:style-name="T491">ライセンス</text:span><text:span text:style-name="T492"><text:s/></text:span><text:span text:style-name="T493">コンプライアンスを統制する</text:span><text:span text:style-name="T494">FOSS</text:span><text:span text:style-name="T495">ポリシーが書面として存在し、</text:span><text:span text:style-name="T496">少なくとも</text:span><text:span text:style-name="T497">それが組織内に周知されていること</text:span><text:span text:style-name="T498">。</text:span></text:p>
      <text:p text:style-name="P499"><text:span text:style-name="T500">適合</text:span><text:span text:style-name="T501">証跡：</text:span></text:p>
      <text:list text:style-name="WWNum5">
        <text:list-item>
          <text:p text:style-name="P502">1.1.1<text:s/>文書化されたFOSS<text:s/>ポリシーが存在する。</text:p>
        </text:list-item>
        <text:list-item>
          <text:p text:style-name="P503"><text:span text:style-name="T504">1.1.2<text:s/></text:span><text:span text:style-name="T505">すべてのソフトウェア</text:span><text:span text:style-name="T506"><text:s/></text:span><text:span text:style-name="T507">スタッフが</text:span><text:span text:style-name="T508">（トレーニングや社内</text:span><text:span text:style-name="T509">wiki</text:span><text:span text:style-name="T510">などの実践的なコミュニケーションを通じて）</text:span><text:span text:style-name="T511">FOSS</text:span><text:span text:style-name="T512">ポリシーの存在を</text:span><text:span text:style-name="T513">知ること</text:span><text:span text:style-name="T514">の</text:span><text:span text:style-name="T515">できる</text:span><text:span text:style-name="コメント参照"><office:annotation><dc:creator>Hiroyuki Fukuchi</dc:creator><dc:date>2017-03-31T12:42:00</dc:date><text:p text:style-name="コメント文字列">すべてのソフトウェアスタッフにFOSSポリシーの存在を知らせる</text:p></office:annotation></text:span><text:span text:style-name="T516">文書化された手続き</text:span><text:span text:style-name="T517">が</text:span><text:span text:style-name="T518">存在</text:span><text:span text:style-name="T519">する。</text:span></text:p>
        </text:list-item>
      </text:list>
      <text:p text:style-name="リスト段落"/>
      <text:p text:style-name="P520">論拠:</text:p>
      <text:p text:style-name="P521"><text:span text:style-name="T522">確実に</text:span><text:span text:style-name="T523"><office:annotation><dc:creator>Mieko</dc:creator><dc:date>2017-03-28T14:28:00</dc:date><text:p text:style-name="P524"><text:span text:style-name="T525">要</text:span><text:span text:style-name="T526"><text:s/></text:span><text:span text:style-name="T527">検討。</text:span></text:p></office:annotation></text:span><text:span text:style-name="T528">FOSS</text:span><text:span text:style-name="T529">ポリシーを作成</text:span><text:span text:style-name="T530">・</text:span><text:span text:style-name="T531">記録し</text:span><text:span text:style-name="T532">、</text:span><text:span text:style-name="T533">ソフトウェア</text:span><text:span text:style-name="T534"><text:s/></text:span><text:span text:style-name="T535">スタッフ</text:span><text:span text:style-name="T536">に</text:span><text:span text:style-name="T537">FOSS</text:span><text:span text:style-name="T538">ポリシーの存在を周知</text:span><text:span text:style-name="T539">したことを保証します</text:span><text:span text:style-name="コメント参照"><office:annotation><dc:creator>Hiroyuki Fukuchi</dc:creator><dc:date>2017-03-31T14:27:00</dc:date><text:p text:style-name="コメント文字列"/></office:annotation></text:span><text:span text:style-name="コメント参照"><office:annotation><dc:creator>Hiroyuki Fukuchi</dc:creator><dc:date>2017-03-31T14:47:00</dc:date><text:p text:style-name="コメント文字列">原文上では、誰が何を保証するのか？証拠によって、自分たちの活動が適合していることを保証される?</text:p></office:annotation></text:span><text:span text:style-name="T540">。この</text:span><text:span text:style-name="T541">FOSS</text:span><text:span text:style-name="T542">ポリシーに含</text:span><text:span text:style-name="T543">め</text:span><text:span text:style-name="T544">るべき内容については</text:span><text:span text:style-name="T545">、ここで</text:span><text:span text:style-name="T546"><office:annotation><dc:creator>Mieko</dc:creator><dc:date>2017-03-27T19:22:00</dc:date><text:p text:style-name="P547"><text:span text:style-name="T548">？</text:span><text:span text:style-name="T549"><text:s/></text:span><text:span text:style-name="T550">要検討。</text:span></text:p></office:annotation></text:span><text:span text:style-name="T551">は</text:span><text:span text:style-name="T552">要件を提示</text:span><text:span text:style-name="T553">していませんが</text:span><text:span text:style-name="T554">、他の節</text:span><text:span text:style-name="T555">の要件</text:span><text:span text:style-name="T556">で提示</text:span><text:span text:style-name="T557">しています</text:span><text:span text:style-name="T558">。</text:span></text:p>
      <text:p text:style-name="P559">1.2<text:s/>すべてのソフトウェア<text:s/>スタッフに対して、受講必須のトレーニングが存在すること。</text:p>
      <text:list text:style-name="LFO9" text:continue-numbering="true">
        <text:list-item>
          <text:p text:style-name="P560"><text:span text:style-name="T561">トレーニング</text:span><text:span text:style-name="T562">は少なくとも</text:span><text:span text:style-name="T563">以下に示すトピックを含んでいること</text:span><text:span text:style-name="T564">。</text:span></text:p>
        </text:list-item>
      </text:list>
      <text:list text:style-name="WWNum3">
        <text:list-item>
          <text:p text:style-name="P565"><text:s/>FOSSポリシーおよびそれがどこで見つけられるか</text:p>
        </text:list-item>
        <text:list-item>
          <text:p text:style-name="P566"><text:s/>FOSSおよびFOSSライセンスに付随する知的財産権関連法令の基礎</text:p>
        </text:list-item>
        <text:list-item>
          <text:p text:style-name="P567"><text:s/>FOSSライセンスの概念（コピーレフト<text:s/>ライセンスやパーミッシブなライセンスの概念など）</text:p>
        </text:list-item>
        <text:list-item>
          <text:p text:style-name="P568"><text:s/>FOSSプロジェクトのライセンス供与のモデル</text:p>
        </text:list-item>
        <text:list-item>
          <text:p text:style-name="P569"><text:span text:style-name="T570"><text:s/></text:span><text:span text:style-name="T571">具体的な</text:span><text:span text:style-name="T572">FOSS</text:span><text:span text:style-name="T573">コンプライアンス</text:span><text:span text:style-name="T574">や全体としての</text:span><text:span text:style-name="T575">FOSS</text:span><text:span text:style-name="T576">ポリシー</text:span><text:span text:style-name="T577">に</text:span><text:span text:style-name="T578">関する</text:span><text:span text:style-name="コメント参照"><office:annotation><dc:creator>Hiroyuki Fukuchi</dc:creator><dc:date>2017-03-31T12:55:00</dc:date><text:p text:style-name="コメント文字列">FOSSコンプライアンスに具体的に関係し、FOSSポリシーには一般的に関係する</text:p></office:annotation></text:span><text:span text:style-name="T579">ソフトウェア</text:span><text:span text:style-name="T580"><text:s/></text:span><text:span text:style-name="T581">スタッフの役割</text:span><text:span text:style-name="T582">と</text:span><text:span text:style-name="T583">責任</text:span></text:p>
        </text:list-item>
        <text:list-item>
          <text:p text:style-name="P584"><text:s/>供給ソフトウェアのFOSSコンポーネントを特定、記録、および追跡するためのプロセス<text:line-break/></text:p>
        </text:list-item>
      </text:list>
      <text:list text:style-name="WWNum2">
        <text:list-item>
          <text:p text:style-name="P585"><text:span text:style-name="T586"><text:s/></text:span><text:span text:style-name="T587">ソフトウェア</text:span><text:span text:style-name="T588"><text:s/></text:span><text:span text:style-name="T589">スタッフは</text:span><text:span text:style-name="T590">、</text:span><text:span text:style-name="T591">FOSS</text:span><text:span text:style-name="T592">トレーニングを</text:span><text:span text:style-name="T593">過去</text:span><text:span text:style-name="T594">24</text:span><text:span text:style-name="T595">か</text:span><text:span text:style-name="T596">月以内に</text:span><text:span text:style-name="T597">（最新の状況に即すとみなされるように）</text:span><text:span text:style-name="T598">修了してい</text:span><text:span text:style-name="T599">ること</text:span><text:span text:style-name="T600">。ソフトウェア</text:span><text:span text:style-name="T601"><text:s/></text:span><text:span text:style-name="T602">スタッフ</text:span><text:span text:style-name="T603">が</text:span><text:span text:style-name="T604">トレーニング要件を満</text:span><text:span text:style-name="T605">たせるように</text:span><text:span text:style-name="コメント参照"><office:annotation><dc:creator>Hiroyuki Fukuchi</dc:creator><dc:date>2017-03-31T12:58:00</dc:date><text:p text:style-name="コメント文字列">満たしていることを認定するために</text:p></office:annotation></text:span><text:span text:style-name="T606">試験を実施する</text:span><text:span text:style-name="T607">場合もある</text:span><text:span text:style-name="T608">。</text:span></text:p>
        </text:list-item>
      </text:list>
      <text:p text:style-name="P609"><text:span text:style-name="T610">適合</text:span><text:span text:style-name="T611">証跡：</text:span></text:p>
      <text:list text:style-name="WWNum5">
        <text:list-item>
          <text:p text:style-name="P612">1.2.1<text:s/>上記のトピックを含んだFOSS教材（たとえばスライドやオンライン<text:s/>コースなどのトレーニング用資料）が存在する。</text:p>
        </text:list-item>
        <text:list-item>
          <text:p text:style-name="P613">1.2.2<text:s/>ソフトウェア<text:s/>スタッフ全員がコースを修了していることを確認する手段がある。</text:p>
        </text:list-item>
        <text:list-item>
          <text:p text:style-name="P614">1.2.3<text:s/>全ソフトウェア<text:s/>スタッフのうち少なくとも85%が、本節上記で定義したような最新の状況に即した状態にある。</text:p>
        </text:list-item>
      </text:list>
      <text:p text:style-name="P615">論拠:</text:p>
      <text:p text:style-name="P616">ソフトウェア<text:s/>スタッフが最新のFOSSトレーニングに参加したこと、およびそのトレーニングでFOSS関連の適切なトピックが取り扱われていることを保証します。ここで意図しているのは、一連の中核的な基本レベルのトピックがカバーされることですが、通常実施されているトレーニング<text:s/>プログラムでは、ここで求められる内容より包括的なものになると考えられます。</text:p>
      <text:p text:style-name="P617"/>
      <text:h text:style-name="P618" text:outline-level="2"><text:bookmark-start text:name="__RefHeading__1215_563071832"/><text:bookmark-start text:name="_Toc476563268"/><text:soft-page-break/><text:span text:style-name="T619">G2:<text:s/></text:span><text:span text:style-name="T620">コンプライアンスを</text:span><text:span text:style-name="T621">履行する</text:span><text:span text:style-name="T622">ための責任者のアサイン</text:span><text:bookmark-end text:name="__RefHeading__1215_563071832"/><text:bookmark-end text:name="_Toc476563268"/></text:h>
      <text:p text:style-name="Standard"><text:span text:style-name="T623">2.1 FOSS</text:span><text:span text:style-name="T624">窓口の</text:span><text:span text:style-name="T625">職制</text:span><text:span text:style-name="コメント参照"><office:annotation><dc:creator>Hiroyuki Fukuchi</dc:creator><dc:date>2017-03-31T13:21:00</dc:date><text:p text:style-name="コメント文字列">機能　としてはいかがでしょうか。</text:p></office:annotation></text:span><text:span text:style-name="T626">（</text:span><text:span text:style-name="T627">FOSS</text:span><text:span text:style-name="T628">窓口）を明確にすること</text:span><text:span text:style-name="T629">。</text:span></text:p>
      <text:list text:style-name="WWNum2">
        <text:list-item>
          <text:p text:style-name="P630"><text:span text:style-name="T631"><text:s/></text:span><text:span text:style-name="T632">FOSS</text:span><text:span text:style-name="T633">に</text:span><text:span text:style-name="T634">関する</text:span><text:span text:style-name="T635">外部からの問</text:span><text:span text:style-name="T636">い</text:span><text:span text:style-name="T637">合</text:span><text:span text:style-name="T638">わ</text:span><text:span text:style-name="T639">せに対応する</text:span><text:span text:style-name="T640">責任者</text:span><text:span text:style-name="T641">をアサイン</text:span><text:span text:style-name="T642">すること。</text:span></text:p>
        </text:list-item>
        <text:list-item>
          <text:p text:style-name="P643"><text:span text:style-name="T644"><text:s/>FOSS</text:span><text:span text:style-name="T645">窓口は</text:span><text:span text:style-name="T646">FOSS</text:span><text:span text:style-name="T647">コンプライアンスの問</text:span><text:span text:style-name="T648">い</text:span><text:span text:style-name="T649">合</text:span><text:span text:style-name="T650">わ</text:span><text:span text:style-name="T651">せに対し</text:span><text:span text:style-name="T652">、</text:span><text:span text:style-name="T653">商業的に</text:span><text:span text:style-name="T654">合理的な努力を払って</text:span><text:span text:style-name="T655">対応すること。</text:span></text:p>
        </text:list-item>
        <text:list-item>
          <text:p text:style-name="P656"><text:span text:style-name="T657"><text:s/></text:span><text:span text:style-name="T658">電子的通信を通じ</text:span><text:span text:style-name="T659">て</text:span><text:span text:style-name="T660">FOSS</text:span><text:span text:style-name="T661">窓口にコンタクトする手段を公</text:span><text:span text:style-name="T662">的</text:span><text:span text:style-name="T663">に明らかに</text:span><text:span text:style-name="T664">すること。</text:span></text:p>
        </text:list-item>
      </text:list>
      <text:p text:style-name="P665"><text:span text:style-name="T666">適合</text:span><text:span text:style-name="T667">証跡：</text:span></text:p>
      <text:list text:style-name="WWNum5">
        <text:list-item>
          <text:p text:style-name="P668"><text:span text:style-name="T669">2.1.1 FOSS</text:span><text:span text:style-name="T670">窓口の</text:span><text:span text:style-name="T671">職制</text:span><text:span text:style-name="コメント参照"><office:annotation><dc:creator>Hiroyuki Fukuchi</dc:creator><dc:date>2017-03-31T13:25:00</dc:date><text:p text:style-name="コメント文字列">機能　としてはいかがでしょうか。</text:p></office:annotation></text:span><text:span text:style-name="T672">が（</text:span><text:span text:style-name="T673">電子メールアドレス</text:span><text:span text:style-name="T674">や</text:span><text:span text:style-name="T675">Linux Foundation</text:span><text:span text:style-name="T676">オープン</text:span><text:span text:style-name="T677"><text:s/></text:span><text:span text:style-name="T678">コンプライアンス</text:span><text:span text:style-name="T679"><text:s/></text:span><text:span text:style-name="T680">ディレクトリ</text:span><text:span text:style-name="T681">により</text:span><text:span text:style-name="T682">）</text:span><text:span text:style-name="T683">公的に明示されている。</text:span></text:p>
        </text:list-item>
        <text:list-item>
          <text:p text:style-name="P684">2.1.2 FOSSコンプライアンスの問い合わせに対応する責任者をアサインするための手続きが文書化されている。</text:p>
        </text:list-item>
      </text:list>
      <text:p text:style-name="P685">論拠:</text:p>
      <text:p text:style-name="P686">FOSSコンプライアンスの問い合わせについて、第三者がその組織にコンタクトできる合理的な手段があることを保証します。</text:p>
      <text:p text:style-name="P687">2.2<text:s/>組織内部におけるFOSSコンプライアンス履行担当者を明確にすること。</text:p>
      <text:list text:style-name="WWNum2">
        <text:list-item>
          <text:p text:style-name="P688"><text:s/>組織内部のFOSSコンプライアンスを管理する責任者をアサインすること。本FOSSコンプライアンス履行担当者はFOSS窓口を兼ねることができる。</text:p>
        </text:list-item>
        <text:list-item>
          <text:p text:style-name="P689"><text:s/>FOSSコンプライアンス管理に十分な活動資源が提供されていること。</text:p>
        </text:list-item>
      </text:list>
      <text:list text:style-name="WWNum3">
        <text:list-item>
          <text:p text:style-name="P690"><text:s/>職務を遂行するための時間が割り当てられている。</text:p>
        </text:list-item>
        <text:list-item>
          <text:p text:style-name="P691"><text:s/>商業的に合理的な予算が配分されている。</text:p>
        </text:list-item>
      </text:list>
      <text:list text:style-name="WWNum2">
        <text:list-item>
          <text:p text:style-name="P692"><text:s/>FOSSコンプライアンスのポリシーとプロセスを策定および維持するための責任者をアサインすること。</text:p>
        </text:list-item>
        <text:list-item>
          <text:p text:style-name="P693"><text:span text:style-name="T694"><text:s/>FOSS</text:span><text:span text:style-name="T695">コンプライアンス</text:span><text:span text:style-name="T696">の担当者</text:span><text:span text:style-name="T697">が</text:span><text:span text:style-name="T698">FOSS</text:span><text:span text:style-name="T699">コンプライアンスに</text:span><text:span text:style-name="T700">関する</text:span><text:span text:style-name="T701">法的な専門知識を（その組織内もしくは組織外で）獲得でき</text:span><text:span text:style-name="T702">ること。</text:span><text:span text:style-name="コメント参照"><office:annotation><dc:creator>Hiroyuki Fukuchi</dc:creator><dc:date>2017-03-31T13:36:00</dc:date><text:p text:style-name="コメント文字列">FOSSコンプライアンスに関連する法務の専門知識は、FOSSコンプライアンス機能によって利用可能である</text:p></office:annotation></text:span></text:p>
        </text:list-item>
        <text:list-item>
          <text:p text:style-name="P703"><text:span text:style-name="T704"><text:s/>FOSS</text:span><text:span text:style-name="T705">コンプライアンスに</text:span><text:span text:style-name="T706">関わる</text:span><text:span text:style-name="T707">諸問題</text:span><text:span text:style-name="T708">を</text:span><text:span text:style-name="T709">解決</text:span><text:span text:style-name="T710">する</text:span><text:span text:style-name="T711">ためにエスカレーション</text:span><text:span text:style-name="T712"><text:s/></text:span><text:span text:style-name="T713">パスが有効となって</text:span><text:span text:style-name="T714">いること</text:span><text:span text:style-name="T715">。</text:span></text:p>
        </text:list-item>
      </text:list>
      <text:p text:style-name="P716"><text:span text:style-name="T717">適合</text:span><text:span text:style-name="T718">証跡：</text:span></text:p>
      <text:list text:style-name="WWNum5">
        <text:list-item>
          <text:p text:style-name="P719"><text:span text:style-name="T720"><office:annotation><dc:creator>Mieko</dc:creator><dc:date>2017-03-28T16:22:00</dc:date><text:p text:style-name="P721"><text:span text:style-name="T722">この最初の</text:span><text:span text:style-name="T723">2</text:span><text:span text:style-name="T724">つの箇条書きだけ、表現</text:span><text:span text:style-name="T725">(</text:span><text:span text:style-name="T726">英語の文体</text:span><text:span text:style-name="T727">)</text:span><text:span text:style-name="T728">が異なる。</text:span></text:p></office:annotation></text:span><text:span text:style-name="T729">2.2.1 FOSS</text:span><text:span text:style-name="T730">コンプライアンス</text:span><text:span text:style-name="T731">を担当する</text:span><text:span text:style-name="T732">個人、グループ</text:span><text:span text:style-name="T733">また</text:span><text:span text:style-name="T734">は</text:span><text:span text:style-name="T735">職制の名が明示されている。</text:span></text:p>
        </text:list-item>
        <text:list-item>
          <text:p text:style-name="P736">2.2.2 FOSSコンプライアンスの担当者が利用可能な法的専門知識の情報源が特定されている。</text:p>
        </text:list-item>
        <text:list-item>
          <text:p text:style-name="P737">2.2.3 FOSSコンプライアンスの責任者をアサインする手続きが文書化されている。</text:p>
        </text:list-item>
        <text:list-item>
          <text:p text:style-name="P738">2.2.4<text:s/>問題の解決のためのエスカレーション<text:s/>パスを明確にした手続きが文書化されている。</text:p>
        </text:list-item>
      </text:list>
      <text:p text:style-name="P739">論拠:</text:p>
      <text:p text:style-name="P740"><text:s/>特定のFOSS責任者が効果的にアサインされていることを保証します。</text:p>
      <text:p text:style-name="P741"/>
      <text:h text:style-name="P742" text:outline-level="2"><text:bookmark-start text:name="_Toc476563269"/><text:bookmark-start text:name="__RefHeading__1217_563071832"/><text:soft-page-break/>G3: FOSSコンテンツのレビューと承認<text:bookmark-end text:name="_Toc476563269"/><text:bookmark-end text:name="__RefHeading__1217_563071832"/></text:h>
      <text:p text:style-name="P743"><text:span text:style-name="T744">3.1<text:s/></text:span><text:span text:style-name="T745">供給ソフトウェアに含まれるすべての</text:span><text:span text:style-name="T746">FOSS</text:span><text:span text:style-name="T747">コンポーネント（およびそれぞれの確認ライセンス）を特定し、追跡し、リストとして保管するプロセスが存在すること</text:span><text:span text:style-name="T748">。</text:span></text:p>
      <text:p text:style-name="P749"><text:span text:style-name="T750">適合</text:span><text:span text:style-name="T751">証跡：</text:span></text:p>
      <text:list text:style-name="WWNum5">
        <text:list-item>
          <text:p text:style-name="P752">3.1.1<text:s/>供給ソフトウェアに含まれるすべてのFOSSコンポーネントとそれらの確認ライセンスを特定し、追跡し、リストして保管するための手続きが文書化されている。</text:p>
        </text:list-item>
      </text:list>
      <text:p text:style-name="P753">論拠:</text:p>
      <text:p text:style-name="P754"><text:span text:style-name="T755">供給ソフトウェアを構</text:span><text:span text:style-name="T756">築</text:span><text:span text:style-name="T757">するために用いられるすべての</text:span><text:span text:style-name="T758">FOSS</text:span><text:span text:style-name="T759">コンポーネントを特定</text:span><text:span text:style-name="T760">および</text:span><text:span text:style-name="T761">リストするためのプロセスが存在することを</text:span><text:span text:style-name="T762">保証します。このインベントリー</text:span><text:span text:style-name="コメント参照"><office:annotation><dc:creator>Hiroyuki Fukuchi</dc:creator><dc:date>2017-03-31T13:41:00</dc:date><text:p text:style-name="コメント文字列">リストあるいは一覧表　としてはいかがでしょうか。</text:p></office:annotation></text:span><text:span text:style-name="T763">は、供給ソフトウェアに適用される</text:span><text:span text:style-name="T764">頒布</text:span><text:span text:style-name="T765">上の</text:span><text:span text:style-name="T766">義務や制約を理解するために、各</text:span><text:span text:style-name="T767">コンポーネントの</text:span><text:span text:style-name="T768">ライセンス条項</text:span><text:span text:style-name="T769">を</text:span><text:span text:style-name="T770">体系的</text:span><text:span text:style-name="T771">に</text:span><text:span text:style-name="T772">レビュー</text:span><text:span text:style-name="T773">できるようにサポートします。インベントリーの</text:span><text:span text:style-name="T774">記録は、そのプロセス</text:span><text:span text:style-name="T775">が実行されたこと</text:span><text:span text:style-name="T776">を示す確証として機能します。</text:span></text:p>
      <text:p text:style-name="P777"/>
      <text:p text:style-name="P778"><text:span text:style-name="T779">3.2 FOSS</text:span><text:span text:style-name="T780">コンプライアンス</text:span><text:span text:style-name="T781"><text:s/></text:span><text:span text:style-name="T782">プログラム</text:span><text:span text:style-name="T783">は、</text:span><text:span text:style-name="T784">ソフトウェア</text:span><text:span text:style-name="T785"><text:s/></text:span><text:span text:style-name="T786">スタッフが扱う供給ソフトウェアの代表</text:span><text:span text:style-name="T787">的な</text:span><text:span text:style-name="T788">FOSS</text:span><text:span text:style-name="T789">ユースケースに対応できること。</text:span><text:span text:style-name="T790">代表</text:span><text:span text:style-name="T791">的な</text:span><text:span text:style-name="T792">FOSS</text:span><text:span text:style-name="T793">ユースケースで</text:span><text:span text:style-name="T794">は、供給ソフトウェアに</text:span><text:span text:style-name="T795">以下のような</text:span><text:span text:style-name="T796">ものが含まれていることがある</text:span><text:span text:style-name="コメント参照"><office:annotation><dc:creator>Hiroyuki Fukuchi</dc:creator><dc:date>2017-03-31T13:49:00</dc:date><text:p text:style-name="コメント文字列">代表的なユースケースは以下のものが含まれる。</text:p></office:annotation></text:span><text:span text:style-name="T797">（</text:span><text:span text:style-name="T798">ただしこれらの</text:span><text:span text:style-name="T799">リストは網羅的で</text:span><text:span text:style-name="T800">は</text:span><text:span text:style-name="T801">な</text:span><text:span text:style-name="T802">い。また</text:span><text:span text:style-name="T803">組織によっては以下のユースケースが当てはまらないことも</text:span><text:span text:style-name="T804">あ</text:span><text:span text:style-name="T805">る）</text:span><text:span text:style-name="T806">。</text:span></text:p>
      <text:list text:style-name="WWNum2">
        <text:list-item>
          <text:p text:style-name="P807"><text:span text:style-name="T808"><text:s/></text:span><text:span text:style-name="T809">バイナリ</text:span><text:span text:style-name="T810">形式</text:span><text:span text:style-name="T811">で</text:span><text:span text:style-name="T812">頒布</text:span><text:span text:style-name="T813">されている</text:span><text:span text:style-name="コメント参照"><office:annotation><dc:creator>Hiroyuki Fukuchi</dc:creator><dc:date>2017-03-31T13:52:00</dc:date><text:p text:style-name="コメント文字列"/></office:annotation></text:span><text:span text:style-name="コメント参照"><office:annotation><dc:creator>Hiroyuki Fukuchi</dc:creator><dc:date>2017-03-31T13:52:00</dc:date><text:p text:style-name="コメント文字列">される</text:p></office:annotation></text:span></text:p>
        </text:list-item>
        <text:list-item>
          <text:p text:style-name="P814"><text:span text:style-name="T815"><text:s/></text:span><text:span text:style-name="T816">ソースコード</text:span><text:span text:style-name="T817">形式</text:span><text:span text:style-name="T818">で</text:span><text:span text:style-name="T819">頒布</text:span><text:span text:style-name="T820">されている</text:span><text:span text:style-name="コメント参照"><office:annotation><dc:creator>Hiroyuki Fukuchi</dc:creator><dc:date>2017-03-31T13:52:00</dc:date><text:p text:style-name="コメント文字列">される</text:p></office:annotation></text:span></text:p>
        </text:list-item>
        <text:list-item>
          <text:p text:style-name="P821"><text:span text:style-name="T822"><text:s/></text:span><text:span text:style-name="T823">コピーレフトの義務を生じうる他の</text:span><text:span text:style-name="T824">FOSS</text:span><text:span text:style-name="T825">と統合されている</text:span><text:span text:style-name="コメント参照"><office:annotation><dc:creator>Hiroyuki Fukuchi</dc:creator><dc:date>2017-03-31T13:51:00</dc:date><text:p text:style-name="コメント文字列">される</text:p></office:annotation></text:span></text:p>
        </text:list-item>
        <text:list-item>
          <text:p text:style-name="P826"><text:span text:style-name="T827"><text:s/></text:span><text:span text:style-name="T828">改変</text:span><text:span text:style-name="T829">された</text:span><text:span text:style-name="T830">FOSS</text:span><text:span text:style-name="T831">を含んでいる</text:span><text:span text:style-name="コメント参照"><office:annotation><dc:creator>Hiroyuki Fukuchi</dc:creator><dc:date>2017-03-31T13:51:00</dc:date><text:p text:style-name="コメント文字列">含む</text:p></office:annotation></text:span></text:p>
        </text:list-item>
        <text:list-item>
          <text:p text:style-name="P832"><text:span text:style-name="T833"><text:s/></text:span><text:span text:style-name="T834">供給ソフトウェア内</text:span><text:span text:style-name="T835">の</text:span><text:span text:style-name="T836">他</text:span><text:span text:style-name="T837">の</text:span><text:span text:style-name="T838">コンポーネントと</text:span><text:span text:style-name="T839">やりとりする両立性</text:span><text:span text:style-name="コメント参照"><office:annotation><dc:creator>Hiroyuki Fukuchi</dc:creator><dc:date>2017-03-31T13:53:00</dc:date><text:p text:style-name="コメント文字列">互換性</text:p></office:annotation></text:span><text:span text:style-name="T840">のないライセンス下の</text:span><text:span text:style-name="T841">FOSS</text:span><text:span text:style-name="T842">やその他のソフトウェ</text:span><text:span text:style-name="T843">アを含んでいる</text:span><text:span text:style-name="コメント参照"><office:annotation><dc:creator>Hiroyuki Fukuchi</dc:creator><dc:date>2017-03-31T13:52:00</dc:date><text:p text:style-name="コメント文字列">含む</text:p></office:annotation></text:span></text:p>
        </text:list-item>
        <text:list-item>
          <text:p text:style-name="P844"><text:span text:style-name="T845"><text:s/></text:span><text:span text:style-name="T846">帰属要求のある</text:span><text:span text:style-name="T847">FOSS</text:span><text:span text:style-name="T848">を含んでいる</text:span><text:span text:style-name="T849"><office:annotation><dc:creator>Mieko</dc:creator><dc:date>2017-03-29T11:21:00</dc:date><text:p text:style-name="P850"><text:span text:style-name="T851">このカッコ内の文は残すのか？</text:span></text:p></office:annotation></text:span><text:span text:style-name="T852">（謝辞やクレディットの掲載を要する可能性がある）</text:span><text:span text:style-name="T853">。</text:span></text:p>
        </text:list-item>
      </text:list>
      <text:p text:style-name="P854"><text:span text:style-name="T855">適合</text:span><text:span text:style-name="T856">証跡：</text:span></text:p>
      <text:list text:style-name="WWNum5">
        <text:list-item>
          <text:p text:style-name="P857">3.2.1<text:s/>ソフトウェア<text:s/>スタッフが扱う供給ソフトウェアの代表的なFOSSユースケースに対応するためのプロセスが整備されている。</text:p>
        </text:list-item>
      </text:list>
      <text:p text:style-name="P858"/>
      <text:p text:style-name="P859">論拠:</text:p>
      <text:p text:style-name="P860">組織の業務の結果である代表的なユースケースに対応できる十分堅固なFOSSプログラムになります。</text:p>
      <text:p text:style-name="P861"/>
      <text:h text:style-name="P862" text:outline-level="2"><text:bookmark-start text:name="__RefHeading__1219_563071832"/><text:bookmark-start text:name="_Toc476563270"/><text:soft-page-break/><text:span text:style-name="T863">G4: FOSS</text:span><text:span text:style-name="T864">コンテンツ</text:span><text:span text:style-name="T865"><text:s/></text:span><text:span text:style-name="T866">ドキュメント</text:span><text:span text:style-name="T867">とコンプライアンス証跡資料の</text:span><text:span text:style-name="T868">頒布</text:span><text:bookmark-end text:name="__RefHeading__1219_563071832"/><text:bookmark-end text:name="_Toc476563270"/></text:h>
      <text:p text:style-name="P869"><text:span text:style-name="T870">4.1<text:s/></text:span><text:span text:style-name="T871">供給</text:span><text:span text:style-name="T872">ソフトウェア</text:span><text:span text:style-name="T873">の</text:span><text:span text:style-name="T874">確認ライセンスに応じ</text:span><text:span text:style-name="T875">て</text:span><text:span text:style-name="T876">要求される、以下の</text:span><text:span text:style-name="T877">頒布</text:span><text:span text:style-name="T878">用</text:span><text:span text:style-name="T879">コンプライアンス</text:span><text:span text:style-name="T880">証跡資料</text:span><text:span text:style-name="T881">が用意されていること（</text:span><text:span text:style-name="T882">ただし、この限りではない</text:span><text:span text:style-name="T883">）</text:span><text:span text:style-name="T884">。</text:span></text:p>
      <text:list text:style-name="WWNum2">
        <text:list-item>
          <text:p text:style-name="P885"><text:s/>著作権告知</text:p>
        </text:list-item>
        <text:list-item>
          <text:p text:style-name="P886"><text:s/>確認ライセンスの写し</text:p>
        </text:list-item>
        <text:list-item>
          <text:p text:style-name="P887"><text:s/>改変告知</text:p>
        </text:list-item>
        <text:list-item>
          <text:p text:style-name="P888"><text:s/>帰属告知</text:p>
        </text:list-item>
        <text:list-item>
          <text:p text:style-name="P889"><text:s/>重要事項の告知</text:p>
        </text:list-item>
        <text:list-item>
          <text:p text:style-name="P890"><text:s/>ソースコード</text:p>
        </text:list-item>
        <text:list-item>
          <text:p text:style-name="P891"><text:s/>必要なビルド手順とスクリプト</text:p>
        </text:list-item>
        <text:list-item>
          <text:p text:style-name="P892"><text:s/>書面による提供</text:p>
        </text:list-item>
      </text:list>
      <text:p text:style-name="P893"><text:span text:style-name="T894">適合</text:span><text:span text:style-name="T895">証跡：</text:span></text:p>
      <text:list text:style-name="WWNum5" text:continue-numbering="true">
        <text:list-item>
          <text:list>
            <text:list-item>
              <text:p text:style-name="P896"><text:span text:style-name="T897"><office:annotation><dc:creator>Kunai Takashi</dc:creator><dc:date>2017-03-23T15:51:00</dc:date><text:p text:style-name="P898"><text:span text:style-name="T899">箇条書き図形が変わってしまいました。</text:span></text:p></office:annotation></text:span><text:span text:style-name="T900">4.1.1<text:s/></text:span><text:span text:style-name="T901">確認ライセンス</text:span><text:span text:style-name="T902">の</text:span><text:span text:style-name="T903">要求</text:span><text:span text:style-name="T904">に基づいて、</text:span><text:span text:style-name="T905">コンプライアンス</text:span><text:span text:style-name="T906">証跡資料</text:span><text:span text:style-name="T907">が供給ソフトウェアとともに</text:span><text:span text:style-name="T908">頒布</text:span><text:span text:style-name="T909">されることを確実にするためのプロセスを</text:span><text:span text:style-name="T910">説明した手続きが</text:span><text:span text:style-name="T911">文書化され</text:span><text:span text:style-name="T912">ている。</text:span></text:p>
            </text:list-item>
            <text:list-item>
              <text:p text:style-name="P913"><text:span text:style-name="T914">4.1.2<text:s/></text:span><text:span text:style-name="T915">供給ソフトウェアに</text:span><text:span text:style-name="T916">関する</text:span><text:span text:style-name="T917">頒布</text:span><text:span text:style-name="T918">用</text:span><text:span text:style-name="T919">コンプライアンス</text:span><text:span text:style-name="T920">証跡資料</text:span><text:span text:style-name="T921">の</text:span><text:span text:style-name="T922">コピーが</text:span><text:span text:style-name="T923">慎重</text:span><text:span text:style-name="T924">に</text:span><text:span text:style-name="コメント参照"><office:annotation><dc:creator>Hiroyuki Fukuchi</dc:creator><dc:date>2017-03-31T14:09:00</dc:date><text:p text:style-name="コメント文字列">原文に無いのでは</text:p></office:annotation></text:span><text:span text:style-name="T925">保管され、容易に</text:span><text:span text:style-name="T926">取り出すことができる</text:span><text:span text:style-name="T927">（法的</text:span><text:span text:style-name="T928">告知</text:span><text:span text:style-name="T929">、ソースコード</text:span><text:span text:style-name="T930">、</text:span><text:span text:style-name="T931">SPDX</text:span><text:span text:style-name="T932">ドキュメント</text:span><text:span text:style-name="T933">など</text:span><text:span text:style-name="T934">）。</text:span><text:span text:style-name="T935">また、少なくとも</text:span><text:span text:style-name="T936">当該</text:span><text:span text:style-name="T937">供給</text:span><text:span text:style-name="T938">ソフトウェアが</text:span><text:span text:style-name="T939">提供され続けている</text:span><text:span text:style-name="T940">期間、</text:span><text:span text:style-name="T941">または</text:span><text:span text:style-name="T942">確認ライセンスが要求する期間（いずれか長い方の期間）は、本保管物が存在する</text:span><text:span text:style-name="T943">ように立案さ</text:span><text:span text:style-name="T944">れ</text:span><text:span text:style-name="T945">ている。</text:span></text:p>
            </text:list-item>
          </text:list>
        </text:list-item>
      </text:list>
      <text:p text:style-name="P946">論拠:</text:p>
      <text:p text:style-name="P947"><text:span text:style-name="T948">供給ソフトウェアを統制</text:span><text:span text:style-name="T949">する</text:span><text:span text:style-name="コメント参照"><office:annotation><dc:creator>Hiroyuki Fukuchi</dc:creator><dc:date>2017-03-31T14:17:00</dc:date><text:p text:style-name="コメント文字列">に適用される　というのはいかがでしょうか</text:p></office:annotation></text:span><text:span text:style-name="T950">確認ライセンス</text:span><text:span text:style-name="T951">の</text:span><text:span text:style-name="T952">要求</text:span><text:span text:style-name="T953">に基づいて、</text:span><text:span text:style-name="T954">コンプライアンス</text:span><text:span text:style-name="T955">証跡資料が完備</text:span><text:span text:style-name="T956">され、供給ソフトウェアに</text:span><text:span text:style-name="T957">添付されること</text:span><text:span text:style-name="T958">を保証します。</text:span></text:p>
      <text:p text:style-name="P959"/>
      <text:h text:style-name="P960" text:outline-level="2"><text:bookmark-start text:name="__RefHeading__1221_563071832"/><text:bookmark-start text:name="_Toc476563271"/><text:soft-page-break/><text:span text:style-name="T961">G5: FOSS</text:span><text:span text:style-name="T962">コミュニティ</text:span><text:span text:style-name="T963">へ</text:span><text:span text:style-name="T964">の（積極的な）関わり方</text:span><text:span text:style-name="T965">の</text:span><text:span text:style-name="T966">理解</text:span><text:bookmark-end text:name="__RefHeading__1221_563071832"/><text:bookmark-end text:name="_Toc476563271"/></text:h>
      <text:p text:style-name="P967"><text:span text:style-name="T968">5.1<text:s/></text:span><text:span text:style-name="T969">公的に</text:span><text:span text:style-name="T970">アクセス</text:span><text:span text:style-name="T971">可能な</text:span><text:span text:style-name="T972">FOSS</text:span><text:span text:style-name="T973">プロジェクト</text:span><text:span text:style-name="T974">に対し、</text:span><text:span text:style-name="T975">従業員がその企業を代表してコントリビュー</text:span><text:span text:style-name="T976">ト</text:span><text:span text:style-name="T977">することを統制する</text:span><text:span text:style-name="コメント参照"><office:annotation><dc:creator>Hiroyuki Fukuchi</dc:creator><dc:date>2017-03-31T14:18:00</dc:date><text:p text:style-name="コメント文字列">に適用される　というのはいかがでしょうか</text:p></office:annotation></text:span><text:span text:style-name="T978">ポリシーが文書化され</text:span><text:span text:style-name="T979">ており、最低限、それが</text:span><text:span text:style-name="T980">組織内に</text:span><text:span text:style-name="T981">周知されてい</text:span><text:span text:style-name="T982">ること</text:span><text:span text:style-name="T983">。</text:span></text:p>
      <text:p text:style-name="P984"><text:span text:style-name="T985">適合</text:span><text:span text:style-name="T986">証跡：</text:span></text:p>
      <text:list text:style-name="WWNum5">
        <text:list-item>
          <text:p text:style-name="P987">5.1.1<text:s/>FOSSコントリビューション<text:s/>ポリシーが文書化されている。</text:p>
        </text:list-item>
        <text:list-item>
          <text:p text:style-name="P988">5.1.2 FOSSコントリビューション<text:s/>ポリシーの存在を（トレーニングや社内Wikiなどの実践的なコミュニケーションを通じて）すべてのソフトウェア<text:s/>スタッフに認知させる手続きが文書化されている。</text:p>
        </text:list-item>
      </text:list>
      <text:p text:style-name="P989">論拠:</text:p>
      <text:p text:style-name="P990"><text:span text:style-name="T991">FOSS</text:span><text:span text:style-name="T992">への公的な</text:span><text:span text:style-name="T993">コントリビューションに関</text:span><text:span text:style-name="T994">するポリシーの作成</text:span><text:span text:style-name="T995">について</text:span><text:span text:style-name="T996">、組織が十分な</text:span><text:span text:style-name="T997">検討を行</text:span><text:span text:style-name="T998">う</text:span><text:span text:style-name="T999">ことを</text:span><text:span text:style-name="T1000">保証します。</text:span><text:span text:style-name="T1001">FOSS</text:span><text:span text:style-name="T1002">コントリビューション</text:span><text:span text:style-name="T1003"><text:s/></text:span><text:span text:style-name="T1004">ポリシーは、組織全体の</text:span><text:span text:style-name="T1005">FOSS</text:span><text:span text:style-name="T1006">ポリシーの一部として</text:span><text:span text:style-name="T1007">策定することも</text:span><text:span text:style-name="T1008">、独立したポリシーとして</text:span><text:span text:style-name="T1009">策定することも</text:span><text:span text:style-name="T1010">可能です。コントリビューションが</text:span><text:span text:style-name="T1011">まった</text:span><text:span text:style-name="T1012">く許容されていない状況の場合は、その立場を明確に示すポリシー</text:span><text:span text:style-name="T1013">の</text:span><text:span text:style-name="T1014">存在が</text:span><text:span text:style-name="T1015">必要です。</text:span></text:p>
      <text:p text:style-name="P1016">5.2 FOSSコントリビューション<text:s/>ポリシーがコントリビューションを許容するものである場合、コントリビューションがFOSSコントリビューション<text:s/>ポリシーに忠実に従っていることを確認するために、以下の検討事項を含むプロセスが存在していること（ただし、この限りではない）。</text:p>
      <text:list text:style-name="WWNum5" text:continue-numbering="true">
        <text:list-item>
          <text:p text:style-name="P1017"><text:span text:style-name="T1018"><text:s/></text:span><text:span text:style-name="T1019"><office:annotation><dc:creator>Kunai Takashi</dc:creator><dc:date>2017-03-23T15:53:00</dc:date><text:p text:style-name="P1020"><text:span text:style-name="T1021">箇条書き図形を</text:span><text:span text:style-name="T1022">■</text:span><text:span text:style-name="T1023">に。</text:span></text:p></office:annotation></text:span><text:span text:style-name="T1024">ライセンスに関する検討結果</text:span><text:span text:style-name="T1025">に対する</text:span><text:span text:style-name="T1026">法務面での承認</text:span></text:p>
        </text:list-item>
        <text:list-item>
          <text:p text:style-name="P1027"><text:s/>ビジネス面での合理的根拠、もしくは承認</text:p>
        </text:list-item>
        <text:list-item>
          <text:p text:style-name="P1028"><text:s/>コントリビューションの対象となるコードの技術的レビュー</text:p>
        </text:list-item>
        <text:list-item>
          <text:p text:style-name="P1029"><text:s/>コミュニティへの積極的参加および関わり方。たとえばプロジェクトの行動規範（Code of<text:s/>Conduct）もしくはそれと同等のものなど</text:p>
        </text:list-item>
        <text:list-item>
          <text:p text:style-name="P1030"><text:span text:style-name="T1031"><text:s/></text:span><text:span text:style-name="T1032">プロジェクト固有のコントリビューション要</text:span><text:span text:style-name="T1033">件</text:span><text:span text:style-name="T1034">の</text:span><text:span text:style-name="T1035">遵守</text:span><text:span text:style-name="T1036"><office:annotation><dc:creator>Mieko</dc:creator><dc:date>2017-03-29T09:56:00</dc:date><text:p text:style-name="P1037"><text:span text:style-name="T1038">従来</text:span><text:span text:style-name="T1039">LFJ</text:span><text:span text:style-name="T1040">では（大手新聞社や</text:span><text:span text:style-name="T1041">NHK</text:span><text:span text:style-name="T1042">に倣い）「順守」という字を採用していました。</text:span></text:p><text:p text:style-name="P1043"><text:span text:style-name="T1044">ただし教科書や公用文では「遵守」が使われているようですので、こちらでいきましょう。</text:span></text:p></office:annotation></text:span></text:p>
        </text:list-item>
      </text:list>
      <text:p text:style-name="P1045"><text:span text:style-name="T1046">適合</text:span><text:span text:style-name="T1047">証跡：</text:span></text:p>
      <text:list text:style-name="WWNum5" text:continue-numbering="true">
        <text:list-item>
          <text:p text:style-name="P1048">5.2.1 FOSSコントリビューション<text:s/>ポリシーがコントリビューションを許容するものである場合、FOSSコントリビューションのプロセスを記載した手続きの文書が存在する。</text:p>
        </text:list-item>
      </text:list>
      <text:p text:style-name="P1049">論拠:</text:p>
      <text:p text:style-name="P1050">組織が公的にFOSSにコントリビュートする方法について文書化されたプロセスを有していることを保証します。コントリビューションが許容されてない場合においても、ポリシーは存在した方がよいでしょう。そのような状況においては、具体的な行動のプロセスは存在しないと理解され、本要件が満たされたことになります。</text:p>
      <text:p text:style-name="P1051"/>
      <text:h text:style-name="P1052" text:outline-level="2"><text:bookmark-start text:name="_Toc476563272"/><text:bookmark-start text:name="__RefHeading__1223_563071832"/><text:soft-page-break/><text:span text:style-name="T1053">G6: OpenChain</text:span><text:span text:style-name="T1054">要件</text:span><text:span text:style-name="T1055">適合の</text:span><text:span text:style-name="T1056">認定</text:span><text:bookmark-end text:name="_Toc476563272"/><text:bookmark-end text:name="__RefHeading__1223_563071832"/></text:h>
      <text:p text:style-name="P1057"><text:span text:style-name="T1058">6.1<text:s/></text:span><text:span text:style-name="T1059">組織が</text:span><text:span text:style-name="T1060">OpenChain</text:span><text:span text:style-name="T1061">に</text:span><text:span text:style-name="T1062">適合していると</text:span><text:span text:style-name="T1063">認定されるためには、本</text:span><text:span text:style-name="T1064">OpenChain</text:span><text:span text:style-name="T1065">適合仕様書第</text:span><text:span text:style-name="T1066">1.0</text:span><text:span text:style-name="T1067">版に記載された基準を満たす</text:span><text:span text:style-name="T1068">FOSS</text:span><text:span text:style-name="T1069">コンプライアンス</text:span><text:span text:style-name="T1070"><text:s/></text:span><text:span text:style-name="T1071">プログラムを有していることを確認</text:span><text:span text:style-name="T1072">する必要がある</text:span><text:span text:style-name="T1073">。</text:span></text:p>
      <text:p text:style-name="P1074"><text:span text:style-name="T1075">適合</text:span><text:span text:style-name="T1076">証跡</text:span><text:span text:style-name="T1077">：</text:span></text:p>
      <text:list text:style-name="WWNum5">
        <text:list-item>
          <text:p text:style-name="P1078">6.1.1<text:s/>その組織に本OpenChain適合仕様書第1.0版の要件を満たしたコンプライアンス<text:s/>プログラムが存在することを確認する。</text:p>
        </text:list-item>
      </text:list>
      <text:p text:style-name="P1079">論拠:</text:p>
      <text:p text:style-name="P1080"><text:span text:style-name="T1081"><text:s/></text:span><text:span text:style-name="T1082">組織が</text:span><text:span text:style-name="T1083">OpenChain</text:span><text:span text:style-name="T1084">に適合した</text:span><text:span text:style-name="T1085">コンプライアンス</text:span><text:span text:style-name="T1086"><text:s/></text:span><text:span text:style-name="T1087">プログラムを有していると宣言した場合</text:span><text:span text:style-name="T1088">は</text:span><text:span text:style-name="T1089">、当該プログラムが本仕様書のすべての要件を満たしていることを</text:span><text:span text:style-name="T1090">保証する必要があり</text:span><text:span text:style-name="T1091">ます。これら</text:span><text:span text:style-name="T1092">の</text:span><text:span text:style-name="T1093">要件</text:span><text:span text:style-name="T1094">に</text:span><text:span text:style-name="T1095">部分的</text:span><text:span text:style-name="T1096">に準拠しているだけ</text:span><text:span text:style-name="T1097">では</text:span><text:span text:style-name="T1098">OpenChain</text:span><text:span text:style-name="T1099">適合認定</text:span><text:span text:style-name="T1100">を保証するに十分なものと</text:span><text:span text:style-name="T1101">は</text:span><text:span text:style-name="T1102">みな</text:span><text:span text:style-name="T1103">され</text:span><text:span text:style-name="T1104">ません。</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Ｐ明朝" svg:font-family="ＭＳ Ｐ明朝" style:font-family-generic="roman" style:font-pitch="variable" svg:panose-1="2 2 6 0 4 2 5 8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Mangal" svg:font-family="Mangal" style:font-family-generic="roman" style:font-pitch="variable" svg:panose-1="2 4 5 3 5 2 3 3 2 2"/>
    <style:font-face style:name="ＭＳ 明朝" svg:font-family="ＭＳ 明朝" style:font-family-generic="roman" style:font-pitch="fixed" svg:panose-1="2 2 6 9 4 2 5 8 3 4"/>
    <style:font-face style:name="OpenSymbol" svg:font-family="OpenSymbol" style:font-family-generic="system"/>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Meiryo UI" svg:font-family="Meiryo UI" style:font-family-generic="modern" style:font-pitch="variable" svg:panose-1="2 11 6 4 3 5 4 4 2 4"/>
    <style:font-face style:name="Yu Gothic UI" svg:font-family="Yu Gothic UI" style:font-family-generic="swiss"/>
    <style:font-face style:name="ＭＳ ゴシック" svg:font-family="ＭＳ ゴシック"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Ｐ明朝"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Standard" style:next-style-name="Textbody" style:default-outline-level="1">
      <style:paragraph-properties fo:keep-with-next="always" fo:margin-top="0.125in" fo:margin-bottom="0.125in"/>
      <style:text-properties style:font-name-complex="Arial" fo:font-weight="bold" style:font-weight-asian="bold" fo:color="#1F4E79" fo:font-size="14pt" style:font-size-asian="14pt" style:font-size-complex="12pt" fo:hyphenate="false"/>
    </style:style>
    <style:style style:name="見出し2" style:display-name="見出し 2" style:family="paragraph" style:parent-style-name="Standard" style:next-style-name="Textbody" style:default-outline-level="2">
      <style:paragraph-properties fo:keep-with-next="always"/>
      <style:text-properties style:font-name="Arial" fo:font-weight="bold" style:font-weight-asian="bold" fo:color="#2E74B5" fo:font-size="11pt" style:font-size-asian="11pt" fo:hyphenate="false"/>
    </style:style>
    <style:style style:name="標準" style:display-name="標準" style:family="paragraph">
      <style:paragraph-properties fo:text-align="justify"/>
      <style:text-properties fo:hyphenate="false"/>
    </style:style>
    <style:style style:name="段落フォント" style:display-name="段落フォント"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ＭＳ Ｐゴシック"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一覧" style:display-name="一覧" style:family="paragraph" style:parent-style-name="Textbody">
      <style:text-properties style:font-name-complex="Mangal" fo:hyphenate="false"/>
    </style:style>
    <style:style style:name="図表番号" style:display-name="図表番号"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リスト段落" style:display-name="リスト段落" style:family="paragraph" style:parent-style-name="Standard">
      <style:paragraph-properties fo:margin-left="0.5833in">
        <style:tab-stops/>
      </style:paragraph-properties>
      <style:text-properties fo:hyphenate="false"/>
    </style:style>
    <style:style style:name="ヘッダー" style:display-name="ヘッダー"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フッター" style:display-name="フッター"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Contents1" style:display-name="Contents 1" style:family="paragraph" style:parent-style-name="Standard">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Standard">
      <style:paragraph-properties fo:margin-left="0.1458in">
        <style:tab-stops>
          <style:tab-stop style:type="right" style:leader-style="dotted" style:leader-text="." style:position="6.4965in"/>
        </style:tab-stops>
      </style:paragraph-properties>
      <style:text-properties fo:hyphenate="false"/>
    </style:style>
    <style:style style:name="吹き出し" style:display-name="吹き出し" style:family="paragraph" style:parent-style-name="Standard">
      <style:text-properties style:font-name="Arial" fo:font-size="9pt" style:font-size-asian="9pt" style:font-size-complex="9pt" fo:hyphenate="false"/>
    </style:style>
    <style:style style:name="見出し1文字" style:display-name="見出し 1 (文字)" style:family="text" style:parent-style-name="段落フォント">
      <style:text-properties style:font-name-complex="Arial" fo:font-weight="bold" style:font-weight-asian="bold" fo:color="#1F4E79" fo:font-size="14pt" style:font-size-asian="14pt" style:font-size-complex="12pt"/>
    </style:style>
    <style:style style:name="ヘッダー文字" style:display-name="ヘッダー (文字)" style:family="text" style:parent-style-name="段落フォント"/>
    <style:style style:name="フッター文字" style:display-name="フッター (文字)" style:family="text" style:parent-style-name="段落フォント"/>
    <style:style style:name="見出し2文字" style:display-name="見出し 2 (文字)" style:family="text" style:parent-style-name="段落フォント">
      <style:text-properties style:font-name="Arial" fo:font-weight="bold" style:font-weight-asian="bold" fo:color="#2E74B5" fo:font-size="11pt" style:font-size-asian="11pt"/>
    </style:style>
    <style:style style:name="Internetlink" style:display-name="Internet link" style:family="text" style:parent-style-name="段落フォント">
      <style:text-properties fo:color="#0563C1" style:text-underline-type="single" style:text-underline-style="solid" style:text-underline-width="auto" style:text-underline-mode="continuous" style:text-underline-color="font-color"/>
    </style:style>
    <style:style style:name="吹き出し文字" style:display-name="吹き出し (文字)" style:family="text" style:parent-style-name="段落フォント">
      <style:text-properties style:font-name="Arial" fo:font-size="9pt" style:font-size-asian="9pt" style:font-size-complex="9pt"/>
    </style:style>
    <style:style style:name="ListLabel1" style:display-name="ListLabel 1" style:family="text">
      <style:text-properties style:font-name-asian="ＭＳ 明朝"/>
    </style:style>
    <style:style style:name="ListLabel2" style:display-name="ListLabel 2" style:family="text">
      <style:text-properties style:font-name-complex="Arial"/>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text:list-style style:name="WWNum1" style:display-name="WWNum1">
      <text:list-level-style-bullet text:level="1" text:style-name="WW_CharLFO1LVL1" text:bullet-char="">
        <style:list-level-properties/>
        <style:text-properties style:font-name="Wingdings"/>
      </text:list-level-style-bullet>
      <text:list-level-style-bullet text:level="2" text:style-name="WW_CharLFO1LVL2" text:bullet-char="">
        <style:list-level-properties/>
        <style:text-properties style:font-name="Wingdings"/>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Wingdings"/>
      </text:list-level-style-bullet>
      <text:list-level-style-bullet text:level="5" text:style-name="WW_CharLFO1LVL5" text:bullet-char="">
        <style:list-level-properties/>
        <style:text-properties style:font-name="Wingdings"/>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Wingdings"/>
      </text:list-level-style-bullet>
      <text:list-level-style-bullet text:level="8" text:style-name="WW_CharLFO1LVL8" text:bullet-char="">
        <style:list-level-properties/>
        <style:text-properties style:font-name="Wingdings"/>
      </text:list-level-style-bullet>
      <text:list-level-style-bullet text:level="9" text:style-name="WW_CharLFO1LVL9" text:bullet-char="">
        <style:list-level-properties/>
        <style:text-properties style:font-name="Wingdings"/>
      </text:list-level-style-bullet>
    </text:list-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text:list-style style:name="WWNum2" style:display-name="WWNum2">
      <text:list-level-style-bullet text:level="1" text:style-name="WW_CharLFO2LVL1" text:bullet-char="">
        <style:list-level-properties/>
        <style:text-properties style:font-name="Wingdings"/>
      </text:list-level-style-bullet>
      <text:list-level-style-bullet text:level="2" text:style-name="WW_CharLFO2LVL2" text:bullet-char="">
        <style:list-level-properties/>
        <style:text-properties style:font-name="Wingdings"/>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Wingdings"/>
      </text:list-level-style-bullet>
      <text:list-level-style-bullet text:level="5" text:style-name="WW_CharLFO2LVL5" text:bullet-char="">
        <style:list-level-properties/>
        <style:text-properties style:font-name="Wingdings"/>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Wingdings"/>
      </text:list-level-style-bullet>
      <text:list-level-style-bullet text:level="8" text:style-name="WW_CharLFO2LVL8" text:bullet-char="">
        <style:list-level-properties/>
        <style:text-properties style:font-name="Wingdings"/>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ＭＳ 明朝" style:font-name-asian="ＭＳ 明朝"/>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text:list-style style:name="WWNum3" style:display-name="WWNum3">
      <text:list-level-style-bullet text:level="1" text:style-name="WW_CharLFO3LVL1" text:bullet-char="◌">
        <style:list-level-properties/>
        <style:text-properties style:font-name="ＭＳ 明朝"/>
      </text:list-level-style-bullet>
      <text:list-level-style-bullet text:level="2" text:style-name="WW_CharLFO3LVL2" text:bullet-char="">
        <style:list-level-properties/>
        <style:text-properties style:font-name="Wingdings"/>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Wingdings"/>
      </text:list-level-style-bullet>
      <text:list-level-style-bullet text:level="5" text:style-name="WW_CharLFO3LVL5" text:bullet-char="">
        <style:list-level-properties/>
        <style:text-properties style:font-name="Wingdings"/>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Wingdings"/>
      </text:list-level-style-bullet>
      <text:list-level-style-bullet text:level="8" text:style-name="WW_CharLFO3LVL8" text:bullet-char="">
        <style:list-level-properties/>
        <style:text-properties style:font-name="Wingdings"/>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Wingdings" style:font-name-complex="Arial"/>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text:list-style style:name="WWNum4" style:display-name="WWNum4">
      <text:list-level-style-bullet text:level="1" text:style-name="WW_CharLFO4LVL1" text:bullet-char="">
        <style:list-level-properties/>
        <style:text-properties style:font-name="Wingdings"/>
      </text:list-level-style-bullet>
      <text:list-level-style-bullet text:level="2" text:style-name="WW_CharLFO4LVL2" text:bullet-char="">
        <style:list-level-properties/>
        <style:text-properties style:font-name="Wingdings"/>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Wingdings"/>
      </text:list-level-style-bullet>
      <text:list-level-style-bullet text:level="5" text:style-name="WW_CharLFO4LVL5" text:bullet-char="">
        <style:list-level-properties/>
        <style:text-properties style:font-name="Wingdings"/>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Wingdings"/>
      </text:list-level-style-bullet>
      <text:list-level-style-bullet text:level="8" text:style-name="WW_CharLFO4LVL8" text:bullet-char="">
        <style:list-level-properties/>
        <style:text-properties style:font-name="Wingdings"/>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Wingdings" style:font-name-asian="ＭＳ 明朝"/>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Wingdings"/>
    </style:style>
    <style:style style:name="WW_CharLFO5LVL5" style:family="text">
      <style:text-properties style:font-name="Wingdings"/>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Wingdings"/>
    </style:style>
    <style:style style:name="WW_CharLFO5LVL9" style:family="text">
      <style:text-properties style:font-name="Wingdings"/>
    </style:style>
    <text:list-style style:name="WWNum5" style:display-name="WWNum5">
      <text:list-level-style-bullet text:level="1" text:style-name="WW_CharLFO5LVL1" text:bullet-char="">
        <style:list-level-properties/>
        <style:text-properties style:font-name="Wingdings"/>
      </text:list-level-style-bullet>
      <text:list-level-style-bullet text:level="2" text:style-name="WW_CharLFO5LVL2" text:bullet-char="">
        <style:list-level-properties/>
        <style:text-properties style:font-name="Wingdings"/>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Wingdings"/>
      </text:list-level-style-bullet>
      <text:list-level-style-bullet text:level="5" text:style-name="WW_CharLFO5LVL5" text:bullet-char="">
        <style:list-level-properties/>
        <style:text-properties style:font-name="Wingdings"/>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Wingdings"/>
      </text:list-level-style-bullet>
      <text:list-level-style-bullet text:level="8" text:style-name="WW_CharLFO5LVL8" text:bullet-char="">
        <style:list-level-properties/>
        <style:text-properties style:font-name="Wingdings"/>
      </text:list-level-style-bullet>
      <text:list-level-style-bullet text:level="9" text:style-name="WW_CharLFO5LVL9" text:bullet-char="">
        <style:list-level-properties/>
        <style:text-properties style:font-name="Wingdings"/>
      </text:list-level-style-bullet>
    </text:list-style>
    <style:style style:name="コメント文字列" style:display-name="コメント文字列" style:family="paragraph" style:parent-style-name="標準">
      <style:paragraph-properties fo:text-align="start"/>
      <style:text-properties fo:hyphenate="false"/>
    </style:style>
    <style:style style:name="コメント文字列文字" style:display-name="コメント文字列 (文字)" style:family="text" style:parent-style-name="段落フォント"/>
    <style:style style:name="コメント参照" style:display-name="コメント参照" style:family="text" style:parent-style-name="段落フォント">
      <style:text-properties fo:font-size="9pt" style:font-size-asian="9pt" style:font-size-complex="9pt"/>
    </style:style>
    <style:style style:name="コメント内容" style:display-name="コメント内容" style:family="paragraph" style:parent-style-name="コメント文字列" style:next-style-name="コメント文字列">
      <style:text-properties fo:font-weight="bold" style:font-weight-asian="bold" style:font-weight-complex="bold" fo:hyphenate="false"/>
    </style:style>
    <style:style style:name="コメント内容文字" style:display-name="コメント内容 (文字)" style:family="text" style:parent-style-name="コメント文字列文字">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9LVL1" style:family="text">
      <style:text-properties style:font-name="StarSymbol" style:font-name-asian="OpenSymbol" style:font-name-complex="OpenSymbol"/>
    </style:style>
    <style:style style:name="WW_CharLFO9LVL2" style:family="text">
      <style:text-properties style:font-name="StarSymbol" style:font-name-asian="OpenSymbol" style:font-name-complex="OpenSymbol"/>
    </style:style>
    <style:style style:name="WW_CharLFO9LVL3" style:family="text">
      <style:text-properties style:font-name="StarSymbol" style:font-name-asian="OpenSymbol" style:font-name-complex="OpenSymbol"/>
    </style:style>
    <style:style style:name="WW_CharLFO9LVL4" style:family="text">
      <style:text-properties style:font-name="StarSymbol" style:font-name-asian="OpenSymbol" style:font-name-complex="OpenSymbol"/>
    </style:style>
    <style:style style:name="WW_CharLFO9LVL5" style:family="text">
      <style:text-properties style:font-name="StarSymbol" style:font-name-asian="OpenSymbol" style:font-name-complex="OpenSymbol"/>
    </style:style>
    <style:style style:name="WW_CharLFO9LVL6" style:family="text">
      <style:text-properties style:font-name="StarSymbol" style:font-name-asian="OpenSymbol" style:font-name-complex="OpenSymbol"/>
    </style:style>
    <style:style style:name="WW_CharLFO9LVL7" style:family="text">
      <style:text-properties style:font-name="StarSymbol" style:font-name-asian="OpenSymbol" style:font-name-complex="OpenSymbol"/>
    </style:style>
    <style:style style:name="WW_CharLFO9LVL8" style:family="text">
      <style:text-properties style:font-name="StarSymbol" style:font-name-asian="OpenSymbol" style:font-name-complex="OpenSymbol"/>
    </style:style>
    <style:style style:name="WW_CharLFO9LVL9" style:family="text">
      <style:text-properties style:font-name="Star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9">
      <text:list-level-style-bullet text:level="1" text:style-name="WW_CharLFO9LVL1" text:bullet-char="">
        <style:list-level-properties/>
        <style:text-properties style:font-name="StarSymbol"/>
      </text:list-level-style-bullet>
      <text:list-level-style-bullet text:level="2" text:style-name="WW_CharLFO9LVL2" text:bullet-char="">
        <style:list-level-properties/>
        <style:text-properties style:font-name="StarSymbol"/>
      </text:list-level-style-bullet>
      <text:list-level-style-bullet text:level="3" text:style-name="WW_CharLFO9LVL3" text:bullet-char="">
        <style:list-level-properties/>
        <style:text-properties style:font-name="StarSymbol"/>
      </text:list-level-style-bullet>
      <text:list-level-style-bullet text:level="4" text:style-name="WW_CharLFO9LVL4" text:bullet-char="">
        <style:list-level-properties/>
        <style:text-properties style:font-name="StarSymbol"/>
      </text:list-level-style-bullet>
      <text:list-level-style-bullet text:level="5" text:style-name="WW_CharLFO9LVL5" text:bullet-char="">
        <style:list-level-properties/>
        <style:text-properties style:font-name="StarSymbol"/>
      </text:list-level-style-bullet>
      <text:list-level-style-bullet text:level="6" text:style-name="WW_CharLFO9LVL6" text:bullet-char="">
        <style:list-level-properties/>
        <style:text-properties style:font-name="StarSymbol"/>
      </text:list-level-style-bullet>
      <text:list-level-style-bullet text:level="7" text:style-name="WW_CharLFO9LVL7" text:bullet-char="">
        <style:list-level-properties/>
        <style:text-properties style:font-name="StarSymbol"/>
      </text:list-level-style-bullet>
      <text:list-level-style-bullet text:level="8" text:style-name="WW_CharLFO9LVL8" text:bullet-char="">
        <style:list-level-properties/>
        <style:text-properties style:font-name="StarSymbol"/>
      </text:list-level-style-bullet>
      <text:list-level-style-bullet text:level="9" text:style-name="WW_CharLFO9LVL9" text:bullet-char="">
        <style:list-level-properties/>
        <style:text-properties style:font-name="StarSymbol"/>
      </text:list-level-style-bullet>
    </text:list-style>
    <style:page-layout style:name="PL0">
      <style:page-layout-properties fo:page-width="8.268in" fo:page-height="11.693in" style:print-orientation="portrait" fo:margin-top="0.5909in" fo:margin-left="1.1812in" fo:margin-bottom="0.6888in" fo:margin-right="1.1812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4923in"/>
      </style:footer-style>
    </style:page-layout>
    <style:style style:name="P2" style:parent-style-name="Standard" style:family="paragraph">
      <style:paragraph-properties fo:text-align="end"/>
      <style:text-properties style:font-name="Arial" style:font-name-complex="Arial"/>
    </style:style>
    <style:style style:name="P3" style:parent-style-name="フッター" style:family="paragraph">
      <style:paragraph-properties fo:text-align="end"/>
    </style:style>
    <style:style style:name="T4" style:parent-style-name="段落フォント" style:family="text">
      <style:text-properties style:font-name="Arial" style:font-name-complex="Arial" fo:font-size="9pt" style:font-size-asian="9pt"/>
    </style:style>
  </office:automatic-styles>
  <office:master-styles>
    <style:master-page style:name="MP0" style:page-layout-name="PL0">
      <style:header>
        <text:p text:style-name="P2">OpenChain Conformance Specification 1.0</text:p>
      </style:header>
      <style:footer>
        <text:p text:style-name="P3"><text:page-number text:fixed="false">5</text:page-number><text:span text:style-name="T4">v2016 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meta:initial-creator>
    <dc:creator>Hiroyuki Fukuchi</dc:creator>
    <meta:creation-date>2017-03-20T22:54:00Z</meta:creation-date>
    <dc:date>2017-03-31T06:20:00Z</dc:date>
    <meta:print-date>2017-03-31T00:15:00Z</meta:print-date>
    <meta:template xlink:href="Normal.dotm" xlink:type="simple"/>
    <meta:editing-cycles>2</meta:editing-cycles>
    <meta:editing-duration>PT367800S</meta:editing-duration>
    <meta:user-defined meta:name="AppVersion">15.0000</meta:user-defined>
    <meta:user-defined meta:name="Company">NE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15" meta:word-count="1195" meta:character-count="7993" meta:row-count="56" meta:non-whitespace-character-count="6813"/>
  </office:meta>
</office:document-meta>
</file>